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59900" draw:fill="none" draw:fill-color="#002b36" draw:textarea-horizontal-align="justify" draw:textarea-vertical-align="middle" draw:auto-grow-height="false" fo:min-height="0.492cm" fo:min-width="1.394cm"/>
      <style:paragraph-properties style:writing-mode="lr-tb"/>
    </style:style>
    <style:style style:name="gr2" style:family="graphic" style:parent-style-name="standard">
      <style:graphic-properties svg:stroke-color="#859900" draw:fill="none" draw:fill-color="#002b36" draw:textarea-horizontal-align="justify" draw:textarea-vertical-align="middle" draw:auto-grow-height="false" fo:min-height="0.472cm" fo:min-width="0.851cm"/>
      <style:paragraph-properties style:writing-mode="lr-tb"/>
    </style:style>
    <style:style style:name="gr3" style:family="graphic" style:parent-style-name="standard">
      <style:graphic-properties svg:stroke-color="#859900" draw:fill="none" draw:fill-color="#002b36" draw:textarea-horizontal-align="justify" draw:textarea-vertical-align="middle" draw:auto-grow-height="false" fo:min-height="0.715cm" fo:min-width="1.151cm"/>
      <style:paragraph-properties style:writing-mode="lr-tb"/>
    </style:style>
    <style:style style:name="gr4" style:family="graphic" style:parent-style-name="objectwithoutfill">
      <style:graphic-properties svg:stroke-color="#859900" draw:marker-end="Arrowheads_20_1" draw:marker-end-width="0.3cm" draw:fill="none" draw:fill-color="#002b36" draw:textarea-vertical-align="middle"/>
    </style:style>
    <style:style style:name="gr5" style:family="graphic" style:parent-style-name="objectwithoutfill">
      <style:graphic-properties svg:stroke-color="#859900" draw:marker-end="Arrowheads_20_2" draw:marker-end-width="0.3cm" draw:fill="none" draw:fill-color="#002b36" draw:textarea-vertical-align="middle"/>
    </style:style>
    <style:style style:name="gr6" style:family="graphic" style:parent-style-name="objectwithoutfill">
      <style:graphic-properties svg:stroke-color="#859900" draw:marker-end="Arrowheads_20_3" draw:marker-end-width="0.3cm" draw:fill="none" draw:fill-color="#002b36" draw:textarea-vertical-align="middle"/>
    </style:style>
    <style:style style:name="gr7" style:family="graphic" style:parent-style-name="standard">
      <style:graphic-properties svg:stroke-color="#859900" draw:fill="none" draw:fill-color="#002b36" draw:textarea-horizontal-align="justify" draw:textarea-vertical-align="top" draw:auto-grow-height="false" fo:min-height="0.672cm" fo:min-width="1.801cm"/>
      <style:paragraph-properties style:writing-mode="lr-tb"/>
    </style:style>
    <style:style style:name="gr8" style:family="graphic" style:parent-style-name="objectwithoutfill">
      <style:graphic-properties svg:stroke-color="#859900" draw:marker-end="Arrowheads_20_4" draw:marker-end-width="0.3cm" draw:fill="none" draw:fill-color="#002b36" draw:textarea-vertical-align="middle"/>
    </style:style>
    <style:style style:name="gr9" style:family="graphic" style:parent-style-name="objectwithoutfill">
      <style:graphic-properties svg:stroke-color="#859900" draw:marker-end="Arrowheads_20_5" draw:marker-end-width="0.3cm" draw:fill="none" draw:fill-color="#002b36" draw:textarea-vertical-align="middle"/>
    </style:style>
    <style:style style:name="gr10" style:family="graphic" style:parent-style-name="standard">
      <style:graphic-properties svg:stroke-color="#859900" draw:fill="none" draw:fill-color="#002b36" draw:textarea-horizontal-align="justify" draw:textarea-vertical-align="middle" draw:auto-grow-height="false" fo:min-height="0.715cm" fo:min-width="2.235cm"/>
      <style:paragraph-properties style:writing-mode="lr-tb"/>
    </style:style>
    <style:style style:name="gr11" style:family="graphic" style:parent-style-name="standard">
      <style:graphic-properties svg:stroke-color="#859900" draw:fill="none" draw:fill-color="#002b36" draw:textarea-horizontal-align="justify" draw:textarea-vertical-align="middle" draw:auto-grow-height="false" fo:min-height="0.472cm" fo:min-width="2.558cm"/>
      <style:paragraph-properties style:writing-mode="lr-tb"/>
    </style:style>
    <style:style style:name="gr12" style:family="graphic" style:parent-style-name="standard">
      <style:graphic-properties svg:stroke-color="#859900" draw:fill="none" draw:fill-color="#002b36" draw:textarea-horizontal-align="justify" draw:textarea-vertical-align="middle" draw:auto-grow-height="false" fo:min-height="0.715cm" fo:min-width="1.763cm"/>
      <style:paragraph-properties style:writing-mode="lr-tb"/>
    </style:style>
    <style:style style:name="gr13" style:family="graphic" style:parent-style-name="objectwithoutfill">
      <style:graphic-properties svg:stroke-color="#859900" draw:marker-end="Arrowheads_20_8" draw:marker-end-width="0.3cm" draw:fill="none" draw:fill-color="#002b36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087cm"/>
      <style:paragraph-properties style:writing-mode="lr-tb"/>
    </style:style>
    <style:style style:name="gr15" style:family="graphic" style:parent-style-name="objectwithoutfill">
      <style:graphic-properties svg:stroke-color="#859900" draw:marker-end="Arrowheads_20_13" draw:marker-end-width="0.3cm" draw:fill="none" draw:fill-color="#002b36" draw:textarea-vertical-align="middle"/>
    </style:style>
    <style:style style:name="gr16" style:family="graphic" style:parent-style-name="objectwithoutfill">
      <style:graphic-properties svg:stroke-color="#859900" draw:marker-end="Arrowheads_20_14" draw:marker-end-width="0.3cm" draw:fill="none" draw:fill-color="#002b36" draw:textarea-vertical-align="middle"/>
    </style:style>
    <style:style style:name="gr17" style:family="graphic" style:parent-style-name="standard">
      <style:graphic-properties svg:stroke-color="#859900" draw:fill-color="#002b36" draw:textarea-horizontal-align="justify" draw:textarea-vertical-align="middle" draw:auto-grow-height="false" fo:min-height="0.492cm" fo:min-width="1.394cm"/>
      <style:paragraph-properties style:writing-mode="lr-tb"/>
    </style:style>
    <style:style style:name="gr18" style:family="graphic" style:parent-style-name="standard">
      <style:graphic-properties svg:stroke-color="#859900" draw:fill-color="#002b36" draw:textarea-horizontal-align="justify" draw:textarea-vertical-align="middle" draw:auto-grow-height="false" fo:min-height="0.405cm" fo:min-width="1.394cm"/>
      <style:paragraph-properties style:writing-mode="lr-tb"/>
    </style:style>
    <style:style style:name="gr19" style:family="graphic" style:parent-style-name="standard">
      <style:graphic-properties svg:stroke-color="#859900" draw:fill-color="#002b36" draw:textarea-horizontal-align="justify" draw:textarea-vertical-align="top" draw:auto-grow-height="false" fo:min-height="0.672cm" fo:min-width="1.801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>
      <style:graphic-properties svg:stroke-color="#859900" draw:fill-color="#002b36" draw:textarea-horizontal-align="justify" draw:textarea-vertical-align="middle" draw:auto-grow-height="false" fo:min-height="2.159cm" fo:min-width="6.706cm"/>
      <style:paragraph-properties style:writing-mode="lr-tb"/>
    </style:style>
    <style:style style:name="gr21" style:family="graphic" style:parent-style-name="standard">
      <style:graphic-properties svg:stroke-color="#859900" draw:fill-color="#002b36" draw:textarea-horizontal-align="justify" draw:textarea-vertical-align="middle" draw:auto-grow-height="false" fo:min-height="4.865cm" fo:min-width="7.658cm" draw:shadow="visible" draw:shadow-color="#859900"/>
      <style:paragraph-properties style:writing-mode="lr-tb"/>
    </style:style>
    <style:style style:name="gr22" style:family="graphic" style:parent-style-name="standard">
      <style:graphic-properties svg:stroke-color="#859900" draw:fill-color="#002b36" draw:textarea-horizontal-align="justify" draw:textarea-vertical-align="middle" draw:auto-grow-height="false" fo:min-height="2.22cm" fo:min-width="4.571cm"/>
      <style:paragraph-properties style:writing-mode="lr-tb"/>
    </style:style>
    <style:style style:name="gr23" style:family="graphic" style:parent-style-name="objectwithoutfill">
      <style:graphic-properties svg:stroke-color="#859900" draw:marker-end="Arrowheads_20_9" draw:marker-end-width="0.3cm" draw:fill="none" draw:fill-color="#002b36" draw:textarea-vertical-align="middle"/>
    </style:style>
    <style:style style:name="gr24" style:family="graphic" style:parent-style-name="objectwithoutfill">
      <style:graphic-properties svg:stroke-color="#859900" draw:marker-end="Arrowheads_20_10" draw:marker-end-width="0.3cm" draw:fill="none" draw:fill-color="#002b36" draw:textarea-vertical-align="middle"/>
    </style:style>
    <style:style style:name="gr25" style:family="graphic" style:parent-style-name="standard">
      <style:graphic-properties svg:stroke-color="#859900" draw:fill-color="#002b36" draw:textarea-horizontal-align="justify" draw:textarea-vertical-align="middle" draw:auto-grow-height="false" fo:min-height="2.037cm" fo:min-width="8.034cm"/>
      <style:paragraph-properties style:writing-mode="lr-tb"/>
    </style:style>
    <style:style style:name="gr26" style:family="graphic" style:parent-style-name="standard">
      <style:graphic-properties svg:stroke-color="#859900" draw:fill-color="#002b36" draw:textarea-horizontal-align="justify" draw:textarea-vertical-align="middle" draw:auto-grow-height="false" fo:min-height="2.037cm" fo:min-width="4.682cm"/>
      <style:paragraph-properties style:writing-mode="lr-tb"/>
    </style:style>
    <style:style style:name="gr27" style:family="graphic" style:parent-style-name="standard">
      <style:graphic-properties svg:stroke-color="#859900" draw:fill-color="#002b36" draw:textarea-horizontal-align="justify" draw:textarea-vertical-align="middle" draw:auto-grow-height="false" fo:min-height="5.647cm" fo:min-width="7.658cm" draw:shadow="visible" draw:shadow-color="#859900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9" style:family="graphic" style:parent-style-name="standard">
      <style:graphic-properties svg:stroke-color="#859900" draw:fill-color="#002b36" draw:textarea-horizontal-align="justify" draw:textarea-vertical-align="top" draw:auto-grow-height="false" fo:min-height="0.672cm" fo:min-width="3.38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>
      <style:graphic-properties svg:stroke-color="#859900" draw:fill-color="#002b36" draw:textarea-horizontal-align="justify" draw:textarea-vertical-align="middle" draw:auto-grow-height="false" fo:min-height="2.22cm" fo:min-width="7.283cm"/>
      <style:paragraph-properties style:writing-mode="lr-tb"/>
    </style:style>
    <style:style style:name="gr31" style:family="graphic" style:parent-style-name="standard">
      <style:graphic-properties svg:stroke-color="#859900" draw:fill-color="#002b36" draw:textarea-horizontal-align="justify" draw:textarea-vertical-align="middle" draw:auto-grow-height="false" fo:min-height="5.647cm" fo:min-width="8.123cm" draw:shadow="visible" draw:shadow-color="#859900"/>
      <style:paragraph-properties style:writing-mode="lr-tb"/>
    </style:style>
    <style:style style:name="gr32" style:family="graphic" style:parent-style-name="standard">
      <style:graphic-properties svg:stroke-color="#859900" draw:fill-color="#002b36" draw:textarea-horizontal-align="justify" draw:textarea-vertical-align="middle" draw:auto-grow-height="false" fo:min-height="6.888cm" fo:min-width="8.123cm" draw:shadow="visible" draw:shadow-color="#859900"/>
      <style:paragraph-properties style:writing-mode="lr-tb"/>
    </style:style>
    <style:style style:name="gr33" style:family="graphic" style:parent-style-name="standard">
      <style:graphic-properties svg:stroke-color="#859900" draw:fill-color="#002b36" draw:textarea-horizontal-align="justify" draw:textarea-vertical-align="middle" draw:auto-grow-height="false" fo:min-height="2.22cm" fo:min-width="7.746cm"/>
      <style:paragraph-properties style:writing-mode="lr-tb"/>
    </style:style>
    <style:style style:name="gr34" style:family="graphic" style:parent-style-name="standard">
      <style:graphic-properties svg:stroke-color="#859900" draw:fill-color="#002b36" draw:textarea-horizontal-align="justify" draw:textarea-vertical-align="middle" draw:auto-grow-height="false" fo:min-height="3.278cm" fo:min-width="6.577cm"/>
      <style:paragraph-properties style:writing-mode="lr-tb"/>
    </style:style>
    <style:style style:name="gr35" style:family="graphic" style:parent-style-name="standard">
      <style:graphic-properties svg:stroke-color="#859900" draw:fill-color="#002b36" draw:textarea-horizontal-align="justify" draw:textarea-vertical-align="middle" draw:auto-grow-height="false" fo:min-height="2.839cm" fo:min-width="8.034cm"/>
      <style:paragraph-properties style:writing-mode="lr-tb"/>
    </style:style>
    <style:style style:name="gr36" style:family="graphic" style:parent-style-name="standard">
      <style:graphic-properties svg:stroke-color="#859900" draw:fill-color="#002b36" draw:textarea-horizontal-align="justify" draw:textarea-vertical-align="middle" draw:auto-grow-height="false" fo:min-height="3.652cm" fo:min-width="6.577cm"/>
      <style:paragraph-properties style:writing-mode="lr-tb"/>
    </style:style>
    <style:style style:name="gr37" style:family="graphic" style:parent-style-name="standard">
      <style:graphic-properties svg:stroke-color="#859900" draw:fill-color="#002b36" draw:textarea-horizontal-align="justify" draw:textarea-vertical-align="middle" draw:auto-grow-height="false" fo:min-height="1.079cm" fo:min-width="4.707cm"/>
      <style:paragraph-properties style:writing-mode="lr-tb"/>
    </style:style>
    <style:style style:name="gr38" style:family="graphic" style:parent-style-name="standard">
      <style:graphic-properties svg:stroke-color="#859900" draw:fill-color="#002b36" draw:textarea-horizontal-align="justify" draw:textarea-vertical-align="middle" draw:auto-grow-height="false" fo:min-height="6.888cm" fo:min-width="5.872cm" draw:shadow="visible" draw:shadow-color="#859900"/>
      <style:paragraph-properties style:writing-mode="lr-tb"/>
    </style:style>
    <style:style style:name="gr39" style:family="graphic" style:parent-style-name="objectwithoutfill">
      <style:graphic-properties svg:stroke-color="#859900" draw:marker-end="Arrowheads_20_9" draw:marker-end-width="0.3cm" draw:fill="none" draw:fill-color="#002b36" draw:textarea-vertical-align="middle"/>
      <style:paragraph-properties style:writing-mode="lr-tb"/>
    </style:style>
    <style:style style:name="gr40" style:family="graphic" style:parent-style-name="standard">
      <style:graphic-properties svg:stroke-color="#859900" draw:fill-color="#002b36" draw:textarea-horizontal-align="justify" draw:textarea-vertical-align="middle" draw:auto-grow-height="false" fo:min-height="1.426cm" fo:min-width="3.833cm"/>
      <style:paragraph-properties style:writing-mode="lr-tb"/>
    </style:style>
    <style:style style:name="gr41" style:family="graphic" style:parent-style-name="objectwithoutfill">
      <style:graphic-properties svg:stroke-color="#859900" draw:marker-end="Arrowheads_20_15" draw:marker-end-width="0.3cm" draw:fill="none" draw:fill-color="#002b36" draw:textarea-vertical-align="middle"/>
      <style:paragraph-properties style:writing-mode="lr-tb"/>
    </style:style>
    <style:style style:name="gr42" style:family="graphic" style:parent-style-name="objectwithoutfill">
      <style:graphic-properties svg:stroke-color="#859900" draw:marker-end="Arrowheads_20_16" draw:marker-end-width="0.3cm" draw:fill="none" draw:fill-color="#002b36" draw:textarea-vertical-align="middle"/>
      <style:paragraph-properties style:writing-mode="lr-tb"/>
    </style:style>
    <style:style style:name="gr43" style:family="graphic" style:parent-style-name="standard">
      <style:graphic-properties svg:stroke-color="#859900" draw:fill-color="#002b36" draw:textarea-horizontal-align="justify" draw:textarea-vertical-align="middle" draw:auto-grow-height="false" fo:min-height="4.613cm" fo:min-width="5.872cm" draw:shadow="visible" draw:shadow-color="#859900"/>
      <style:paragraph-properties style:writing-mode="lr-tb"/>
    </style:style>
    <style:style style:name="gr44" style:family="graphic" style:parent-style-name="objectwithoutfill">
      <style:graphic-properties svg:stroke-color="#859900" draw:marker-end="Arrowheads_20_17" draw:marker-end-width="0.3cm" draw:fill="none" draw:fill-color="#002b36" draw:textarea-vertical-align="middle"/>
    </style:style>
    <style:style style:name="gr45" style:family="graphic" style:parent-style-name="objectwithoutfill">
      <style:graphic-properties svg:stroke-color="#859900" draw:marker-end="Arrowheads_20_18" draw:marker-end-width="0.3cm" draw:fill="none" draw:fill-color="#002b36" draw:textarea-vertical-align="middle"/>
    </style:style>
    <style:style style:name="gr46" style:family="graphic" style:parent-style-name="objectwithoutfill">
      <style:graphic-properties svg:stroke-color="#859900" draw:marker-end="Arrowheads_20_19" draw:marker-end-width="0.3cm" draw:fill="none" draw:fill-color="#002b36" draw:textarea-vertical-align="middle"/>
      <style:paragraph-properties style:writing-mode="lr-tb"/>
    </style:style>
    <style:style style:name="gr47" style:family="graphic" style:parent-style-name="standard">
      <style:graphic-properties svg:stroke-color="#859900" draw:fill-color="#002b36" draw:textarea-horizontal-align="justify" draw:textarea-vertical-align="middle" draw:auto-grow-height="false" fo:min-height="2.073cm" fo:min-width="4.707cm"/>
      <style:paragraph-properties style:writing-mode="lr-tb"/>
    </style:style>
    <style:style style:name="gr48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3.283cm" fo:min-width="4.707cm"/>
      <style:paragraph-properties style:writing-mode="lr-tb"/>
    </style:style>
    <style:style style:name="gr49" style:family="graphic" style:parent-style-name="objectwithoutfill">
      <style:graphic-properties svg:stroke-color="#859900" draw:marker-end="Arrowheads_20_20" draw:marker-end-width="0.3cm" draw:fill="none" draw:fill-color="#002b36" draw:textarea-vertical-align="middle"/>
      <style:paragraph-properties style:writing-mode="lr-tb"/>
    </style:style>
    <style:style style:name="gr50" style:family="graphic" style:parent-style-name="objectwithoutfill">
      <style:graphic-properties svg:stroke-color="#859900" draw:marker-end="Arrowheads_20_21" draw:marker-end-width="0.3cm" draw:fill="none" draw:fill-color="#002b36" draw:textarea-vertical-align="middle"/>
      <style:paragraph-properties style:writing-mode="lr-tb"/>
    </style:style>
    <style:style style:name="gr51" style:family="graphic" style:parent-style-name="objectwithoutfill">
      <style:graphic-properties svg:stroke-color="#859900" draw:marker-end="Arrowheads_20_23" draw:marker-end-width="0.3cm" draw:fill="none" draw:fill-color="#002b36" draw:textarea-vertical-align="middle"/>
    </style:style>
    <style:style style:name="gr52" style:family="graphic" style:parent-style-name="objectwithoutfill">
      <style:graphic-properties svg:stroke-color="#859900" draw:marker-end="Arrowheads_20_24" draw:marker-end-width="0.3cm" draw:fill="none" draw:fill-color="#002b36" draw:textarea-vertical-align="middle"/>
    </style:style>
    <style:style style:name="gr53" style:family="graphic" style:parent-style-name="objectwithoutfill">
      <style:graphic-properties svg:stroke-color="#859900" draw:marker-end="Arrowheads_20_25" draw:marker-end-width="0.3cm" draw:fill="none" draw:fill-color="#002b36" draw:textarea-vertical-align="middle"/>
    </style:style>
    <style:style style:name="gr54" style:family="graphic" style:parent-style-name="standard">
      <style:graphic-properties svg:stroke-color="#859900" draw:fill-color="#002b36" draw:textarea-horizontal-align="justify" draw:textarea-vertical-align="middle" draw:auto-grow-height="false" fo:min-height="2.963cm" fo:min-width="7.284cm"/>
      <style:paragraph-properties style:writing-mode="lr-tb"/>
    </style:style>
    <style:style style:name="gr55" style:family="graphic" style:parent-style-name="standard">
      <style:graphic-properties svg:stroke-color="#859900" draw:fill-color="#002b36" draw:textarea-horizontal-align="justify" draw:textarea-vertical-align="middle" draw:auto-grow-height="false" fo:min-height="2.076cm" fo:min-width="4.98cm"/>
      <style:paragraph-properties style:writing-mode="lr-tb"/>
    </style:style>
    <style:style style:name="gr56" style:family="graphic" style:parent-style-name="objectwithoutfill">
      <style:graphic-properties svg:stroke-color="#859900" draw:marker-end="Arrowheads_20_34" draw:marker-end-width="0.3cm" draw:fill="none" draw:fill-color="#002b36" draw:textarea-vertical-align="middle"/>
      <style:paragraph-properties style:writing-mode="lr-tb"/>
    </style:style>
    <style:style style:name="gr57" style:family="graphic" style:parent-style-name="standard">
      <style:graphic-properties svg:stroke-color="#859900" draw:fill-color="#002b36" draw:textarea-horizontal-align="justify" draw:textarea-vertical-align="top" draw:auto-grow-height="false" fo:min-height="0.672cm" fo:min-width="6.184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>
      <style:graphic-properties svg:stroke-color="#859900" draw:fill-color="#002b36" draw:textarea-horizontal-align="justify" draw:textarea-vertical-align="middle" draw:auto-grow-height="false" fo:min-height="2.674cm" fo:min-width="9.07cm"/>
      <style:paragraph-properties style:writing-mode="lr-tb"/>
    </style:style>
    <style:style style:name="gr59" style:family="graphic" style:parent-style-name="standard">
      <style:graphic-properties svg:stroke-color="#859900" draw:fill-color="#002b36" draw:textarea-horizontal-align="justify" draw:textarea-vertical-align="middle" draw:auto-grow-height="false" fo:min-height="7.476cm" fo:min-width="5.872cm" draw:shadow="visible" draw:shadow-color="#859900"/>
      <style:paragraph-properties style:writing-mode="lr-tb"/>
    </style:style>
    <style:style style:name="gr60" style:family="graphic" style:parent-style-name="standard">
      <style:graphic-properties svg:stroke-color="#859900" draw:fill-color="#002b36" draw:textarea-horizontal-align="justify" draw:textarea-vertical-align="middle" draw:auto-grow-height="false" fo:min-height="1.183cm" fo:min-width="4.416cm"/>
      <style:paragraph-properties style:writing-mode="lr-tb"/>
    </style:style>
    <style:style style:name="gr61" style:family="graphic" style:parent-style-name="objectwithoutfill">
      <style:graphic-properties svg:stroke-color="#859900" draw:marker-end="Arrowheads_20_26" draw:marker-end-width="0.3cm" draw:fill="none" draw:fill-color="#002b36" draw:textarea-vertical-align="middle"/>
    </style:style>
    <style:style style:name="gr62" style:family="graphic" style:parent-style-name="objectwithoutfill">
      <style:graphic-properties svg:stroke-color="#859900" draw:marker-end="Arrowheads_20_28" draw:marker-end-width="0.3cm" draw:fill="none" draw:fill-color="#002b36" draw:textarea-vertical-align="middle"/>
    </style:style>
    <style:style style:name="gr63" style:family="graphic" style:parent-style-name="objectwithoutfill">
      <style:graphic-properties svg:stroke-color="#859900" draw:marker-end="Arrowheads_20_29" draw:marker-end-width="0.3cm" draw:fill="none" draw:fill-color="#002b36" draw:textarea-vertical-align="middle"/>
      <style:paragraph-properties style:writing-mode="lr-tb"/>
    </style:style>
    <style:style style:name="gr64" style:family="graphic" style:parent-style-name="objectwithoutfill">
      <style:graphic-properties svg:stroke-color="#859900" draw:marker-end="Arrowheads_20_30" draw:marker-end-width="0.3cm" draw:fill="none" draw:fill-color="#002b36" draw:textarea-vertical-align="middle"/>
      <style:paragraph-properties style:writing-mode="lr-tb"/>
    </style:style>
    <style:style style:name="gr65" style:family="graphic" style:parent-style-name="objectwithoutfill">
      <style:graphic-properties svg:stroke-color="#859900" draw:marker-end="Arrowheads_20_31" draw:marker-end-width="0.3cm" draw:fill="none" draw:fill-color="#002b36" draw:textarea-vertical-align="middle"/>
    </style:style>
    <style:style style:name="gr66" style:family="graphic" style:parent-style-name="objectwithoutfill">
      <style:graphic-properties svg:stroke-color="#859900" draw:marker-end="Arrowheads_20_32" draw:marker-end-width="0.3cm" draw:fill="none" draw:fill-color="#002b36" draw:textarea-vertical-align="middle"/>
    </style:style>
    <style:style style:name="gr67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3.283cm" fo:min-width="4.707cm"/>
      <style:paragraph-properties style:writing-mode="lr-tb"/>
    </style:style>
    <style:style style:name="gr68" style:family="graphic" style:parent-style-name="objectwithoutfill">
      <style:graphic-properties svg:stroke-color="#859900" draw:marker-end="Arrowheads_20_35" draw:marker-end-width="0.3cm" draw:fill="none" draw:fill-color="#002b36" draw:textarea-vertical-align="middle"/>
      <style:paragraph-properties style:writing-mode="lr-tb"/>
    </style:style>
    <style:style style:name="gr69" style:family="graphic" style:parent-style-name="objectwithoutfill">
      <style:graphic-properties svg:stroke-color="#859900" draw:marker-end="Arrowheads_20_36" draw:marker-end-width="0.3cm" draw:fill="none" draw:fill-color="#002b36" draw:textarea-vertical-align="middle"/>
    </style:style>
    <style:style style:name="gr70" style:family="graphic" style:parent-style-name="standard">
      <style:graphic-properties svg:stroke-color="#859900" draw:fill-color="#002b36" draw:textarea-horizontal-align="justify" draw:textarea-vertical-align="top" draw:auto-grow-height="false" fo:min-height="0.672cm" fo:min-width="6.491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3.283cm" fo:min-width="4.707cm"/>
      <style:paragraph-properties style:writing-mode="lr-tb"/>
    </style:style>
    <style:style style:name="gr72" style:family="graphic" style:parent-style-name="objectwithoutfill">
      <style:graphic-properties svg:stroke-color="#859900" draw:marker-end="Arrowheads_20_37" draw:marker-end-width="0.3cm" draw:fill="none" draw:fill-color="#002b36" draw:textarea-vertical-align="middle"/>
      <style:paragraph-properties style:writing-mode="lr-tb"/>
    </style:style>
    <style:style style:name="gr73" style:family="graphic" style:parent-style-name="objectwithoutfill">
      <style:graphic-properties svg:stroke-color="#859900" draw:marker-end="Arrowheads_20_38" draw:marker-end-width="0.3cm" draw:fill="none" draw:fill-color="#002b36" draw:textarea-vertical-align="bottom"/>
      <style:paragraph-properties style:writing-mode="lr-tb"/>
    </style:style>
    <style:style style:name="gr74" style:family="graphic" style:parent-style-name="objectwithoutfill">
      <style:graphic-properties svg:stroke-color="#859900" draw:marker-end="Arrowheads_20_39" draw:marker-end-width="0.3cm" draw:fill="none" draw:fill-color="#002b36" draw:textarea-vertical-align="middle"/>
      <style:paragraph-properties style:writing-mode="lr-tb"/>
    </style:style>
    <style:style style:name="gr75" style:family="graphic" style:parent-style-name="objectwithoutfill">
      <style:graphic-properties svg:stroke-color="#859900" draw:marker-end="Arrowheads_20_40" draw:marker-end-width="0.3cm" draw:fill="none" draw:fill-color="#002b36" draw:textarea-vertical-align="middle"/>
      <style:paragraph-properties style:writing-mode="lr-tb"/>
    </style:style>
    <style:style style:name="gr76" style:family="graphic" style:parent-style-name="objectwithoutfill">
      <style:graphic-properties svg:stroke-color="#859900" draw:marker-end="Arrowheads_20_42" draw:marker-end-width="0.3cm" draw:fill="none" draw:fill-color="#002b36" draw:textarea-vertical-align="middle"/>
    </style:style>
    <style:style style:name="gr77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615cm" fo:min-width="2.825cm"/>
      <style:paragraph-properties style:writing-mode="lr-tb"/>
    </style:style>
    <style:style style:name="gr78" style:family="graphic" style:parent-style-name="standard">
      <style:graphic-properties svg:stroke-color="#859900" draw:fill-color="#002b36" draw:textarea-horizontal-align="justify" draw:textarea-vertical-align="middle" draw:auto-grow-height="false" fo:min-height="1.426cm" fo:min-width="2.728cm"/>
      <style:paragraph-properties style:writing-mode="lr-tb"/>
    </style:style>
    <style:style style:name="gr79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615cm" fo:min-width="2.825cm"/>
      <style:paragraph-properties style:writing-mode="lr-tb"/>
    </style:style>
    <style:style style:name="gr80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615cm" fo:min-width="2.825cm"/>
      <style:paragraph-properties style:writing-mode="lr-tb"/>
    </style:style>
    <style:style style:name="gr81" style:family="graphic" style:parent-style-name="objectwithoutfill">
      <style:graphic-properties svg:stroke-color="#859900" draw:marker-end="Arrowheads_20_43" draw:marker-end-width="0.3cm" draw:fill="none" draw:fill-color="#002b36" draw:textarea-vertical-align="middle"/>
    </style:style>
    <style:style style:name="gr82" style:family="graphic" style:parent-style-name="objectwithoutfill">
      <style:graphic-properties svg:stroke-color="#859900" draw:marker-end="Arrowheads_20_45" draw:marker-end-width="0.3cm" draw:fill="none" draw:fill-color="#002b36" draw:textarea-vertical-align="middle"/>
      <style:paragraph-properties style:writing-mode="lr-tb"/>
    </style:style>
    <style:style style:name="gr83" style:family="graphic" style:parent-style-name="objectwithoutfill">
      <style:graphic-properties svg:stroke-color="#859900" draw:marker-end="Arrowheads_20_46" draw:marker-end-width="0.3cm" draw:fill="none" draw:fill-color="#002b36" draw:textarea-vertical-align="middle"/>
    </style:style>
    <style:style style:name="gr84" style:family="graphic" style:parent-style-name="objectwithoutfill">
      <style:graphic-properties svg:stroke-color="#859900" draw:marker-end="Arrowheads_20_47" draw:marker-end-width="0.3cm" draw:fill="none" draw:fill-color="#002b36" draw:textarea-vertical-align="middle"/>
      <style:paragraph-properties style:writing-mode="lr-tb"/>
    </style:style>
    <style:style style:name="gr85" style:family="graphic" style:parent-style-name="standard">
      <style:graphic-properties svg:stroke-color="#859900" draw:fill-color="#002b36" draw:textarea-horizontal-align="justify" draw:textarea-vertical-align="middle" draw:auto-grow-height="false" fo:min-height="1.426cm" fo:min-width="2.004cm"/>
      <style:paragraph-properties style:writing-mode="lr-tb"/>
    </style:style>
    <style:style style:name="gr86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436cm" fo:min-width="2.286cm"/>
      <style:paragraph-properties style:writing-mode="lr-tb"/>
    </style:style>
    <style:style style:name="gr87" style:family="graphic" style:parent-style-name="standard">
      <style:graphic-properties svg:stroke-color="#859900" draw:fill-color="#002b36" draw:textarea-horizontal-align="justify" draw:textarea-vertical-align="middle" draw:auto-grow-height="false" fo:min-height="1.426cm" fo:min-width="2.003cm"/>
      <style:paragraph-properties style:writing-mode="lr-tb"/>
    </style:style>
    <style:style style:name="gr88" style:family="graphic" style:parent-style-name="objectwithoutfill">
      <style:graphic-properties svg:stroke-color="#859900" draw:marker-end="Arrowheads_20_38" draw:marker-end-width="0.3cm" draw:fill="none" draw:fill-color="#002b36" draw:textarea-vertical-align="middle"/>
      <style:paragraph-properties style:writing-mode="lr-tb"/>
    </style:style>
    <style:style style:name="gr89" style:family="graphic" style:parent-style-name="objectwithoutfill">
      <style:graphic-properties svg:stroke-color="#859900" draw:marker-end="Arrowheads_20_48" draw:marker-end-width="0.3cm" draw:fill="none" draw:fill-color="#002b36" draw:textarea-vertical-align="middle"/>
    </style:style>
    <style:style style:name="gr90" style:family="graphic" style:parent-style-name="standard">
      <style:graphic-properties svg:stroke-color="#859900" draw:fill-color="#002b36" draw:textarea-horizontal-align="justify" draw:textarea-vertical-align="middle" draw:auto-grow-height="false" fo:min-height="1.426cm" fo:min-width="2.006cm"/>
      <style:paragraph-properties style:writing-mode="lr-tb"/>
    </style:style>
    <style:style style:name="gr91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436cm" fo:min-width="2.286cm"/>
      <style:paragraph-properties style:writing-mode="lr-tb"/>
    </style:style>
    <style:style style:name="gr92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436cm" fo:min-width="2.286cm"/>
      <style:paragraph-properties style:writing-mode="lr-tb"/>
    </style:style>
    <style:style style:name="gr93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436cm" fo:min-width="2.286cm"/>
      <style:paragraph-properties style:writing-mode="lr-tb"/>
    </style:style>
    <style:style style:name="gr94" style:family="graphic" style:parent-style-name="objectwithoutfill">
      <style:graphic-properties svg:stroke-color="#859900" draw:marker-end="Arrowheads_20_49" draw:marker-end-width="0.3cm" draw:fill="none" draw:fill-color="#002b36" draw:textarea-vertical-align="middle"/>
    </style:style>
    <style:style style:name="gr95" style:family="graphic" style:parent-style-name="objectwithoutfill">
      <style:graphic-properties svg:stroke-color="#859900" draw:marker-end="Arrowheads_20_50" draw:marker-end-width="0.3cm" draw:fill="none" draw:fill-color="#002b36" draw:textarea-vertical-align="middle"/>
    </style:style>
    <style:style style:name="gr96" style:family="graphic" style:parent-style-name="objectwithoutfill">
      <style:graphic-properties svg:stroke-color="#859900" draw:marker-end="Arrowheads_20_51" draw:marker-end-width="0.3cm" draw:fill="none" draw:fill-color="#002b36" draw:textarea-vertical-align="middle"/>
    </style:style>
    <style:style style:name="gr97" style:family="graphic" style:parent-style-name="objectwithoutfill">
      <style:graphic-properties svg:stroke-color="#859900" draw:marker-end="Arrowheads_20_52" draw:marker-end-width="0.3cm" draw:fill="none" draw:fill-color="#002b36" draw:textarea-vertical-align="middle"/>
      <style:paragraph-properties style:writing-mode="lr-tb"/>
    </style:style>
    <style:style style:name="gr98" style:family="graphic" style:parent-style-name="objectwithoutfill">
      <style:graphic-properties svg:stroke-color="#859900" draw:marker-end="Arrowheads_20_53" draw:marker-end-width="0.3cm" draw:fill="none" draw:fill-color="#002b36" draw:textarea-vertical-align="middle"/>
      <style:paragraph-properties style:writing-mode="lr-tb"/>
    </style:style>
    <style:style style:name="gr99" style:family="graphic" style:parent-style-name="objectwithoutfill">
      <style:graphic-properties svg:stroke-color="#859900" draw:marker-end="Arrowheads_20_54" draw:marker-end-width="0.3cm" draw:fill="none" draw:fill-color="#002b36" draw:textarea-vertical-align="middle"/>
      <style:paragraph-properties style:writing-mode="lr-tb"/>
    </style:style>
    <style:style style:name="gr100" style:family="graphic" style:parent-style-name="standard">
      <style:graphic-properties svg:stroke-color="#859900" draw:fill-color="#002b36" draw:textarea-horizontal-align="justify" draw:textarea-vertical-align="middle" draw:auto-grow-height="false" fo:min-height="6.324cm" fo:min-width="4.392cm" draw:shadow="visible" draw:shadow-color="#859900"/>
      <style:paragraph-properties style:writing-mode="lr-tb"/>
    </style:style>
    <style:style style:name="gr101" style:family="graphic" style:parent-style-name="standard">
      <style:graphic-properties svg:stroke-color="#859900" draw:fill-color="#002b36" draw:textarea-horizontal-align="justify" draw:textarea-vertical-align="middle" draw:auto-grow-height="false" fo:min-height="0.739cm" fo:min-width="1.31cm"/>
      <style:paragraph-properties style:writing-mode="lr-tb"/>
    </style:style>
    <style:style style:name="gr102" style:family="graphic" style:parent-style-name="standard" style:list-style-name="L1">
      <style:graphic-properties svg:stroke-color="#859900" draw:fill-color="#002b36" draw:textarea-horizontal-align="justify" draw:textarea-vertical-align="middle" draw:auto-grow-height="false" fo:min-height="1.337cm" fo:min-width="8.472cm"/>
      <style:paragraph-properties style:writing-mode="lr-tb"/>
    </style:style>
    <style:style style:name="gr103" style:family="graphic" style:parent-style-name="standard">
      <style:graphic-properties svg:stroke-color="#859900" draw:fill-color="#002b36" draw:textarea-horizontal-align="justify" draw:textarea-vertical-align="middle" draw:auto-grow-height="false" fo:min-height="1.205cm" fo:min-width="3.478cm"/>
      <style:paragraph-properties style:writing-mode="lr-tb"/>
    </style:style>
    <style:style style:name="gr104" style:family="graphic" style:parent-style-name="objectwithoutfill">
      <style:graphic-properties svg:stroke-color="#859900" draw:marker-end="Arrowheads_20_56" draw:marker-end-width="0.3cm" draw:fill="none" draw:fill-color="#002b36" draw:textarea-vertical-align="middle"/>
    </style:style>
    <style:style style:name="gr105" style:family="graphic" style:parent-style-name="standard">
      <style:graphic-properties svg:stroke-color="#859900" draw:fill-color="#002b36" draw:textarea-horizontal-align="justify" draw:textarea-vertical-align="middle" draw:auto-grow-height="false" fo:min-height="0.739cm" fo:min-width="1.46cm"/>
      <style:paragraph-properties style:writing-mode="lr-tb"/>
    </style:style>
    <style:style style:name="gr106" style:family="graphic" style:parent-style-name="standard">
      <style:graphic-properties svg:stroke-color="#859900" draw:fill-color="#002b36" draw:textarea-horizontal-align="justify" draw:textarea-vertical-align="middle" draw:auto-grow-height="false" fo:min-height="0.739cm" fo:min-width="1.57cm"/>
      <style:paragraph-properties style:writing-mode="lr-tb"/>
    </style:style>
    <style:style style:name="gr107" style:family="graphic" style:parent-style-name="objectwithoutfill">
      <style:graphic-properties svg:stroke-color="#859900" draw:marker-end="Arrowheads_20_57" draw:marker-end-width="0.3cm" draw:fill="none" draw:fill-color="#002b36" draw:textarea-vertical-align="middle"/>
    </style:style>
    <style:style style:name="gr108" style:family="graphic" style:parent-style-name="objectwithoutfill">
      <style:graphic-properties svg:stroke-color="#859900" draw:marker-end="Arrowheads_20_58" draw:marker-end-width="0.3cm" draw:fill="none" draw:fill-color="#002b36" draw:textarea-vertical-align="middle"/>
    </style:style>
    <style:style style:name="gr109" style:family="graphic" style:parent-style-name="objectwithoutfill">
      <style:graphic-properties svg:stroke-color="#859900" draw:marker-end="Arrowheads_20_59" draw:marker-end-width="0.3cm" draw:fill="none" draw:fill-color="#002b36" draw:textarea-vertical-align="middle"/>
    </style:style>
    <style:style style:name="gr110" style:family="graphic" style:parent-style-name="objectwithoutfill">
      <style:graphic-properties svg:stroke-color="#859900" draw:marker-end="Arrowheads_20_60" draw:marker-end-width="0.3cm" draw:fill="none" draw:fill-color="#002b36" draw:textarea-vertical-align="middle"/>
    </style:style>
    <style:style style:name="gr111" style:family="graphic" style:parent-style-name="objectwithoutfill">
      <style:graphic-properties svg:stroke-color="#859900" draw:marker-end="Arrowheads_20_61" draw:marker-end-width="0.3cm" draw:fill="none" draw:fill-color="#002b36" draw:textarea-vertical-align="middle"/>
    </style:style>
    <style:style style:name="gr112" style:family="graphic" style:parent-style-name="objectwithoutfill">
      <style:graphic-properties svg:stroke-color="#859900" draw:marker-end="Arrowheads_20_62" draw:marker-end-width="0.3cm" draw:fill="none" draw:fill-color="#002b36" draw:textarea-vertical-align="middle"/>
    </style:style>
    <style:style style:name="gr113" style:family="graphic" style:parent-style-name="objectwithoutfill">
      <style:graphic-properties svg:stroke-color="#859900" draw:marker-end="Arrowheads_20_63" draw:marker-end-width="0.3cm" draw:fill="none" draw:fill-color="#002b36" draw:textarea-vertical-align="middle"/>
    </style:style>
    <style:style style:name="gr114" style:family="graphic" style:parent-style-name="objectwithoutfill">
      <style:graphic-properties svg:stroke-color="#859900" draw:marker-end="Arrowheads_20_64" draw:marker-end-width="0.3cm" draw:fill="none" draw:fill-color="#002b36" draw:textarea-vertical-align="middle"/>
    </style:style>
    <style:style style:name="gr115" style:family="graphic" style:parent-style-name="objectwithoutfill">
      <style:graphic-properties svg:stroke-color="#859900" draw:marker-end="Arrowheads_20_65" draw:marker-end-width="0.3cm" draw:fill="none" draw:fill-color="#002b36" draw:textarea-vertical-align="middle"/>
    </style:style>
    <style:style style:name="gr116" style:family="graphic" style:parent-style-name="objectwithoutfill">
      <style:graphic-properties svg:stroke-color="#859900" draw:marker-end="Arrowheads_20_66" draw:marker-end-width="0.3cm" draw:fill="none" draw:fill-color="#002b36" draw:textarea-vertical-align="middle"/>
    </style:style>
    <style:style style:name="gr117" style:family="graphic" style:parent-style-name="objectwithoutfill">
      <style:graphic-properties svg:stroke-color="#859900" draw:marker-end="Arrowheads_20_67" draw:marker-end-width="0.3cm" draw:fill="none" draw:fill-color="#002b36" draw:textarea-vertical-align="middle"/>
    </style:style>
    <style:style style:name="gr118" style:family="graphic" style:parent-style-name="objectwithoutfill">
      <style:graphic-properties svg:stroke-color="#859900" draw:marker-end="Arrowheads_20_68" draw:marker-end-width="0.3cm" draw:fill="none" draw:fill-color="#002b36" draw:textarea-vertical-align="middle"/>
    </style:style>
    <style:style style:name="gr119" style:family="graphic" style:parent-style-name="objectwithoutfill">
      <style:graphic-properties svg:stroke-color="#859900" draw:marker-end="Arrowheads_20_69" draw:marker-end-width="0.3cm" draw:fill="none" draw:fill-color="#002b36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2b36"/>
      <style:paragraph-properties fo:text-align="center" style:writing-mode="lr-tb"/>
    </style:style>
    <style:style style:name="P3" style:family="paragraph">
      <loext:graphic-properties draw:fill="none" draw:fill-color="#002b36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002b36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002b36"/>
      <style:paragraph-properties fo:text-align="center" style:writing-mode="lr-tb"/>
      <style:text-properties fo:font-size="18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-color="#002b36"/>
      <style:paragraph-properties fo:text-align="start" style:writing-mode="lr-tb"/>
    </style:style>
    <style:style style:name="P14" style:family="paragraph">
      <loext:graphic-properties draw:fill-color="#002b36"/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002b36"/>
      <style:paragraph-properties fo:text-align="center"/>
      <style:text-properties fo:font-size="18pt"/>
    </style:style>
    <style:style style:name="P17" style:family="paragraph">
      <loext:graphic-properties draw:fill-color="#002b36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-color="#002b36"/>
      <style:paragraph-properties fo:text-align="center" style:writing-mode="lr-tb"/>
      <style:text-properties fo:font-size="12pt"/>
    </style:style>
    <style:style style:name="P21" style:family="paragraph">
      <loext:graphic-properties draw:fill="none" draw:fill-color="#002b36"/>
      <style:paragraph-properties fo:text-align="center"/>
      <style:text-properties fo:font-size="12pt"/>
    </style:style>
    <style:style style:name="P22" style:family="paragraph">
      <style:paragraph-properties fo:text-align="center"/>
      <style:text-properties fo:font-size="12pt"/>
    </style:style>
    <style:style style:name="P23" style:family="paragraph">
      <loext:graphic-properties draw:fill-color="#002b36"/>
      <style:paragraph-properties fo:text-align="center"/>
      <style:text-properties fo:font-size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5" style:family="paragraph">
      <loext:graphic-properties draw:fill-color="#002b36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002b36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cm" svg:height="1.05cm" svg:x="1.75cm" svg:y="8.28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" draw:id="id4" draw:layer="layout" svg:width="2.1cm" svg:height="1.05cm" svg:x="1.9cm" svg:y="13.23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1.35cm" svg:height="0.9cm" svg:x="2.2cm" svg:y="9.93cm">
          <text:p text:style-name="P1">a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2" xml:id="id3" draw:id="id3" draw:layer="layout" svg:width="1.65cm" svg:height="1.2cm" svg:x="2.05cm" svg:y="11.43cm">
          <text:p text:style-name="P1">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2.8cm" svg:y1="9.33cm" svg:x2="2.875cm" svg:y2="9.93cm" draw:start-shape="id1" draw:start-glue-point="6" draw:end-shape="id2" draw:end-glue-point="4" svg:d="M2800 9330l75 600" svg:viewBox="0 0 76 601">
          <text:p/>
        </draw:connector>
        <draw:connector draw:style-name="gr5" draw:text-style-name="P3" draw:layer="layout" draw:type="line" svg:x1="2.875cm" svg:y1="10.83cm" svg:x2="2.875cm" svg:y2="11.43cm" draw:start-shape="id2" draw:start-glue-point="6" draw:end-shape="id3" draw:end-glue-point="4" svg:d="M2875 10830v600" svg:viewBox="0 0 1 601">
          <text:p/>
        </draw:connector>
        <draw:connector draw:style-name="gr6" draw:text-style-name="P3" draw:layer="layout" draw:type="line" svg:x1="2.875cm" svg:y1="12.559cm" svg:x2="2.95cm" svg:y2="13.23cm" draw:start-shape="id3" draw:start-glue-point="6" draw:end-shape="id4" draw:end-glue-point="4" svg:d="M2875 12559l75 671" svg:viewBox="0 0 76 672">
          <text:p/>
        </draw:connector>
        <draw:custom-shape draw:style-name="gr1" draw:text-style-name="P2" xml:id="id5" draw:id="id5" draw:layer="layout" svg:width="2.1cm" svg:height="1.05cm" svg:x="12.5cm" svg:y="8.03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2.1cm" svg:height="1.05cm" svg:x="12.65cm" svg:y="13.53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2" xml:id="id6" draw:id="id6" draw:layer="layout" svg:width="2.3cm" svg:height="1.15cm" svg:x="12.45cm" svg:y="9.78cm">
          <text:p text:style-name="P1">a, b</text:p>
          <text:p text:style-name="P1"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3" draw:text-style-name="P2" xml:id="id7" draw:id="id7" draw:layer="layout" svg:width="1.65cm" svg:height="1.2cm" svg:x="12.85cm" svg:y="11.58cm">
          <text:p text:style-name="P1">a, b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3.55cm" svg:y1="9.08cm" svg:x2="13.6cm" svg:y2="9.78cm" draw:start-shape="id5" draw:start-glue-point="6" draw:end-shape="id6" draw:end-glue-point="4" svg:d="M13550 9080l50 700" svg:viewBox="0 0 51 701">
          <text:p/>
        </draw:connector>
        <draw:connector draw:style-name="gr5" draw:text-style-name="P3" draw:layer="layout" draw:type="line" svg:x1="13.6cm" svg:y1="10.93cm" svg:x2="13.675cm" svg:y2="11.58cm" draw:start-shape="id6" draw:start-glue-point="6" draw:end-shape="id7" draw:end-glue-point="4" svg:d="M13600 10930l75 650" svg:viewBox="0 0 76 651">
          <text:p/>
        </draw:connector>
        <draw:connector draw:style-name="gr6" draw:text-style-name="P3" draw:layer="layout" draw:type="line" svg:x1="13.675cm" svg:y1="12.709cm" svg:x2="13.7cm" svg:y2="13.53cm" draw:start-shape="id7" draw:start-glue-point="6" draw:end-shape="id8" draw:end-glue-point="4" svg:d="M13675 12709l25 821" svg:viewBox="0 0 26 822">
          <text:p/>
        </draw:connector>
        <draw:custom-shape draw:style-name="gr1" draw:text-style-name="P2" xml:id="id9" draw:id="id9" draw:layer="layout" svg:width="2.1cm" svg:height="1.05cm" svg:x="5.25cm" svg:y="8.28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2" draw:id="id12" draw:layer="layout" svg:width="2.1cm" svg:height="1.05cm" svg:x="5.4cm" svg:y="13.23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2" xml:id="id10" draw:id="id10" draw:layer="layout" svg:width="1.35cm" svg:height="0.9cm" svg:x="5.7cm" svg:y="9.93cm">
          <text:p text:style-name="P1">a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3" draw:text-style-name="P2" xml:id="id11" draw:id="id11" draw:layer="layout" svg:width="1.65cm" svg:height="1.2cm" svg:x="5.55cm" svg:y="11.43cm">
          <text:p text:style-name="P1">a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6.3cm" svg:y1="9.33cm" svg:x2="6.375cm" svg:y2="9.93cm" draw:start-shape="id9" draw:start-glue-point="6" draw:end-shape="id10" draw:end-glue-point="4" svg:d="M6300 9330l75 600" svg:viewBox="0 0 76 601">
          <text:p/>
        </draw:connector>
        <draw:connector draw:style-name="gr5" draw:text-style-name="P3" draw:layer="layout" draw:type="line" svg:x1="6.375cm" svg:y1="10.83cm" svg:x2="6.375cm" svg:y2="11.43cm" draw:start-shape="id10" draw:start-glue-point="6" draw:end-shape="id11" draw:end-glue-point="4" svg:d="M6375 10830v600" svg:viewBox="0 0 1 601">
          <text:p/>
        </draw:connector>
        <draw:connector draw:style-name="gr6" draw:text-style-name="P3" draw:layer="layout" draw:type="line" svg:x1="6.375cm" svg:y1="12.559cm" svg:x2="6.45cm" svg:y2="13.23cm" draw:start-shape="id11" draw:start-glue-point="6" draw:end-shape="id12" draw:end-glue-point="4" svg:d="M6375 12559l75 671" svg:viewBox="0 0 76 672">
          <text:p/>
        </draw:connector>
        <draw:custom-shape draw:style-name="gr1" draw:text-style-name="P2" xml:id="id13" draw:id="id13" draw:layer="layout" svg:width="2.1cm" svg:height="1.05cm" svg:x="8.615cm" svg:y="8.065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6" draw:id="id16" draw:layer="layout" svg:width="2.1cm" svg:height="1.05cm" svg:x="8.534cm" svg:y="15.48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2" xml:id="id14" draw:id="id14" draw:layer="layout" svg:width="1.35cm" svg:height="0.9cm" svg:x="8.95cm" svg:y="9.93cm">
          <text:p text:style-name="P1">n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3" draw:text-style-name="P2" xml:id="id15" draw:id="id15" draw:layer="layout" svg:width="1.65cm" svg:height="1.2cm" svg:x="8.783cm" svg:y="13.399cm">
          <text:p text:style-name="P1">n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9.665cm" svg:y1="9.115cm" svg:x2="9.625cm" svg:y2="9.93cm" draw:start-shape="id13" draw:start-glue-point="6" draw:end-shape="id14" draw:end-glue-point="4" svg:d="M9665 9115l-40 815" svg:viewBox="0 0 41 816">
          <text:p/>
        </draw:connector>
        <draw:connector draw:style-name="gr6" draw:text-style-name="P3" draw:layer="layout" draw:type="line" svg:x1="9.608cm" svg:y1="14.528cm" svg:x2="9.584cm" svg:y2="15.48cm" draw:start-shape="id15" draw:start-glue-point="6" draw:end-shape="id16" draw:end-glue-point="4" svg:d="M9608 14528l-24 952" svg:viewBox="0 0 25 953">
          <text:p/>
        </draw:connector>
        <draw:custom-shape draw:style-name="gr2" draw:text-style-name="P2" xml:id="id17" draw:id="id17" draw:layer="layout" svg:width="1.35cm" svg:height="0.9cm" svg:x="8.988cm" svg:y="11.757cm">
          <text:p text:style-name="P1">n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8" draw:text-style-name="P3" draw:layer="layout" draw:type="line" svg:x1="9.625cm" svg:y1="10.83cm" svg:x2="9.663cm" svg:y2="11.757cm" draw:start-shape="id14" draw:start-glue-point="6" draw:end-shape="id17" draw:end-glue-point="4" svg:d="M9625 10830l38 927" svg:viewBox="0 0 39 928">
          <text:p/>
        </draw:connector>
        <draw:connector draw:style-name="gr9" draw:text-style-name="P3" draw:layer="layout" draw:type="line" svg:x1="9.663cm" svg:y1="12.657cm" svg:x2="9.608cm" svg:y2="13.399cm" draw:start-shape="id17" draw:start-glue-point="6" draw:end-shape="id15" draw:end-glue-point="4" svg:d="M9663 12657l-55 742" svg:viewBox="0 0 56 743">
          <text:p/>
        </draw:connector>
        <draw:custom-shape draw:style-name="gr1" draw:text-style-name="P2" xml:id="id18" draw:id="id18" draw:layer="layout" svg:width="2.1cm" svg:height="1.05cm" svg:x="16.323cm" svg:y="8.149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xml:id="id21" draw:id="id21" draw:layer="layout" svg:width="2.1cm" svg:height="1.05cm" svg:x="16.473cm" svg:y="13.649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2" xml:id="id19" draw:id="id19" draw:layer="layout" svg:width="2.3cm" svg:height="1.15cm" svg:x="16.273cm" svg:y="9.899cm">
          <text:p text:style-name="P1">a, b</text:p>
          <text:p text:style-name="P1"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3" draw:text-style-name="P2" xml:id="id20" draw:id="id20" draw:layer="layout" svg:width="1.65cm" svg:height="1.2cm" svg:x="16.702cm" svg:y="11.628cm">
          <text:p text:style-name="P1">b, a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7.373cm" svg:y1="9.199cm" svg:x2="17.423cm" svg:y2="9.899cm" draw:start-shape="id18" draw:start-glue-point="6" draw:end-shape="id19" draw:end-glue-point="4" svg:d="M17373 9199l50 700" svg:viewBox="0 0 51 701">
          <text:p/>
        </draw:connector>
        <draw:connector draw:style-name="gr5" draw:text-style-name="P3" draw:layer="layout" draw:type="line" svg:x1="17.423cm" svg:y1="11.049cm" svg:x2="17.527cm" svg:y2="11.628cm" draw:start-shape="id19" draw:start-glue-point="6" draw:end-shape="id20" draw:end-glue-point="4" svg:d="M17423 11049l104 579" svg:viewBox="0 0 105 580">
          <text:p/>
        </draw:connector>
        <draw:connector draw:style-name="gr6" draw:text-style-name="P3" draw:layer="layout" draw:type="line" svg:x1="17.527cm" svg:y1="12.757cm" svg:x2="17.523cm" svg:y2="13.649cm" draw:start-shape="id20" draw:start-glue-point="6" draw:end-shape="id21" draw:end-glue-point="4" svg:d="M17527 12757l-4 892" svg:viewBox="0 0 5 893">
          <text:p/>
        </draw:connector>
        <draw:custom-shape draw:style-name="gr1" draw:text-style-name="P2" xml:id="id22" draw:id="id22" draw:layer="layout" svg:width="2.1cm" svg:height="1.05cm" svg:x="1.978cm" svg:y="17.852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draw:layer="layout" svg:width="2.1cm" svg:height="1.05cm" svg:x="2.128cm" svg:y="23.352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2" xml:id="id23" draw:id="id23" draw:layer="layout" svg:width="2.3cm" svg:height="1.15cm" svg:x="1.928cm" svg:y="19.602cm">
          <text:p text:style-name="P1">a, b</text:p>
          <text:p text:style-name="P1"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4" draw:text-style-name="P3" draw:layer="layout" draw:type="line" svg:x1="3.028cm" svg:y1="18.902cm" svg:x2="3.078cm" svg:y2="19.602cm" draw:start-shape="id22" draw:start-glue-point="6" draw:end-shape="id23" draw:end-glue-point="4" svg:d="M3028 18902l50 700" svg:viewBox="0 0 51 701">
          <text:p/>
        </draw:connector>
        <draw:custom-shape draw:style-name="gr1" draw:text-style-name="P2" xml:id="id24" draw:id="id24" draw:layer="layout" svg:width="2.1cm" svg:height="1.05cm" svg:x="1.979cm" svg:y="17.853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xml:id="id26" draw:id="id26" draw:layer="layout" svg:width="2.1cm" svg:height="1.05cm" svg:x="2.129cm" svg:y="23.353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" draw:text-style-name="P2" xml:id="id25" draw:id="id25" draw:layer="layout" svg:width="1.65cm" svg:height="1.2cm" svg:x="2.359cm" svg:y="21.461cm">
          <text:p text:style-name="P1">b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3.029cm" svg:y1="18.903cm" svg:x2="3.079cm" svg:y2="19.603cm" draw:start-shape="id24" draw:start-glue-point="6" svg:d="M3029 18903l50 700" svg:viewBox="0 0 51 701">
          <text:p/>
        </draw:connector>
        <draw:connector draw:style-name="gr5" draw:text-style-name="P3" draw:layer="layout" draw:type="line" svg:x1="3.079cm" svg:y1="20.753cm" svg:x2="3.184cm" svg:y2="21.461cm" draw:end-shape="id25" draw:end-glue-point="4" svg:d="M3079 20753l105 708" svg:viewBox="0 0 106 709">
          <text:p/>
        </draw:connector>
        <draw:connector draw:style-name="gr6" draw:text-style-name="P3" draw:layer="layout" draw:type="line" svg:x1="3.184cm" svg:y1="22.59cm" svg:x2="3.179cm" svg:y2="23.353cm" draw:start-shape="id25" draw:start-glue-point="6" draw:end-shape="id26" draw:end-glue-point="4" svg:d="M3184 22590l-5 763" svg:viewBox="0 0 6 764">
          <text:p/>
        </draw:connector>
        <draw:custom-shape draw:style-name="gr1" draw:text-style-name="P2" xml:id="id27" draw:id="id27" draw:layer="layout" svg:width="2.1cm" svg:height="1.05cm" svg:x="5.595cm" svg:y="17.912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draw:layer="layout" svg:width="2.1cm" svg:height="1.05cm" svg:x="5.745cm" svg:y="23.412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2" xml:id="id28" draw:id="id28" draw:layer="layout" svg:width="2.3cm" svg:height="1.15cm" svg:x="5.545cm" svg:y="19.662cm">
          <text:p text:style-name="P1">a, b</text:p>
          <text:p text:style-name="P1"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4" draw:text-style-name="P3" draw:layer="layout" draw:type="line" svg:x1="6.645cm" svg:y1="18.962cm" svg:x2="6.695cm" svg:y2="19.662cm" draw:start-shape="id27" draw:start-glue-point="6" draw:end-shape="id28" draw:end-glue-point="4" svg:d="M6645 18962l50 700" svg:viewBox="0 0 51 701">
          <text:p/>
        </draw:connector>
        <draw:custom-shape draw:style-name="gr1" draw:text-style-name="P2" xml:id="id29" draw:id="id29" draw:layer="layout" svg:width="2.1cm" svg:height="1.05cm" svg:x="5.596cm" svg:y="17.913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xml:id="id31" draw:id="id31" draw:layer="layout" svg:width="2.1cm" svg:height="1.05cm" svg:x="5.746cm" svg:y="23.413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" draw:text-style-name="P2" xml:id="id30" draw:id="id30" draw:layer="layout" svg:width="1.65cm" svg:height="1.2cm" svg:x="5.946cm" svg:y="21.64cm">
          <text:p text:style-name="P1">a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6.646cm" svg:y1="18.963cm" svg:x2="6.696cm" svg:y2="19.663cm" draw:start-shape="id29" draw:start-glue-point="6" svg:d="M6646 18963l50 700" svg:viewBox="0 0 51 701">
          <text:p/>
        </draw:connector>
        <draw:connector draw:style-name="gr5" draw:text-style-name="P3" draw:layer="layout" draw:type="line" svg:x1="6.696cm" svg:y1="20.813cm" svg:x2="6.771cm" svg:y2="21.64cm" draw:end-shape="id30" draw:end-glue-point="4" svg:d="M6696 20813l75 827" svg:viewBox="0 0 76 828">
          <text:p/>
        </draw:connector>
        <draw:connector draw:style-name="gr6" draw:text-style-name="P3" draw:layer="layout" draw:type="line" svg:x1="6.771cm" svg:y1="22.769cm" svg:x2="6.796cm" svg:y2="23.413cm" draw:start-shape="id30" draw:start-glue-point="6" draw:end-shape="id31" draw:end-glue-point="4" svg:d="M6771 22769l25 644" svg:viewBox="0 0 26 645">
          <text:p/>
        </draw:connector>
        <draw:custom-shape draw:style-name="gr1" draw:text-style-name="P2" xml:id="id32" draw:id="id32" draw:layer="layout" svg:width="2.1cm" svg:height="1.05cm" svg:x="9.212cm" svg:y="17.825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draw:layer="layout" svg:width="2.1cm" svg:height="1.05cm" svg:x="9.362cm" svg:y="23.325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2" xml:id="id33" draw:id="id33" draw:layer="layout" svg:width="2.3cm" svg:height="1.15cm" svg:x="9.162cm" svg:y="19.575cm">
          <text:p text:style-name="P1">a</text:p>
          <text:p text:style-name="P1"/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4" draw:text-style-name="P3" draw:layer="layout" draw:type="line" svg:x1="10.262cm" svg:y1="18.875cm" svg:x2="10.312cm" svg:y2="19.575cm" draw:start-shape="id32" draw:start-glue-point="6" draw:end-shape="id33" draw:end-glue-point="4" svg:d="M10262 18875l50 700" svg:viewBox="0 0 51 701">
          <text:p/>
        </draw:connector>
        <draw:custom-shape draw:style-name="gr1" draw:text-style-name="P2" xml:id="id34" draw:id="id34" draw:layer="layout" svg:width="2.1cm" svg:height="1.05cm" svg:x="9.213cm" svg:y="17.826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2" xml:id="id36" draw:id="id36" draw:layer="layout" svg:width="2.1cm" svg:height="1.05cm" svg:x="9.363cm" svg:y="23.326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0" draw:text-style-name="P2" xml:id="id35" draw:id="id35" draw:layer="layout" svg:width="2.734cm" svg:height="1.2cm" svg:x="8.849cm" svg:y="21.435cm">
          <text:p text:style-name="P1">a, a , a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0.263cm" svg:y1="18.876cm" svg:x2="10.313cm" svg:y2="19.576cm" draw:start-shape="id34" draw:start-glue-point="6" svg:d="M10263 18876l50 700" svg:viewBox="0 0 51 701">
          <text:p/>
        </draw:connector>
        <draw:connector draw:style-name="gr5" draw:text-style-name="P3" draw:layer="layout" draw:type="line" svg:x1="10.313cm" svg:y1="20.726cm" svg:x2="10.216cm" svg:y2="21.435cm" draw:end-shape="id35" draw:end-glue-point="4" svg:d="M10313 20726l-97 709" svg:viewBox="0 0 98 710">
          <text:p/>
        </draw:connector>
        <draw:connector draw:style-name="gr6" draw:text-style-name="P3" draw:layer="layout" draw:type="line" svg:x1="10.216cm" svg:y1="22.564cm" svg:x2="10.413cm" svg:y2="23.326cm" draw:start-shape="id35" draw:start-glue-point="6" draw:end-shape="id36" draw:end-glue-point="4" svg:d="M10216 22564l197 762" svg:viewBox="0 0 198 763">
          <text:p/>
        </draw:connector>
        <draw:custom-shape draw:style-name="gr1" draw:text-style-name="P2" xml:id="id41" draw:id="id41" draw:layer="layout" svg:width="2.1cm" svg:height="1.05cm" svg:x="13.723cm" svg:y="17.869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38" draw:id="id38" draw:layer="layout" svg:width="2.1cm" svg:height="1.05cm" svg:x="13.737cm" svg:y="26.923cm">
          <text:p text:style-name="P1">stop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1" draw:text-style-name="P2" xml:id="id42" draw:id="id42" draw:layer="layout" svg:width="3.057cm" svg:height="0.9cm" svg:x="13.222cm" svg:y="19.457cm">
          <text:p text:style-name="P1">x, y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3" draw:text-style-name="P2" xml:id="id37" draw:id="id37" draw:layer="layout" svg:width="1.65cm" svg:height="1.2cm" svg:x="13.92cm" svg:y="25.085cm">
          <text:p text:style-name="P1">x, 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6" draw:text-style-name="P3" draw:layer="layout" draw:type="line" svg:x1="14.745cm" svg:y1="26.214cm" svg:x2="14.787cm" svg:y2="26.923cm" draw:start-shape="id37" draw:start-glue-point="6" draw:end-shape="id38" draw:end-glue-point="4" svg:d="M14745 26214l42 709" svg:viewBox="0 0 43 710">
          <text:p/>
        </draw:connector>
        <draw:custom-shape draw:style-name="gr2" draw:text-style-name="P2" xml:id="id39" draw:id="id39" draw:layer="layout" svg:width="1.35cm" svg:height="0.9cm" svg:x="14.125cm" svg:y="23.443cm">
          <text:p text:style-name="P1">x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9" draw:text-style-name="P3" draw:layer="layout" draw:type="line" svg:x1="14.8cm" svg:y1="24.343cm" svg:x2="14.745cm" svg:y2="25.085cm" draw:start-shape="id39" draw:start-glue-point="6" draw:end-shape="id37" draw:end-glue-point="4" svg:d="M14800 24343l-55 742" svg:viewBox="0 0 56 743">
          <text:p/>
        </draw:connector>
        <draw:custom-shape draw:style-name="gr12" draw:text-style-name="P2" xml:id="id40" draw:id="id40" draw:layer="layout" svg:width="2.262cm" svg:height="1.2cm" svg:x="13.802cm" svg:y="21.499cm">
          <text:p text:style-name="P1">"x", 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13" draw:text-style-name="P3" draw:layer="layout" draw:type="line" svg:x1="14.933cm" svg:y1="22.628cm" svg:x2="14.8cm" svg:y2="23.443cm" draw:start-shape="id40" draw:start-glue-point="6" draw:end-shape="id39" draw:end-glue-point="4" svg:d="M14933 22628l-133 815" svg:viewBox="0 0 134 816">
          <text:p/>
        </draw:connector>
        <draw:frame draw:style-name="gr14" draw:text-style-name="P5" draw:layer="layout" svg:width="17.771cm" svg:height="2.337cm" svg:x="1.702cm" svg:y="1.481cm">
          <draw:text-box>
            <text:p text:style-name="P4"><text:span text:style-name="T1">Chapt</text:span><text:span text:style-name="T1">er 2.2 </text:span><text:span text:style-name="T1">Exerc</text:span><text:span text:style-name="T1">ises : </text:span></text:p>
          </draw:text-box>
        </draw:frame>
        <draw:connector draw:style-name="gr15" draw:text-style-name="P3" draw:layer="layout" draw:type="line" svg:x1="14.773cm" svg:y1="18.919cm" svg:x2="14.751cm" svg:y2="19.457cm" draw:start-shape="id41" draw:start-glue-point="6" draw:end-shape="id42" draw:end-glue-point="4" svg:d="M14773 18919l-22 538" svg:viewBox="0 0 23 539">
          <text:p/>
        </draw:connector>
        <draw:connector draw:style-name="gr16" draw:text-style-name="P3" draw:layer="layout" draw:type="line" svg:x1="14.751cm" svg:y1="20.357cm" svg:x2="14.933cm" svg:y2="21.499cm" draw:start-shape="id42" draw:start-glue-point="6" draw:end-shape="id40" draw:end-glue-point="4" svg:d="M14751 20357l182 1142" svg:viewBox="0 0 183 1143">
          <text:p/>
        </draw:connector>
      </draw:page>
      <draw:page draw:name="page2" draw:style-name="dp1" draw:master-page-name="Default">
        <draw:custom-shape draw:style-name="gr17" draw:text-style-name="P6" xml:id="id43" draw:id="id43" draw:layer="layout" svg:width="2.1cm" svg:height="1.05cm" svg:x="12.128cm" svg:y="4.43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6" xml:id="id46" draw:id="id46" draw:layer="layout" svg:width="2.1cm" svg:height="0.927cm" svg:x="12.211cm" svg:y="15.808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6" xml:id="id44" draw:id="id44" draw:layer="layout" svg:width="2.3cm" svg:height="1.15cm" svg:x="12.078cm" svg:y="6.183cm">
          <text:p text:style-name="P1">a, b, c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6" xml:id="id45" draw:id="id45" draw:layer="layout" svg:width="7.205cm" svg:height="2.997cm" svg:x="9.57cm" svg:y="12.128cm">
          <text:p text:style-name="P1">"The sum of the values is ", sum, "and their average is", av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3.178cm" svg:y1="5.483cm" svg:x2="13.228cm" svg:y2="6.183cm" draw:start-shape="id43" draw:start-glue-point="6" draw:end-shape="id44" draw:end-glue-point="4" svg:d="M13178 5483l50 700" svg:viewBox="0 0 51 701">
          <text:p/>
        </draw:connector>
        <draw:connector draw:style-name="gr6" draw:text-style-name="P3" draw:layer="layout" draw:type="line" svg:x1="13.173cm" svg:y1="14.948cm" svg:x2="13.261cm" svg:y2="15.808cm" draw:start-shape="id45" draw:start-glue-point="6" draw:end-shape="id46" draw:end-glue-point="4" svg:d="M13173 14948l88 860" svg:viewBox="0 0 89 861">
          <text:p/>
        </draw:connector>
        <draw:custom-shape draw:style-name="gr21" draw:text-style-name="P6" draw:layer="layout" svg:width="8.158cm" svg:height="5.115cm" svg:x="1.918cm" svg:y="4.3cm">
          <text:p text:style-name="P1">Glossary:</text:p>
          <text:p text:style-name="P1">input values ... a, b, c</text:p>
          <text:p text:style-name="P1">sum of values ... sum</text:p>
          <text:p text:style-name="P1">average of values ... avg</text:p>
          <draw:enhanced-geometry svg:viewBox="0 0 21600 21600" draw:type="rectangle" draw:enhanced-path="M 0 0 L 21600 0 21600 21600 0 21600 0 0 Z N"/>
        </draw:custom-shape>
        <draw:custom-shape draw:style-name="gr22" draw:text-style-name="P6" xml:id="id47" draw:id="id47" draw:layer="layout" svg:width="5.071cm" svg:height="2.47cm" svg:x="10.673cm" svg:y="8.466cm">
          <text:p text:style-name="P1">sum = a + b + c</text:p>
          <text:p text:style-name="P1">avg = sum / 3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3.228cm" svg:y1="7.333cm" svg:x2="13.208cm" svg:y2="8.466cm" draw:start-shape="id44" draw:start-glue-point="6" draw:end-shape="id47" draw:end-glue-point="0" svg:d="M13228 7333l-20 1133" svg:viewBox="0 0 21 1134">
          <text:p/>
        </draw:connector>
        <draw:connector draw:style-name="gr24" draw:text-style-name="P3" draw:layer="layout" draw:type="line" svg:x1="13.208cm" svg:y1="10.936cm" svg:x2="13.173cm" svg:y2="12.128cm" draw:start-shape="id47" draw:start-glue-point="2" draw:end-shape="id45" draw:end-glue-point="4" svg:d="M13208 10936l-35 1192" svg:viewBox="0 0 36 1193">
          <text:p/>
        </draw:connector>
        <draw:frame draw:style-name="gr14" draw:text-style-name="P5" draw:layer="layout" svg:width="17.771cm" svg:height="2.337cm" svg:x="1.702cm" svg:y="1.481cm">
          <draw:text-box>
            <text:p text:style-name="P4"><text:span text:style-name="T1">Chapt</text:span><text:span text:style-name="T1">er 2 </text:span><text:span text:style-name="T1">Exerc</text:span><text:span text:style-name="T1">ise 1 : </text:span><text:span text:style-name="T1">Read </text:span><text:span text:style-name="T1">three </text:span><text:span text:style-name="T1">value</text:span><text:span text:style-name="T1">s, </text:span><text:span text:style-name="T1">print </text:span><text:span text:style-name="T1">their </text:span><text:span text:style-name="T1">sum </text:span><text:span text:style-name="T1">and </text:span><text:span text:style-name="T1">their </text:span><text:span text:style-name="T1">avera</text:span><text:span text:style-name="T1">ge.</text:span></text:p>
          </draw:text-box>
        </draw:frame>
      </draw:page>
      <draw:page draw:name="page3" draw:style-name="dp1" draw:master-page-name="Default">
        <draw:frame draw:style-name="gr14" draw:text-style-name="P5" draw:layer="layout" svg:width="17.771cm" svg:height="2.337cm" svg:x="1.701cm" svg:y="1.48cm">
          <draw:text-box>
            <text:p text:style-name="P4"><text:span text:style-name="T1">Chapt</text:span><text:span text:style-name="T1">er 2 </text:span><text:span text:style-name="T1">Exerc</text:span><text:span text:style-name="T1">ise 2 : </text:span><text:span text:style-name="T1">Read </text:span><text:span text:style-name="T1">the </text:span><text:span text:style-name="T1">lengt</text:span><text:span text:style-name="T1">h and </text:span><text:span text:style-name="T1">width </text:span><text:span text:style-name="T1">of a </text:span><text:span text:style-name="T1">recta</text:span><text:span text:style-name="T1">ngula</text:span><text:span text:style-name="T1">r </text:span><text:span text:style-name="T1">room </text:span><text:span text:style-name="T1">and </text:span><text:span text:style-name="T1">print </text:span><text:span text:style-name="T1">it's </text:span><text:span text:style-name="T1">area </text:span><text:span text:style-name="T1">and </text:span><text:span text:style-name="T1">perim</text:span><text:span text:style-name="T1">eter.</text:span></text:p>
          </draw:text-box>
        </draw:frame>
        <draw:custom-shape draw:style-name="gr17" draw:text-style-name="P6" xml:id="id48" draw:id="id48" draw:layer="layout" svg:width="2.1cm" svg:height="1.05cm" svg:x="11.622cm" svg:y="4.98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51" draw:id="id51" draw:layer="layout" svg:width="2.1cm" svg:height="1.05cm" svg:x="11.684cm" svg:y="15.067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6" xml:id="id49" draw:id="id49" draw:layer="layout" svg:width="2.3cm" svg:height="1.15cm" svg:x="11.572cm" svg:y="6.731cm">
          <text:p text:style-name="P1">L, W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6" xml:id="id50" draw:id="id50" draw:layer="layout" svg:width="8.533cm" svg:height="2.845cm" svg:x="8.336cm" svg:y="11.816cm">
          <text:p text:style-name="P1">"The perimeter of the room is ", p, " and the area of the room is ", 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2.672cm" svg:y1="6.031cm" svg:x2="12.722cm" svg:y2="6.731cm" draw:start-shape="id48" draw:start-glue-point="6" draw:end-shape="id49" draw:end-glue-point="4" svg:d="M12672 6031l50 700" svg:viewBox="0 0 51 701">
          <text:p/>
        </draw:connector>
        <draw:connector draw:style-name="gr6" draw:text-style-name="P3" draw:layer="layout" draw:type="line" svg:x1="12.603cm" svg:y1="14.493cm" svg:x2="12.734cm" svg:y2="15.067cm" draw:start-shape="id50" draw:start-glue-point="6" draw:end-shape="id51" draw:end-glue-point="4" svg:d="M12603 14493l131 574" svg:viewBox="0 0 132 575">
          <text:p/>
        </draw:connector>
        <draw:custom-shape draw:style-name="gr21" draw:text-style-name="P6" draw:layer="layout" svg:width="8.158cm" svg:height="5.115cm" svg:x="1.412cm" svg:y="4.848cm">
          <text:p text:style-name="P1">Glossary:</text:p>
          <text:p text:style-name="P1">length of room ... L</text:p>
          <text:p text:style-name="P7">width of room ... W</text:p>
          <text:p text:style-name="P1">perimeter of room ... p</text:p>
          <text:p text:style-name="P1">area of room ... a</text:p>
          <draw:enhanced-geometry svg:viewBox="0 0 21600 21600" draw:type="rectangle" draw:enhanced-path="M 0 0 L 21600 0 21600 21600 0 21600 0 0 Z N"/>
        </draw:custom-shape>
        <draw:custom-shape draw:style-name="gr22" draw:text-style-name="P6" xml:id="id52" draw:id="id52" draw:layer="layout" svg:width="5.071cm" svg:height="2.47cm" svg:x="10.167cm" svg:y="8.705cm">
          <text:p text:style-name="P1">p = 2 * (L + W)</text:p>
          <text:p text:style-name="P1">a = L * W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2.722cm" svg:y1="7.881cm" svg:x2="12.702cm" svg:y2="8.705cm" draw:start-shape="id49" draw:start-glue-point="6" draw:end-shape="id52" draw:end-glue-point="0" svg:d="M12722 7881l-20 824" svg:viewBox="0 0 21 825">
          <text:p/>
        </draw:connector>
        <draw:connector draw:style-name="gr24" draw:text-style-name="P3" draw:layer="layout" draw:type="line" svg:x1="12.702cm" svg:y1="11.175cm" svg:x2="12.603cm" svg:y2="11.816cm" draw:start-shape="id52" draw:start-glue-point="2" draw:end-shape="id50" draw:end-glue-point="4" svg:d="M12702 11175l-99 641" svg:viewBox="0 0 100 642">
          <text:p/>
        </draw:connector>
      </draw:page>
      <draw:page draw:name="page4" draw:style-name="dp1" draw:master-page-name="Default">
        <draw:custom-shape draw:style-name="gr17" draw:text-style-name="P6" xml:id="id53" draw:id="id53" draw:layer="layout" svg:width="2.1cm" svg:height="1.05cm" svg:x="12.812cm" svg:y="4.54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56" draw:id="id56" draw:layer="layout" svg:width="2.1cm" svg:height="1.05cm" svg:x="12.874cm" svg:y="14.629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6" xml:id="id54" draw:id="id54" draw:layer="layout" svg:width="2.3cm" svg:height="1.15cm" svg:x="12.762cm" svg:y="6.293cm">
          <text:p text:style-name="P1">d, h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6" draw:text-style-name="P6" xml:id="id55" draw:id="id55" draw:layer="layout" svg:width="5.181cm" svg:height="2.845cm" svg:x="11.289cm" svg:y="11.378cm">
          <text:p text:style-name="P1">"The volume of the pot is ", 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3.862cm" svg:y1="5.593cm" svg:x2="13.912cm" svg:y2="6.293cm" draw:start-shape="id53" draw:start-glue-point="6" draw:end-shape="id54" draw:end-glue-point="4" svg:d="M13862 5593l50 700" svg:viewBox="0 0 51 701">
          <text:p/>
        </draw:connector>
        <draw:connector draw:style-name="gr6" draw:text-style-name="P3" draw:layer="layout" draw:type="line" svg:x1="13.88cm" svg:y1="14.055cm" svg:x2="13.924cm" svg:y2="14.629cm" draw:start-shape="id55" draw:start-glue-point="6" draw:end-shape="id56" draw:end-glue-point="4" svg:d="M13880 14055l44 574" svg:viewBox="0 0 45 575">
          <text:p/>
        </draw:connector>
        <draw:custom-shape draw:style-name="gr27" draw:text-style-name="P6" draw:layer="layout" svg:width="8.158cm" svg:height="5.897cm" svg:x="2.602cm" svg:y="4.51cm">
          <text:p text:style-name="P1">Glossary:</text:p>
          <text:p text:style-name="P1">diameter of pot ... d</text:p>
          <text:p text:style-name="P7">depth of pot ... h</text:p>
          <text:p text:style-name="P7">value of pi ... PI</text:p>
          <text:p text:style-name="P7">radius of pot ... R</text:p>
          <text:p text:style-name="P1">volume of pot ... v</text:p>
          <draw:enhanced-geometry svg:viewBox="0 0 21600 21600" draw:type="rectangle" draw:enhanced-path="M 0 0 L 21600 0 21600 21600 0 21600 0 0 Z N"/>
        </draw:custom-shape>
        <draw:custom-shape draw:style-name="gr22" draw:text-style-name="P6" xml:id="id57" draw:id="id57" draw:layer="layout" svg:width="5.071cm" svg:height="2.47cm" svg:x="11.357cm" svg:y="8.267cm">
          <text:p text:style-name="P1">PI = 3.14</text:p>
          <text:p text:style-name="P1">R = d / 2</text:p>
          <text:p text:style-name="P1">v = PI * R * R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3.912cm" svg:y1="7.443cm" svg:x2="13.892cm" svg:y2="8.267cm" draw:start-shape="id54" draw:start-glue-point="6" draw:end-shape="id57" draw:end-glue-point="0" svg:d="M13912 7443l-20 824" svg:viewBox="0 0 21 825">
          <text:p/>
        </draw:connector>
        <draw:connector draw:style-name="gr24" draw:text-style-name="P3" draw:layer="layout" draw:type="line" svg:x1="13.892cm" svg:y1="10.737cm" svg:x2="13.88cm" svg:y2="11.378cm" draw:start-shape="id57" draw:start-glue-point="2" draw:end-shape="id55" draw:end-glue-point="4" svg:d="M13892 10737l-12 641" svg:viewBox="0 0 13 642">
          <text:p/>
        </draw:connector>
        <draw:frame draw:style-name="gr14" draw:text-style-name="P5" draw:layer="layout" svg:width="17.771cm" svg:height="2.471cm" svg:x="1.701cm" svg:y="1.48cm">
          <draw:text-box>
            <text:p text:style-name="P4"><text:span text:style-name="T1">Chapt</text:span><text:span text:style-name="T1">er 2 </text:span><text:span text:style-name="T1">Exerc</text:span><text:span text:style-name="T1">ise 3 : </text:span><text:span text:style-name="T1">Read </text:span><text:span text:style-name="T1">the </text:span><text:span text:style-name="T1">diam</text:span><text:span text:style-name="T1">eter </text:span><text:span text:style-name="T1">and </text:span><text:span text:style-name="T1">the </text:span><text:span text:style-name="T1">depth </text:span><text:span text:style-name="T1">of a </text:span><text:span text:style-name="T1">cooki</text:span><text:span text:style-name="T1">ng </text:span><text:span text:style-name="T1">pot </text:span><text:span text:style-name="T1">and </text:span><text:span text:style-name="T1">print </text:span><text:span text:style-name="T1">it's </text:span><text:span text:style-name="T1">volum</text:span><text:span text:style-name="T1">e.</text:span></text:p>
            <text:p text:style-name="P4"><text:span text:style-name="T1">(Area </text:span><text:span text:style-name="T1">formu</text:span><text:span text:style-name="T1">la is </text:span><text:span text:style-name="T1">PI * </text:span><text:span text:style-name="T1">R**2, </text:span><text:span text:style-name="T1">PI </text:span><text:span text:style-name="T1">can </text:span><text:span text:style-name="T1">be </text:span><text:span text:style-name="T1">consi</text:span><text:span text:style-name="T1">dered </text:span><text:span text:style-name="T1">to be </text:span><text:span text:style-name="T1">3.14, </text:span><text:span text:style-name="T1">and R </text:span><text:span text:style-name="T1">is half </text:span><text:span text:style-name="T1">the </text:span><text:span text:style-name="T1">diam</text:span><text:span text:style-name="T1">eter)</text:span></text:p>
          </draw:text-box>
        </draw:frame>
        <draw:frame draw:style-name="gr28" draw:text-style-name="P8" draw:layer="layout" svg:width="1.999cm" svg:height="0.999cm" svg:x="9.715cm" svg:y="7.6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5" draw:style-name="dp1" draw:master-page-name="Default">
        <draw:custom-shape draw:style-name="gr17" draw:text-style-name="P6" xml:id="id58" draw:id="id58" draw:layer="layout" svg:width="2.1cm" svg:height="1.05cm" svg:x="14.18cm" svg:y="4.74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61" draw:id="id61" draw:layer="layout" svg:width="2.1cm" svg:height="1.05cm" svg:x="13.955cm" svg:y="15.82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59" draw:id="id59" draw:layer="layout" svg:width="3.884cm" svg:height="1.15cm" svg:x="13.248cm" svg:y="6.494cm">
          <text:p text:style-name="P1">minutes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6" xml:id="id60" draw:id="id60" draw:layer="layout" svg:width="8.533cm" svg:height="2.845cm" svg:x="10.762cm" svg:y="12.151cm">
          <text:p text:style-name="P1">"The length of the movie is :", hours, "hours and ", minutes, "minutes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5.23cm" svg:y1="5.794cm" svg:x2="15.19cm" svg:y2="6.494cm" draw:start-shape="id58" draw:start-glue-point="6" draw:end-shape="id59" draw:end-glue-point="4" svg:d="M15230 5794l-40 700" svg:viewBox="0 0 41 701">
          <text:p/>
        </draw:connector>
        <draw:connector draw:style-name="gr6" draw:text-style-name="P3" draw:layer="layout" draw:type="line" svg:x1="15.029cm" svg:y1="14.828cm" svg:x2="15.005cm" svg:y2="15.822cm" draw:start-shape="id60" draw:start-glue-point="6" draw:end-shape="id61" draw:end-glue-point="4" svg:d="M15029 14828l-24 994" svg:viewBox="0 0 25 995">
          <text:p/>
        </draw:connector>
        <draw:custom-shape draw:style-name="gr27" draw:text-style-name="P6" draw:layer="layout" svg:width="8.158cm" svg:height="5.897cm" svg:x="2.471cm" svg:y="4.953cm">
          <text:p text:style-name="P1">Glossary:</text:p>
          <text:p text:style-name="P1">length of movie in minutes ... minutes</text:p>
          <text:p text:style-name="P7">length of movie in whole hours ... hours</text:p>
          <text:p text:style-name="P7">left over minute length of the movie ... minutes (overwright input value)</text:p>
          <draw:enhanced-geometry svg:viewBox="0 0 21600 21600" draw:type="rectangle" draw:enhanced-path="M 0 0 L 21600 0 21600 21600 0 21600 0 0 Z N"/>
        </draw:custom-shape>
        <draw:custom-shape draw:style-name="gr30" draw:text-style-name="P6" xml:id="id62" draw:id="id62" draw:layer="layout" svg:width="7.783cm" svg:height="2.47cm" svg:x="11.179cm" svg:y="8.603cm">
          <text:p text:style-name="P1">hours = int(minutes / 60)</text:p>
          <text:p text:style-name="P1">minutes = minutes % 60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5.19cm" svg:y1="7.644cm" svg:x2="15.07cm" svg:y2="8.603cm" draw:start-shape="id59" draw:start-glue-point="6" draw:end-shape="id62" draw:end-glue-point="0" svg:d="M15190 7644l-120 959" svg:viewBox="0 0 121 960">
          <text:p/>
        </draw:connector>
        <draw:connector draw:style-name="gr24" draw:text-style-name="P3" draw:layer="layout" draw:type="line" svg:x1="15.07cm" svg:y1="11.073cm" svg:x2="15.029cm" svg:y2="12.151cm" draw:start-shape="id62" draw:start-glue-point="2" draw:end-shape="id60" draw:end-glue-point="4" svg:d="M15070 11073l-41 1078" svg:viewBox="0 0 42 1079">
          <text:p/>
        </draw:connector>
        <draw:frame draw:style-name="gr14" draw:text-style-name="P5" draw:layer="layout" svg:width="17.771cm" svg:height="2.337cm" svg:x="1.701cm" svg:y="1.48cm">
          <draw:text-box>
            <text:p text:style-name="P4"><text:span text:style-name="T1">Chapt</text:span><text:span text:style-name="T1">er 2 </text:span><text:span text:style-name="T1">Exerc</text:span><text:span text:style-name="T1">ise 4 : </text:span><text:span text:style-name="T1">Read </text:span><text:span text:style-name="T1">the </text:span><text:span text:style-name="T1">lengt</text:span><text:span text:style-name="T1">h of a </text:span><text:span text:style-name="T1">movie </text:span><text:span text:style-name="T1">in </text:span><text:span text:style-name="T1">minut</text:span><text:span text:style-name="T1">es </text:span><text:span text:style-name="T1">and </text:span><text:span text:style-name="T1">print </text:span><text:span text:style-name="T1">it's </text:span><text:span text:style-name="T1">lengt</text:span><text:span text:style-name="T1">h in </text:span><text:span text:style-name="T1">hours </text:span><text:span text:style-name="T1">and </text:span><text:span text:style-name="T1">minut</text:span><text:span text:style-name="T1">es.</text:span></text:p>
          </draw:text-box>
        </draw:frame>
      </draw:page>
      <draw:page draw:name="page6" draw:style-name="dp1" draw:master-page-name="Default">
        <draw:custom-shape draw:style-name="gr17" draw:text-style-name="P10" xml:id="id63" draw:id="id63" draw:layer="layout" svg:width="2.1cm" svg:height="1.05cm" svg:x="14.026cm" svg:y="4.634cm">
          <text:p text:style-name="P9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66" draw:id="id66" draw:layer="layout" svg:width="2.1cm" svg:height="1.05cm" svg:x="13.801cm" svg:y="15.712cm">
          <text:p text:style-name="P9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10" xml:id="id64" draw:id="id64" draw:layer="layout" svg:width="3.884cm" svg:height="1.15cm" svg:x="13.094cm" svg:y="6.384cm">
          <text:p text:style-name="P9">number</text:p>
          <text:p text:style-name="P9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10" xml:id="id65" draw:id="id65" draw:layer="layout" svg:width="8.533cm" svg:height="2.845cm" svg:x="10.608cm" svg:y="12.041cm">
          <text:p text:style-name="P9">"The rightmost digit of the number ", number, " is ", digi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5.076cm" svg:y1="5.684cm" svg:x2="15.036cm" svg:y2="6.384cm" draw:start-shape="id63" draw:start-glue-point="6" draw:end-shape="id64" draw:end-glue-point="4" svg:d="M15076 5684l-40 700" svg:viewBox="0 0 41 701">
          <text:p/>
        </draw:connector>
        <draw:connector draw:style-name="gr6" draw:text-style-name="P3" draw:layer="layout" draw:type="line" svg:x1="14.875cm" svg:y1="14.718cm" svg:x2="14.851cm" svg:y2="15.712cm" draw:start-shape="id65" draw:start-glue-point="6" draw:end-shape="id66" draw:end-glue-point="4" svg:d="M14875 14718l-24 994" svg:viewBox="0 0 25 995">
          <text:p/>
        </draw:connector>
        <draw:custom-shape draw:style-name="gr31" draw:text-style-name="P10" draw:layer="layout" svg:width="8.623cm" svg:height="5.897cm" svg:x="1.852cm" svg:y="4.943cm">
          <text:p text:style-name="P9">Glossary:</text:p>
          <text:p text:style-name="P9">input number ... number</text:p>
          <text:p text:style-name="P9"/>
          <text:p text:style-name="P9">rightmost digit ... digit</text:p>
          <draw:enhanced-geometry svg:viewBox="0 0 21600 21600" draw:type="rectangle" draw:enhanced-path="M 0 0 L 21600 0 21600 21600 0 21600 0 0 Z N"/>
        </draw:custom-shape>
        <draw:custom-shape draw:style-name="gr30" draw:text-style-name="P10" xml:id="id67" draw:id="id67" draw:layer="layout" svg:width="7.783cm" svg:height="2.47cm" svg:x="11.025cm" svg:y="8.493cm">
          <text:p text:style-name="P9">digit = int(number % 10)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5.036cm" svg:y1="7.534cm" svg:x2="14.916cm" svg:y2="8.493cm" draw:start-shape="id64" draw:start-glue-point="6" draw:end-shape="id67" draw:end-glue-point="0" svg:d="M15036 7534l-120 959" svg:viewBox="0 0 121 960">
          <text:p/>
        </draw:connector>
        <draw:connector draw:style-name="gr24" draw:text-style-name="P3" draw:layer="layout" draw:type="line" svg:x1="14.916cm" svg:y1="10.963cm" svg:x2="14.875cm" svg:y2="12.041cm" draw:start-shape="id67" draw:start-glue-point="2" draw:end-shape="id65" draw:end-glue-point="4" svg:d="M14916 10963l-41 1078" svg:viewBox="0 0 42 1079">
          <text:p/>
        </draw:connector>
        <draw:frame draw:style-name="gr14" draw:text-style-name="P5" draw:layer="layout" svg:width="17.771cm" svg:height="2.337cm" svg:x="1.701cm" svg:y="1.48cm">
          <draw:text-box>
            <text:p text:style-name="P4"><text:span text:style-name="T1">Chapt</text:span><text:span text:style-name="T1">er 2 </text:span><text:span text:style-name="T1">Exerc</text:span><text:span text:style-name="T1">ise 5 : </text:span><text:span text:style-name="T1">Read </text:span><text:span text:style-name="T1">a </text:span><text:span text:style-name="T1">numb</text:span><text:span text:style-name="T1">er </text:span><text:span text:style-name="T1">that is </text:span><text:span text:style-name="T1">at </text:span><text:span text:style-name="T1">least </text:span><text:span text:style-name="T1">4 </text:span><text:span text:style-name="T1">digits </text:span><text:span text:style-name="T1">long </text:span><text:span text:style-name="T1">and </text:span><text:span text:style-name="T1">print </text:span><text:span text:style-name="T1">it's </text:span><text:span text:style-name="T1">right</text:span><text:span text:style-name="T1">most </text:span><text:span text:style-name="T1">digit.</text:span></text:p>
          </draw:text-box>
        </draw:frame>
      </draw:page>
      <draw:page draw:name="page7" draw:style-name="dp1" draw:master-page-name="Default">
        <draw:custom-shape draw:style-name="gr17" draw:text-style-name="P6" xml:id="id68" draw:id="id68" draw:layer="layout" svg:width="2.1cm" svg:height="1.05cm" svg:x="14.026cm" svg:y="4.63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71" draw:id="id71" draw:layer="layout" svg:width="2.1cm" svg:height="1.05cm" svg:x="13.801cm" svg:y="15.71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69" draw:id="id69" draw:layer="layout" svg:width="3.884cm" svg:height="1.15cm" svg:x="13.094cm" svg:y="6.384cm">
          <text:p text:style-name="P1">number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6" xml:id="id70" draw:id="id70" draw:layer="layout" svg:width="8.533cm" svg:height="2.845cm" svg:x="10.608cm" svg:y="12.041cm">
          <text:p text:style-name="P1">"The second rightmost digit of the number ", number, " is ", digi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5.076cm" svg:y1="5.684cm" svg:x2="15.036cm" svg:y2="6.384cm" draw:start-shape="id68" draw:start-glue-point="6" draw:end-shape="id69" draw:end-glue-point="4" svg:d="M15076 5684l-40 700" svg:viewBox="0 0 41 701">
          <text:p/>
        </draw:connector>
        <draw:connector draw:style-name="gr6" draw:text-style-name="P3" draw:layer="layout" draw:type="line" svg:x1="14.875cm" svg:y1="14.718cm" svg:x2="14.851cm" svg:y2="15.712cm" draw:start-shape="id70" draw:start-glue-point="6" draw:end-shape="id71" draw:end-glue-point="4" svg:d="M14875 14718l-24 994" svg:viewBox="0 0 25 995">
          <text:p/>
        </draw:connector>
        <draw:custom-shape draw:style-name="gr31" draw:text-style-name="P6" draw:layer="layout" svg:width="8.623cm" svg:height="5.897cm" svg:x="1.852cm" svg:y="4.943cm">
          <text:p text:style-name="P1">Glossary:</text:p>
          <text:p text:style-name="P1">input number ... number</text:p>
          <text:p text:style-name="P1"/>
          <text:p text:style-name="P1">temporary intermediate value for calculation ... temp</text:p>
          <text:p text:style-name="P1"/>
          <text:p text:style-name="P1">second rightmost </text:p>
          <text:p text:style-name="P1">digit ... digit</text:p>
          <draw:enhanced-geometry svg:viewBox="0 0 21600 21600" draw:type="rectangle" draw:enhanced-path="M 0 0 L 21600 0 21600 21600 0 21600 0 0 Z N"/>
        </draw:custom-shape>
        <draw:custom-shape draw:style-name="gr30" draw:text-style-name="P6" xml:id="id72" draw:id="id72" draw:layer="layout" svg:width="7.783cm" svg:height="2.47cm" svg:x="11.025cm" svg:y="8.493cm">
          <text:p text:style-name="P1">temp = number % 100</text:p>
          <text:p text:style-name="P1">digit = int(temp / 10)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5.036cm" svg:y1="7.534cm" svg:x2="14.916cm" svg:y2="8.493cm" draw:start-shape="id69" draw:start-glue-point="6" draw:end-shape="id72" draw:end-glue-point="0" svg:d="M15036 7534l-120 959" svg:viewBox="0 0 121 960">
          <text:p/>
        </draw:connector>
        <draw:connector draw:style-name="gr24" draw:text-style-name="P3" draw:layer="layout" draw:type="line" svg:x1="14.916cm" svg:y1="10.963cm" svg:x2="14.875cm" svg:y2="12.041cm" draw:start-shape="id72" draw:start-glue-point="2" draw:end-shape="id70" draw:end-glue-point="4" svg:d="M14916 10963l-41 1078" svg:viewBox="0 0 42 1079">
          <text:p/>
        </draw:connector>
        <draw:frame draw:style-name="gr14" draw:text-style-name="P5" draw:layer="layout" svg:width="17.771cm" svg:height="2.337cm" svg:x="1.701cm" svg:y="1.48cm">
          <draw:text-box>
            <text:p text:style-name="P4"><text:span text:style-name="T1">Chapt</text:span><text:span text:style-name="T1">er 2 </text:span><text:span text:style-name="T1">Exerc</text:span><text:span text:style-name="T1">ise 6 : </text:span><text:span text:style-name="T1">Read </text:span><text:span text:style-name="T1">a </text:span><text:span text:style-name="T1">numb</text:span><text:span text:style-name="T1">er </text:span><text:span text:style-name="T1">that is </text:span><text:span text:style-name="T1">at </text:span><text:span text:style-name="T1">least </text:span><text:span text:style-name="T1">4 </text:span><text:span text:style-name="T1">digits </text:span><text:span text:style-name="T1">long </text:span><text:span text:style-name="T1">and </text:span><text:span text:style-name="T1">print </text:span><text:span text:style-name="T1">it's </text:span><text:span text:style-name="T1">seco</text:span><text:span text:style-name="T1">nd </text:span><text:span text:style-name="T1">digit </text:span><text:span text:style-name="T1">from </text:span><text:span text:style-name="T1">the </text:span><text:span text:style-name="T1">right.</text:span></text:p>
          </draw:text-box>
        </draw:frame>
      </draw:page>
      <draw:page draw:name="page8" draw:style-name="dp1" draw:master-page-name="Default">
        <draw:custom-shape draw:style-name="gr17" draw:text-style-name="P6" xml:id="id73" draw:id="id73" draw:layer="layout" svg:width="2.1cm" svg:height="1.05cm" svg:x="14.004cm" svg:y="4.30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76" draw:id="id76" draw:layer="layout" svg:width="2.1cm" svg:height="1.05cm" svg:x="13.779cm" svg:y="15.38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74" draw:id="id74" draw:layer="layout" svg:width="3.884cm" svg:height="1.15cm" svg:x="13.072cm" svg:y="6.054cm">
          <text:p text:style-name="P1">number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6" xml:id="id75" draw:id="id75" draw:layer="layout" svg:width="8.533cm" svg:height="2.845cm" svg:x="10.586cm" svg:y="11.711cm">
          <text:p text:style-name="P1">"The hundreds digit of the number ", number, " is ", digi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5.054cm" svg:y1="5.354cm" svg:x2="15.014cm" svg:y2="6.054cm" draw:start-shape="id73" draw:start-glue-point="6" draw:end-shape="id74" draw:end-glue-point="4" svg:d="M15054 5354l-40 700" svg:viewBox="0 0 41 701">
          <text:p/>
        </draw:connector>
        <draw:connector draw:style-name="gr6" draw:text-style-name="P3" draw:layer="layout" draw:type="line" svg:x1="14.853cm" svg:y1="14.388cm" svg:x2="14.829cm" svg:y2="15.382cm" draw:start-shape="id75" draw:start-glue-point="6" draw:end-shape="id76" draw:end-glue-point="4" svg:d="M14853 14388l-24 994" svg:viewBox="0 0 25 995">
          <text:p/>
        </draw:connector>
        <draw:custom-shape draw:style-name="gr31" draw:text-style-name="P6" draw:layer="layout" svg:width="8.623cm" svg:height="5.897cm" svg:x="1.83cm" svg:y="4.613cm">
          <text:p text:style-name="P1">Glossary:</text:p>
          <text:p text:style-name="P1">input number ... number</text:p>
          <text:p text:style-name="P1"/>
          <text:p text:style-name="P1">hundreds digit of the </text:p>
          <text:p text:style-name="P1">number ... digit</text:p>
          <draw:enhanced-geometry svg:viewBox="0 0 21600 21600" draw:type="rectangle" draw:enhanced-path="M 0 0 L 21600 0 21600 21600 0 21600 0 0 Z N"/>
        </draw:custom-shape>
        <draw:custom-shape draw:style-name="gr30" draw:text-style-name="P6" xml:id="id77" draw:id="id77" draw:layer="layout" svg:width="7.783cm" svg:height="2.47cm" svg:x="11.003cm" svg:y="8.163cm">
          <text:p text:style-name="P1">digit = int(number / 100)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5.014cm" svg:y1="7.204cm" svg:x2="14.894cm" svg:y2="8.163cm" draw:start-shape="id74" draw:start-glue-point="6" draw:end-shape="id77" draw:end-glue-point="0" svg:d="M15014 7204l-120 959" svg:viewBox="0 0 121 960">
          <text:p/>
        </draw:connector>
        <draw:connector draw:style-name="gr24" draw:text-style-name="P3" draw:layer="layout" draw:type="line" svg:x1="14.894cm" svg:y1="10.633cm" svg:x2="14.853cm" svg:y2="11.711cm" draw:start-shape="id77" draw:start-glue-point="2" draw:end-shape="id75" draw:end-glue-point="4" svg:d="M14894 10633l-41 1078" svg:viewBox="0 0 42 1079">
          <text:p/>
        </draw:connector>
        <draw:frame draw:style-name="gr14" draw:text-style-name="P5" draw:layer="layout" svg:width="17.771cm" svg:height="2.337cm" svg:x="1.701cm" svg:y="1.48cm">
          <draw:text-box>
            <text:p text:style-name="P4"><text:span text:style-name="T1">Chapt</text:span><text:span text:style-name="T1">er 2 </text:span><text:span text:style-name="T1">Exerc</text:span><text:span text:style-name="T1">ise 7 : </text:span><text:span text:style-name="T1">Read </text:span><text:span text:style-name="T1">a </text:span><text:span text:style-name="T1">three </text:span><text:span text:style-name="T1">digit </text:span><text:span text:style-name="T1">numb</text:span><text:span text:style-name="T1">er </text:span><text:span text:style-name="T1">and </text:span><text:span text:style-name="T1">print </text:span><text:span text:style-name="T1">it's </text:span><text:span text:style-name="T1">hundr</text:span><text:span text:style-name="T1">eds </text:span><text:span text:style-name="T1">digit </text:span><text:span text:style-name="T1">(whic</text:span><text:span text:style-name="T1">h can </text:span><text:span text:style-name="T1">be </text:span><text:span text:style-name="T1">assu</text:span><text:span text:style-name="T1">med </text:span><text:span text:style-name="T1">to not </text:span><text:span text:style-name="T1">be 0).</text:span></text:p>
          </draw:text-box>
        </draw:frame>
      </draw:page>
      <draw:page draw:name="page9" draw:style-name="dp1" draw:master-page-name="Default">
        <draw:custom-shape draw:style-name="gr17" draw:text-style-name="P6" xml:id="id78" draw:id="id78" draw:layer="layout" svg:width="2.1cm" svg:height="1.05cm" svg:x="14.18cm" svg:y="4.28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81" draw:id="id81" draw:layer="layout" svg:width="2.1cm" svg:height="1.05cm" svg:x="13.955cm" svg:y="15.36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79" draw:id="id79" draw:layer="layout" svg:width="3.884cm" svg:height="1.15cm" svg:x="13.248cm" svg:y="6.034cm">
          <text:p text:style-name="P1">number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6" xml:id="id80" draw:id="id80" draw:layer="layout" svg:width="8.533cm" svg:height="2.845cm" svg:x="10.762cm" svg:y="11.691cm">
          <text:p text:style-name="P1">"The sum of the digits of the number ", number, " is ", su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5.23cm" svg:y1="5.334cm" svg:x2="15.19cm" svg:y2="6.034cm" draw:start-shape="id78" draw:start-glue-point="6" draw:end-shape="id79" draw:end-glue-point="4" svg:d="M15230 5334l-40 700" svg:viewBox="0 0 41 701">
          <text:p/>
        </draw:connector>
        <draw:connector draw:style-name="gr6" draw:text-style-name="P3" draw:layer="layout" draw:type="line" svg:x1="15.029cm" svg:y1="14.368cm" svg:x2="15.005cm" svg:y2="15.362cm" draw:start-shape="id80" draw:start-glue-point="6" draw:end-shape="id81" draw:end-glue-point="4" svg:d="M15029 14368l-24 994" svg:viewBox="0 0 25 995">
          <text:p/>
        </draw:connector>
        <draw:custom-shape draw:style-name="gr32" draw:text-style-name="P6" draw:layer="layout" svg:width="8.623cm" svg:height="7.138cm" svg:x="2.006cm" svg:y="4.593cm">
          <text:p text:style-name="P1">Glossary:</text:p>
          <text:p text:style-name="P1">input number ... number</text:p>
          <text:p text:style-name="P1"/>
          <text:p text:style-name="P7">units digit of the </text:p>
          <text:p text:style-name="P7">number ... digit_1</text:p>
          <text:p text:style-name="P1">tens digit of the </text:p>
          <text:p text:style-name="P1">number ... digit_2</text:p>
          <text:p text:style-name="P1"/>
          <text:p text:style-name="P1">sum of digits ... sum</text:p>
          <draw:enhanced-geometry svg:viewBox="0 0 21600 21600" draw:type="rectangle" draw:enhanced-path="M 0 0 L 21600 0 21600 21600 0 21600 0 0 Z N"/>
        </draw:custom-shape>
        <draw:custom-shape draw:style-name="gr33" draw:text-style-name="P6" xml:id="id82" draw:id="id82" draw:layer="layout" svg:width="8.246cm" svg:height="2.47cm" svg:x="11.179cm" svg:y="8.143cm">
          <text:p text:style-name="P1">digit_1 = number % 10</text:p>
          <text:p text:style-name="P1">digit_2 = int(number / 10)</text:p>
          <text:p text:style-name="P1">sum = digit_1 +digit_2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5.19cm" svg:y1="7.184cm" svg:x2="15.302cm" svg:y2="8.143cm" draw:start-shape="id79" draw:start-glue-point="6" draw:end-shape="id82" draw:end-glue-point="0" svg:d="M15190 7184l112 959" svg:viewBox="0 0 113 960">
          <text:p/>
        </draw:connector>
        <draw:connector draw:style-name="gr24" draw:text-style-name="P3" draw:layer="layout" draw:type="line" svg:x1="15.302cm" svg:y1="10.613cm" svg:x2="15.029cm" svg:y2="11.691cm" draw:start-shape="id82" draw:start-glue-point="2" draw:end-shape="id80" draw:end-glue-point="4" svg:d="M15302 10613l-273 1078" svg:viewBox="0 0 274 1079">
          <text:p/>
        </draw:connector>
        <draw:frame draw:style-name="gr14" draw:text-style-name="P5" draw:layer="layout" svg:width="17.771cm" svg:height="2.337cm" svg:x="1.7cm" svg:y="1.479cm">
          <draw:text-box>
            <text:p text:style-name="P4"><text:span text:style-name="T1">Chapt</text:span><text:span text:style-name="T1">er 2 </text:span><text:span text:style-name="T1">Exerc</text:span><text:span text:style-name="T1">ise 8 : </text:span><text:span text:style-name="T1">read </text:span><text:span text:style-name="T1">a two </text:span><text:span text:style-name="T1">digit </text:span><text:span text:style-name="T1">numb</text:span><text:span text:style-name="T1">er </text:span><text:span text:style-name="T1">and </text:span><text:span text:style-name="T1">print </text:span><text:span text:style-name="T1">the </text:span><text:span text:style-name="T1">sum </text:span><text:span text:style-name="T1">of its </text:span><text:span text:style-name="T1">digits.</text:span></text:p>
          </draw:text-box>
        </draw:frame>
      </draw:page>
      <draw:page draw:name="page10" draw:style-name="dp1" draw:master-page-name="Default">
        <draw:custom-shape draw:style-name="gr17" draw:text-style-name="P6" xml:id="id83" draw:id="id83" draw:layer="layout" svg:width="2.1cm" svg:height="1.05cm" svg:x="14.18cm" svg:y="5.36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86" draw:id="id86" draw:layer="layout" svg:width="2.1cm" svg:height="1.05cm" svg:x="14.044cm" svg:y="18.053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84" draw:id="id84" draw:layer="layout" svg:width="3.884cm" svg:height="1.15cm" svg:x="13.248cm" svg:y="7.115cm">
          <text:p text:style-name="P1">number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6" xml:id="id85" draw:id="id85" draw:layer="layout" svg:width="8.533cm" svg:height="2.845cm" svg:x="10.762cm" svg:y="14.227cm">
          <text:p text:style-name="P1">"The reversed number is ", numb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5.23cm" svg:y1="6.415cm" svg:x2="15.19cm" svg:y2="7.115cm" draw:start-shape="id83" draw:start-glue-point="6" draw:end-shape="id84" draw:end-glue-point="4" svg:d="M15230 6415l-40 700" svg:viewBox="0 0 41 701">
          <text:p/>
        </draw:connector>
        <draw:connector draw:style-name="gr6" draw:text-style-name="P3" draw:layer="layout" draw:type="line" svg:x1="15.029cm" svg:y1="16.904cm" svg:x2="15.094cm" svg:y2="18.053cm" draw:start-shape="id85" draw:start-glue-point="6" draw:end-shape="id86" draw:end-glue-point="4" svg:d="M15029 16904l65 1149" svg:viewBox="0 0 66 1150">
          <text:p/>
        </draw:connector>
        <draw:custom-shape draw:style-name="gr32" draw:text-style-name="P6" draw:layer="layout" svg:width="8.623cm" svg:height="7.138cm" svg:x="2.006cm" svg:y="5.674cm">
          <text:p text:style-name="P1">Glossary:</text:p>
          <text:p text:style-name="P1">input number ... number</text:p>
          <text:p text:style-name="P1"/>
          <text:p text:style-name="P7">units digit of the </text:p>
          <text:p text:style-name="P7">number ... digit_1</text:p>
          <text:p text:style-name="P1">tens digit of the </text:p>
          <text:p text:style-name="P1">number ... digit_2</text:p>
          <text:p text:style-name="P1"/>
          <text:p text:style-name="P1">reversed number ... rev_num</text:p>
          <draw:enhanced-geometry svg:viewBox="0 0 21600 21600" draw:type="rectangle" draw:enhanced-path="M 0 0 L 21600 0 21600 21600 0 21600 0 0 Z N"/>
        </draw:custom-shape>
        <draw:custom-shape draw:style-name="gr34" draw:text-style-name="P6" xml:id="id87" draw:id="id87" draw:layer="layout" svg:width="7.077cm" svg:height="3.528cm" svg:x="11.597cm" svg:y="9.613cm">
          <text:p text:style-name="P1">digit_1 = number % 10</text:p>
          <text:p text:style-name="P1">digit_2 = int(number / 10)</text:p>
          <text:p text:style-name="P1">rev_num = digit_1 * 10 + digit_2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5.19cm" svg:y1="8.265cm" svg:x2="15.135cm" svg:y2="9.613cm" draw:start-shape="id84" draw:start-glue-point="6" draw:end-shape="id87" draw:end-glue-point="0" svg:d="M15190 8265l-55 1348" svg:viewBox="0 0 56 1349">
          <text:p/>
        </draw:connector>
        <draw:connector draw:style-name="gr24" draw:text-style-name="P3" draw:layer="layout" draw:type="line" svg:x1="15.135cm" svg:y1="13.141cm" svg:x2="15.029cm" svg:y2="14.227cm" draw:start-shape="id87" draw:start-glue-point="2" draw:end-shape="id85" draw:end-glue-point="4" svg:d="M15135 13141l-106 1086" svg:viewBox="0 0 107 1087">
          <text:p/>
        </draw:connector>
        <draw:frame draw:style-name="gr14" draw:text-style-name="P5" draw:layer="layout" svg:width="17.771cm" svg:height="2.337cm" svg:x="1.568cm" svg:y="1.479cm">
          <draw:text-box>
            <text:p text:style-name="P4"><text:span text:style-name="T1">Chapt</text:span><text:span text:style-name="T1">er 2 </text:span><text:span text:style-name="T1">Exerc</text:span><text:span text:style-name="T1">ise 9 : </text:span><text:span text:style-name="T1"><text:s/>Read </text:span><text:span text:style-name="T1">a </text:span><text:span text:style-name="T1">numb</text:span><text:span text:style-name="T1">er </text:span><text:span text:style-name="T1">betwe</text:span><text:span text:style-name="T1">en 10 </text:span><text:span text:style-name="T1">and </text:span><text:span text:style-name="T1">99. </text:span><text:span text:style-name="T1">Rever</text:span><text:span text:style-name="T1">se </text:span><text:span text:style-name="T1">the </text:span><text:span text:style-name="T1">order </text:span><text:span text:style-name="T1">of it's </text:span><text:span text:style-name="T1">digits </text:span><text:span text:style-name="T1">and </text:span><text:span text:style-name="T1">print </text:span><text:span text:style-name="T1">the </text:span><text:span text:style-name="T1">new </text:span><text:span text:style-name="T1">numb</text:span><text:span text:style-name="T1">er.</text:span></text:p>
            <text:p text:style-name="P4"><text:span text:style-name="T1">For </text:span><text:span text:style-name="T1">exam</text:span><text:span text:style-name="T1">ple: If </text:span><text:span text:style-name="T1">the </text:span><text:span text:style-name="T1">input </text:span><text:span text:style-name="T1">numb</text:span><text:span text:style-name="T1">er is </text:span><text:span text:style-name="T1">61 </text:span><text:span text:style-name="T1">the </text:span><text:span text:style-name="T1">printe</text:span><text:span text:style-name="T1">d </text:span><text:span text:style-name="T1">numb</text:span><text:span text:style-name="T1">er </text:span><text:span text:style-name="T1">would </text:span><text:span text:style-name="T1">be </text:span><text:span text:style-name="T1">16.</text:span></text:p>
          </draw:text-box>
        </draw:frame>
      </draw:page>
      <draw:page draw:name="page11" draw:style-name="dp1" draw:master-page-name="Default">
        <draw:custom-shape draw:style-name="gr17" draw:text-style-name="P6" xml:id="id88" draw:id="id88" draw:layer="layout" svg:width="2.1cm" svg:height="1.05cm" svg:x="14.026cm" svg:y="3.977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91" draw:id="id91" draw:layer="layout" svg:width="2.1cm" svg:height="1.05cm" svg:x="14cm" svg:y="18.14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89" draw:id="id89" draw:layer="layout" svg:width="3.884cm" svg:height="1.15cm" svg:x="13.094cm" svg:y="5.727cm">
          <text:p text:style-name="P1">number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5" draw:text-style-name="P6" xml:id="id90" draw:id="id90" draw:layer="layout" svg:width="8.533cm" svg:height="3.843cm" svg:x="10.763cm" svg:y="12.877cm">
          <text:p text:style-name="P1">"The next even integer number after the number ", number, " is the number ", next_eve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5.076cm" svg:y1="5.027cm" svg:x2="15.036cm" svg:y2="5.727cm" draw:start-shape="id88" draw:start-glue-point="6" draw:end-shape="id89" draw:end-glue-point="4" svg:d="M15076 5027l-40 700" svg:viewBox="0 0 41 701">
          <text:p/>
        </draw:connector>
        <draw:connector draw:style-name="gr6" draw:text-style-name="P3" draw:layer="layout" draw:type="line" svg:x1="15.03cm" svg:y1="16.493cm" svg:x2="15.05cm" svg:y2="18.142cm" draw:start-shape="id90" draw:start-glue-point="6" draw:end-shape="id91" draw:end-glue-point="4" svg:d="M15030 16493l20 1649" svg:viewBox="0 0 21 1650">
          <text:p/>
        </draw:connector>
        <draw:custom-shape draw:style-name="gr32" draw:text-style-name="P6" draw:layer="layout" svg:width="8.623cm" svg:height="7.138cm" svg:x="1.852cm" svg:y="4.286cm">
          <text:p text:style-name="P1">Glossary:</text:p>
          <text:p text:style-name="P1">input number ... number</text:p>
          <text:p text:style-name="P1"/>
          <text:p text:style-name="P7">temporary intermidiate value for calculation ... temp</text:p>
          <text:p text:style-name="P7"/>
          <text:p text:style-name="P1">next bigger even number ... next_even</text:p>
          <draw:enhanced-geometry svg:viewBox="0 0 21600 21600" draw:type="rectangle" draw:enhanced-path="M 0 0 L 21600 0 21600 21600 0 21600 0 0 Z N"/>
        </draw:custom-shape>
        <draw:custom-shape draw:style-name="gr36" draw:text-style-name="P6" xml:id="id92" draw:id="id92" draw:layer="layout" svg:width="7.077cm" svg:height="3.902cm" svg:x="11.443cm" svg:y="8.225cm">
          <text:p text:style-name="P1">temp = int(number)</text:p>
          <text:p text:style-name="P1">temp = temp + 2</text:p>
          <text:p text:style-name="P1">temp = temp – (temp % 2)</text:p>
          <text:p text:style-name="P1">next_even = temp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5.036cm" svg:y1="6.877cm" svg:x2="14.981cm" svg:y2="8.225cm" draw:start-shape="id89" draw:start-glue-point="6" draw:end-shape="id92" draw:end-glue-point="0" svg:d="M15036 6877l-55 1348" svg:viewBox="0 0 56 1349">
          <text:p/>
        </draw:connector>
        <draw:connector draw:style-name="gr24" draw:text-style-name="P3" draw:layer="layout" draw:type="line" svg:x1="14.981cm" svg:y1="12.127cm" svg:x2="15.03cm" svg:y2="12.877cm" draw:start-shape="id92" draw:start-glue-point="2" draw:end-shape="id90" draw:end-glue-point="4" svg:d="M14981 12127l49 750" svg:viewBox="0 0 50 751">
          <text:p/>
        </draw:connector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2 </text:span><text:span text:style-name="T1">Exerc</text:span><text:span text:style-name="T1">ise 10 </text:span><text:span text:style-name="T1">: </text:span><text:span text:style-name="T1">Read </text:span><text:span text:style-name="T1">a </text:span><text:span text:style-name="T1">numb</text:span><text:span text:style-name="T1">er </text:span><text:span text:style-name="T1">and </text:span><text:span text:style-name="T1">print </text:span><text:span text:style-name="T1">the </text:span><text:span text:style-name="T1">close</text:span><text:span text:style-name="T1">st </text:span><text:span text:style-name="T1">even </text:span><text:span text:style-name="T1">integ</text:span><text:span text:style-name="T1">er </text:span><text:span text:style-name="T1">numb</text:span><text:span text:style-name="T1">er </text:span><text:span text:style-name="T1">that is </text:span><text:span text:style-name="T1">bigge</text:span><text:span text:style-name="T1">r than </text:span><text:span text:style-name="T1">it.</text:span></text:p>
          </draw:text-box>
        </draw:frame>
      </draw:page>
      <draw:page draw:name="page12" draw:style-name="dp1" draw:master-page-name="Default">
        <draw:custom-shape draw:style-name="gr17" draw:text-style-name="P6" xml:id="id93" draw:id="id93" draw:layer="layout" svg:width="2.1cm" svg:height="1.05cm" svg:x="13.74cm" svg:y="4.02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96" draw:id="id96" draw:layer="layout" svg:width="2.1cm" svg:height="1.05cm" svg:x="13.713cm" svg:y="18.186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94" draw:id="id94" draw:layer="layout" svg:width="3.884cm" svg:height="1.15cm" svg:x="12.807cm" svg:y="5.771cm">
          <text:p text:style-name="P1">val_1, val_2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7" draw:text-style-name="P6" xml:id="id95" draw:id="id95" draw:layer="layout" svg:width="5.206cm" svg:height="1.653cm" svg:x="8.026cm" svg:y="13.406cm">
          <text:p text:style-name="P1">"Growing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4.79cm" svg:y1="5.071cm" svg:x2="14.749cm" svg:y2="5.771cm" draw:start-shape="id93" draw:start-glue-point="6" draw:end-shape="id94" draw:end-glue-point="4" svg:d="M14790 5071l-41 700" svg:viewBox="0 0 42 701">
          <text:p/>
        </draw:connector>
        <draw:connector draw:style-name="gr6" draw:text-style-name="P3" draw:layer="layout" draw:type="line" svg:x1="10.629cm" svg:y1="14.961cm" svg:x2="14.763cm" svg:y2="18.186cm" draw:start-shape="id95" draw:start-glue-point="6" draw:end-shape="id96" draw:end-glue-point="4" svg:d="M10629 14961l4134 3225" svg:viewBox="0 0 4135 3226">
          <text:p/>
        </draw:connector>
        <draw:custom-shape draw:style-name="gr38" draw:text-style-name="P13" draw:layer="layout" svg:width="6.372cm" svg:height="7.138cm" svg:x="1.565cm" svg:y="4.33cm">
          <text:p text:style-name="P11">Glossary:</text:p>
          <text:p text:style-name="P11">input value 1</text:p>
          <text:p text:style-name="P11"><text:tab/> ... val_1</text:p>
          <text:p text:style-name="P12">input value 2</text:p>
          <text:p text:style-name="P12"><text:tab/> ... val_2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4.749cm" svg:y1="6.921cm" svg:x2="14.938cm" svg:y2="8.533cm" draw:start-shape="id94" draw:start-glue-point="6" draw:end-shape="id97" draw:end-glue-point="4" svg:d="M14749 6921l189 1612" svg:viewBox="0 0 190 1613">
          <text:p text:style-name="P8"/>
        </draw:connector>
        <draw:frame draw:style-name="gr14" draw:text-style-name="P5" draw:layer="layout" svg:width="17.771cm" svg:height="2.337cm" svg:x="1.698cm" svg:y="1.477cm">
          <draw:text-box>
            <text:p text:style-name="P4"><text:span text:style-name="T1">Chapt</text:span><text:span text:style-name="T1">er 3 </text:span><text:span text:style-name="T1">Exerc</text:span><text:span text:style-name="T1">ise 1 : </text:span><text:span text:style-name="T1">Read </text:span><text:span text:style-name="T1">2 </text:span><text:span text:style-name="T1">value</text:span><text:span text:style-name="T1">s and </text:span><text:span text:style-name="T1">print </text:span><text:span text:style-name="T1">"Gro</text:span><text:span text:style-name="T1">wing..</text:span><text:span text:style-name="T1">." </text:span><text:span text:style-name="T1">only if </text:span><text:span text:style-name="T1">the </text:span><text:span text:style-name="T1">seco</text:span><text:span text:style-name="T1">nd </text:span><text:span text:style-name="T1">value </text:span><text:span text:style-name="T1">is </text:span><text:span text:style-name="T1">bigge</text:span><text:span text:style-name="T1">r than </text:span><text:span text:style-name="T1">the </text:span><text:span text:style-name="T1">first.</text:span></text:p>
          </draw:text-box>
        </draw:frame>
        <draw:custom-shape draw:style-name="gr40" draw:text-style-name="P14" xml:id="id97" draw:id="id97" draw:layer="layout" svg:width="8.665cm" svg:height="3.352cm" svg:x="10.605cm" svg:y="8.533cm">
          <text:p text:style-name="P8">val_1 &gt; val_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3" draw:layer="layout" svg:x1="19.27cm" svg:y1="10.209cm" svg:x2="14.763cm" svg:y2="18.186cm" draw:start-shape="id97" draw:start-glue-point="7" draw:end-shape="id96" draw:end-glue-point="4" svg:d="M19270 10209h501v4827h-5008v3150" svg:viewBox="0 0 5009 7978">
          <text:p text:style-name="P8">if False</text:p>
        </draw:connector>
        <draw:connector draw:style-name="gr42" draw:text-style-name="P3" draw:layer="layout" svg:x1="10.605cm" svg:y1="10.209cm" svg:x2="10.629cm" svg:y2="13.406cm" draw:start-shape="id97" draw:start-glue-point="5" draw:end-shape="id95" draw:end-glue-point="4" svg:d="M10605 10209h-502v2436h526v761" svg:viewBox="0 0 527 3198">
          <text:p text:style-name="P8">if True</text:p>
        </draw:connector>
      </draw:page>
      <draw:page draw:name="page13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3 </text:span><text:span text:style-name="T1">Exerc</text:span><text:span text:style-name="T1">ise 2 : </text:span><text:span text:style-name="T1">Read </text:span><text:span text:style-name="T1">2 </text:span><text:span text:style-name="T1">value</text:span><text:span text:style-name="T1">s and </text:span><text:span text:style-name="T1">print </text:span><text:span text:style-name="T1">the </text:span><text:span text:style-name="T1">bigge</text:span><text:span text:style-name="T1">r one </text:span><text:span text:style-name="T1">(if </text:span><text:span text:style-name="T1">they </text:span><text:span text:style-name="T1">are </text:span><text:span text:style-name="T1">equal </text:span><text:span text:style-name="T1">print </text:span><text:span text:style-name="T1">either </text:span><text:span text:style-name="T1">one).</text:span></text:p>
          </draw:text-box>
        </draw:frame>
        <draw:custom-shape draw:style-name="gr17" draw:text-style-name="P6" xml:id="id98" draw:id="id98" draw:layer="layout" svg:width="2.1cm" svg:height="1.05cm" svg:x="10.984cm" svg:y="4.02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02" draw:id="id102" draw:layer="layout" svg:width="2.1cm" svg:height="1.05cm" svg:x="10.251cm" svg:y="18.05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99" draw:id="id99" draw:layer="layout" svg:width="3.884cm" svg:height="1.15cm" svg:x="10.051cm" svg:y="5.772cm">
          <text:p text:style-name="P1">val_1, val_2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7" draw:text-style-name="P6" xml:id="id101" draw:id="id101" draw:layer="layout" svg:width="5.206cm" svg:height="1.653cm" svg:x="3.792cm" svg:y="13.605cm">
          <text:p text:style-name="P1">val_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2.034cm" svg:y1="5.072cm" svg:x2="11.993cm" svg:y2="5.772cm" draw:start-shape="id98" draw:start-glue-point="6" draw:end-shape="id99" draw:end-glue-point="4" svg:d="M12034 5072l-41 700" svg:viewBox="0 0 42 701">
          <text:p/>
        </draw:connector>
        <draw:custom-shape draw:style-name="gr43" draw:text-style-name="P13" draw:layer="layout" svg:width="6.372cm" svg:height="4.863cm" svg:x="1.322cm" svg:y="3.273cm">
          <text:p text:style-name="P11">Glossary:</text:p>
          <text:p text:style-name="P11">input value 1</text:p>
          <text:p text:style-name="P11"><text:tab/> ... val_1</text:p>
          <text:p text:style-name="P12">input value 2</text:p>
          <text:p text:style-name="P12"><text:tab/> ... val_2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1.993cm" svg:y1="6.922cm" svg:x2="12.027cm" svg:y2="8.136cm" draw:start-shape="id99" draw:start-glue-point="6" draw:end-shape="id100" draw:end-glue-point="4" svg:d="M11993 6922l34 1214" svg:viewBox="0 0 35 1215">
          <text:p/>
        </draw:connector>
        <draw:custom-shape draw:style-name="gr40" draw:text-style-name="P14" xml:id="id100" draw:id="id100" draw:layer="layout" svg:width="8.665cm" svg:height="3.352cm" svg:x="7.694cm" svg:y="8.136cm">
          <text:p text:style-name="P8">val_1 &gt; val_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3" draw:layer="layout" svg:x1="7.694cm" svg:y1="9.812cm" svg:x2="6.395cm" svg:y2="13.605cm" draw:start-shape="id100" draw:start-glue-point="5" draw:end-shape="id101" draw:end-glue-point="4" svg:d="M7694 9812h-1299v3793" svg:viewBox="0 0 1300 3794">
          <text:p text:style-name="P8">if True</text:p>
        </draw:connector>
        <draw:custom-shape draw:style-name="gr37" draw:text-style-name="P6" xml:id="id103" draw:id="id103" draw:layer="layout" svg:width="5.206cm" svg:height="1.653cm" svg:x="14.553cm" svg:y="13.409cm">
          <text:p text:style-name="P1">val_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4" draw:text-style-name="P3" draw:layer="layout" svg:x1="6.395cm" svg:y1="15.16cm" svg:x2="11.301cm" svg:y2="18.054cm" draw:start-shape="id101" draw:start-glue-point="6" draw:end-shape="id102" draw:end-glue-point="4" svg:d="M6395 15160v1496h4906v1398" svg:viewBox="0 0 4907 2895">
          <text:p/>
        </draw:connector>
        <draw:connector draw:style-name="gr45" draw:text-style-name="P3" draw:layer="layout" svg:x1="17.156cm" svg:y1="14.964cm" svg:x2="11.301cm" svg:y2="18.054cm" draw:start-shape="id103" draw:start-glue-point="6" draw:end-shape="id102" draw:end-glue-point="4" svg:d="M17156 14964v1594h-5855v1496" svg:viewBox="0 0 5856 3091">
          <text:p/>
        </draw:connector>
        <draw:connector draw:style-name="gr46" draw:text-style-name="P3" draw:layer="layout" svg:x1="16.359cm" svg:y1="9.812cm" svg:x2="17.156cm" svg:y2="13.409cm" draw:start-shape="id100" draw:start-glue-point="7" draw:end-shape="id103" draw:end-glue-point="4" svg:d="M16359 9812h797v3597" svg:viewBox="0 0 798 3598">
          <text:p text:style-name="P8">if False</text:p>
        </draw:connector>
      </draw:page>
      <draw:page draw:name="page14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3 </text:span><text:span text:style-name="T1">Exerc</text:span><text:span text:style-name="T1">ise 3 : </text:span><text:span text:style-name="T1">read </text:span><text:span text:style-name="T1">an </text:span><text:span text:style-name="T1">integ</text:span><text:span text:style-name="T1">er </text:span><text:span text:style-name="T1">and </text:span><text:span text:style-name="T1">print </text:span><text:span text:style-name="T1">"even</text:span><text:span text:style-name="T1">" if it’s </text:span><text:span text:style-name="T1">even </text:span><text:span text:style-name="T1">and </text:span><text:span text:style-name="T1">"odd" </text:span><text:span text:style-name="T1">if it’s </text:span><text:span text:style-name="T1">odd.</text:span></text:p>
          </draw:text-box>
        </draw:frame>
        <draw:custom-shape draw:style-name="gr17" draw:text-style-name="P6" xml:id="id104" draw:id="id104" draw:layer="layout" svg:width="2.1cm" svg:height="1.05cm" svg:x="10.985cm" svg:y="4.02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08" draw:id="id108" draw:layer="layout" svg:width="2.1cm" svg:height="1.05cm" svg:x="10.252cm" svg:y="18.055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105" draw:id="id105" draw:layer="layout" svg:width="3.884cm" svg:height="1.15cm" svg:x="10.052cm" svg:y="5.773cm">
          <text:p text:style-name="P1">val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7" draw:text-style-name="P6" xml:id="id107" draw:id="id107" draw:layer="layout" svg:width="5.206cm" svg:height="1.653cm" svg:x="3.793cm" svg:y="13.606cm">
          <text:p text:style-name="P1">"even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2.035cm" svg:y1="5.073cm" svg:x2="11.994cm" svg:y2="5.773cm" draw:start-shape="id104" draw:start-glue-point="6" draw:end-shape="id105" draw:end-glue-point="4" svg:d="M12035 5073l-41 700" svg:viewBox="0 0 42 701">
          <text:p/>
        </draw:connector>
        <draw:custom-shape draw:style-name="gr43" draw:text-style-name="P13" draw:layer="layout" svg:width="6.372cm" svg:height="4.863cm" svg:x="1.323cm" svg:y="3.274cm">
          <text:p text:style-name="P11">Glossary:</text:p>
          <text:p text:style-name="P11">input value</text:p>
          <text:p text:style-name="P11"><text:tab/> ... val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1.994cm" svg:y1="6.923cm" svg:x2="12.028cm" svg:y2="8.137cm" draw:start-shape="id105" draw:start-glue-point="6" draw:end-shape="id106" draw:end-glue-point="4" svg:d="M11994 6923l34 1214" svg:viewBox="0 0 35 1215">
          <text:p/>
        </draw:connector>
        <draw:custom-shape draw:style-name="gr40" draw:text-style-name="P14" xml:id="id106" draw:id="id106" draw:layer="layout" svg:width="8.665cm" svg:height="3.352cm" svg:x="7.695cm" svg:y="8.137cm">
          <text:p text:style-name="P8">(val % 2)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3" draw:layer="layout" svg:x1="7.695cm" svg:y1="9.813cm" svg:x2="6.396cm" svg:y2="13.606cm" draw:start-shape="id106" draw:start-glue-point="5" draw:end-shape="id107" draw:end-glue-point="4" svg:d="M7695 9813h-1299v3793" svg:viewBox="0 0 1300 3794">
          <text:p text:style-name="P8">if True</text:p>
        </draw:connector>
        <draw:custom-shape draw:style-name="gr37" draw:text-style-name="P6" xml:id="id109" draw:id="id109" draw:layer="layout" svg:width="5.206cm" svg:height="1.653cm" svg:x="14.554cm" svg:y="13.41cm">
          <text:p text:style-name="P1">"odd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4" draw:text-style-name="P3" draw:layer="layout" svg:x1="6.396cm" svg:y1="15.161cm" svg:x2="11.302cm" svg:y2="18.055cm" draw:start-shape="id107" draw:start-glue-point="6" draw:end-shape="id108" draw:end-glue-point="4" svg:d="M6396 15161v1496h4906v1398" svg:viewBox="0 0 4907 2895">
          <text:p/>
        </draw:connector>
        <draw:connector draw:style-name="gr45" draw:text-style-name="P3" draw:layer="layout" svg:x1="17.157cm" svg:y1="14.965cm" svg:x2="11.302cm" svg:y2="18.055cm" draw:start-shape="id109" draw:start-glue-point="6" draw:end-shape="id108" draw:end-glue-point="4" svg:d="M17157 14965v1594h-5855v1496" svg:viewBox="0 0 5856 3091">
          <text:p/>
        </draw:connector>
        <draw:connector draw:style-name="gr46" draw:text-style-name="P3" draw:layer="layout" svg:x1="16.36cm" svg:y1="9.813cm" svg:x2="17.157cm" svg:y2="13.41cm" draw:start-shape="id106" draw:start-glue-point="7" draw:end-shape="id109" draw:end-glue-point="4" svg:d="M16360 9813h797v3597" svg:viewBox="0 0 798 3598">
          <text:p text:style-name="P8">if False</text:p>
        </draw:connector>
      </draw:page>
      <draw:page draw:name="page15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3 </text:span><text:span text:style-name="T1">Exerc</text:span><text:span text:style-name="T1">ise 4 : </text:span><text:span text:style-name="T1">Read </text:span><text:span text:style-name="T1">two </text:span><text:span text:style-name="T1">integ</text:span><text:span text:style-name="T1">ers </text:span><text:span text:style-name="T1">and </text:span><text:span text:style-name="T1">print if </text:span><text:span text:style-name="T1">the </text:span><text:span text:style-name="T1">first </text:span><text:span text:style-name="T1">one </text:span><text:span text:style-name="T1">can </text:span><text:span text:style-name="T1">be </text:span><text:span text:style-name="T1">wholy </text:span><text:span text:style-name="T1">devid</text:span><text:span text:style-name="T1">ed by </text:span><text:span text:style-name="T1">the </text:span><text:span text:style-name="T1">seco</text:span><text:span text:style-name="T1">nd </text:span><text:span text:style-name="T1">and </text:span><text:span text:style-name="T1">also if </text:span><text:span text:style-name="T1">the </text:span><text:span text:style-name="T1">seco</text:span><text:span text:style-name="T1">nd </text:span><text:span text:style-name="T1">can </text:span><text:span text:style-name="T1">be </text:span><text:span text:style-name="T1">wholy </text:span><text:span text:style-name="T1">devid</text:span><text:span text:style-name="T1">ed by </text:span><text:span text:style-name="T1">the </text:span><text:span text:style-name="T1">first.</text:span></text:p>
          </draw:text-box>
        </draw:frame>
        <draw:custom-shape draw:style-name="gr17" draw:text-style-name="P6" xml:id="id110" draw:id="id110" draw:layer="layout" svg:width="2.1cm" svg:height="1.05cm" svg:x="10.985cm" svg:y="4.02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16" draw:id="id116" draw:layer="layout" svg:width="2.1cm" svg:height="1.05cm" svg:x="8.091cm" svg:y="23.501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111" draw:id="id111" draw:layer="layout" svg:width="3.884cm" svg:height="1.15cm" svg:x="10.052cm" svg:y="5.773cm">
          <text:p text:style-name="P1">int_1, int_2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7" draw:text-style-name="P6" xml:id="id113" draw:id="id113" draw:layer="layout" svg:width="5.206cm" svg:height="2.89cm" svg:x="1.522cm" svg:y="12.198cm">
          <text:p text:style-name="P1">int_1, " can be wholy devided by ", int_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2.035cm" svg:y1="5.073cm" svg:x2="11.994cm" svg:y2="5.773cm" draw:start-shape="id110" draw:start-glue-point="6" draw:end-shape="id111" draw:end-glue-point="4" svg:d="M12035 5073l-41 700" svg:viewBox="0 0 42 701">
          <text:p/>
        </draw:connector>
        <draw:custom-shape draw:style-name="gr43" draw:text-style-name="P13" draw:layer="layout" svg:width="6.372cm" svg:height="4.863cm" svg:x="1.323cm" svg:y="3.274cm">
          <text:p text:style-name="P11">Glossary:</text:p>
          <text:p text:style-name="P11">input integer 1</text:p>
          <text:p text:style-name="P11"><text:tab/> ... int_1</text:p>
          <text:p text:style-name="P12">input integer 2</text:p>
          <text:p text:style-name="P12"><text:tab/> ... int_2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1.994cm" svg:y1="6.923cm" svg:x2="12.028cm" svg:y2="8.137cm" draw:start-shape="id111" draw:start-glue-point="6" draw:end-shape="id112" draw:end-glue-point="4" svg:d="M11994 6923l34 1214" svg:viewBox="0 0 35 1215">
          <text:p/>
        </draw:connector>
        <draw:custom-shape draw:style-name="gr40" draw:text-style-name="P16" xml:id="id112" draw:id="id112" draw:layer="layout" svg:width="8.665cm" svg:height="3.352cm" svg:x="7.695cm" svg:y="8.137cm">
          <text:p text:style-name="P15">(int_1 % int_2)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3" draw:layer="layout" svg:x1="7.695cm" svg:y1="9.813cm" svg:x2="4.125cm" svg:y2="12.198cm" draw:start-shape="id112" draw:start-glue-point="5" draw:end-shape="id113" draw:end-glue-point="4" svg:d="M7695 9813h-3570v2385" svg:viewBox="0 0 3571 2386">
          <text:p text:style-name="P8">if True</text:p>
        </draw:connector>
        <draw:custom-shape draw:style-name="gr48" draw:text-style-name="P17" xml:id="id115" draw:id="id115" draw:layer="layout" svg:width="5.206cm" svg:height="4.396cm" svg:x="6.441cm" svg:y="17.565cm">
          <text:p text:style-name="P7">int_2, " can be wholy devided by ", int_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0" draw:text-style-name="P16" xml:id="id114" draw:id="id114" draw:layer="layout" svg:width="8.665cm" svg:height="3.352cm" svg:x="10.143cm" svg:y="12.855cm">
          <text:p text:style-name="P15">(int_2 % int_1)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3" draw:layer="layout" svg:x1="10.143cm" svg:y1="14.531cm" svg:x2="9.044cm" svg:y2="17.565cm" draw:start-shape="id114" draw:start-glue-point="5" draw:end-shape="id115" draw:end-glue-point="4" svg:d="M10143 14531h-1099v3034" svg:viewBox="0 0 1100 3035">
          <text:p text:style-name="P8">if True</text:p>
        </draw:connector>
        <draw:connector draw:style-name="gr50" draw:text-style-name="P3" draw:layer="layout" svg:x1="16.36cm" svg:y1="9.813cm" svg:x2="14.476cm" svg:y2="12.855cm" draw:start-shape="id112" draw:start-glue-point="7" draw:end-shape="id114" draw:end-glue-point="4" svg:d="M16360 9813h501v2359h-2385v683" svg:viewBox="0 0 2386 3043">
          <text:p text:style-name="P8">if False</text:p>
        </draw:connector>
        <draw:connector draw:style-name="gr51" draw:text-style-name="P3" draw:layer="layout" svg:x1="18.808cm" svg:y1="14.531cm" svg:x2="10.191cm" svg:y2="24.026cm" draw:start-shape="id114" draw:start-glue-point="7" draw:end-shape="id116" draw:end-glue-point="7" svg:d="M18808 14531h501v9495h-9118" svg:viewBox="0 0 9119 9496">
          <text:p/>
        </draw:connector>
        <draw:connector draw:style-name="gr52" draw:text-style-name="P3" draw:layer="layout" svg:x1="4.125cm" svg:y1="14.917cm" svg:x2="8.091cm" svg:y2="24.026cm" draw:start-shape="id113" draw:start-glue-point="6" draw:end-shape="id116" draw:end-glue-point="5" svg:d="M4125 14917v9109h3966" svg:viewBox="0 0 3967 9110">
          <text:p/>
        </draw:connector>
        <draw:connector draw:style-name="gr53" draw:text-style-name="P3" draw:layer="layout" draw:type="line" svg:x1="9.044cm" svg:y1="21.701cm" svg:x2="9.141cm" svg:y2="23.501cm" draw:start-shape="id115" draw:start-glue-point="6" draw:end-shape="id116" draw:end-glue-point="4" svg:d="M9044 21701l97 1800" svg:viewBox="0 0 98 1801">
          <text:p/>
        </draw:connector>
      </draw:page>
      <draw:page draw:name="page16" draw:style-name="dp1" draw:master-page-name="Default">
        <draw:frame draw:style-name="gr14" draw:text-style-name="P5" draw:layer="layout" svg:width="17.771cm" svg:height="3.026cm" svg:x="1.699cm" svg:y="1.478cm">
          <draw:text-box>
            <text:p text:style-name="P4"><text:span text:style-name="T1">Chapt</text:span><text:span text:style-name="T1">er 3 </text:span><text:span text:style-name="T1">Exerc</text:span><text:span text:style-name="T1">ise </text:span><text:span text:style-name="T1">4v2 : </text:span><text:span text:style-name="T1">Read </text:span><text:span text:style-name="T1">two </text:span><text:span text:style-name="T1">integ</text:span><text:span text:style-name="T1">ers </text:span><text:span text:style-name="T1">and </text:span><text:span text:style-name="T1">print if </text:span><text:span text:style-name="T1">the </text:span><text:span text:style-name="T1">first </text:span><text:span text:style-name="T1">one </text:span><text:span text:style-name="T1">can </text:span><text:span text:style-name="T1">be </text:span><text:span text:style-name="T1">wholy </text:span><text:span text:style-name="T1">devid</text:span><text:span text:style-name="T1">ed by </text:span><text:span text:style-name="T1">the </text:span><text:span text:style-name="T1">seco</text:span><text:span text:style-name="T1">nd </text:span><text:span text:style-name="T1">and </text:span><text:span text:style-name="T1">also if </text:span><text:span text:style-name="T1">the </text:span><text:span text:style-name="T1">seco</text:span><text:span text:style-name="T1">nd </text:span><text:span text:style-name="T1">can </text:span><text:span text:style-name="T1">be </text:span><text:span text:style-name="T1">wholy </text:span><text:span text:style-name="T1">devid</text:span><text:span text:style-name="T1">ed by </text:span><text:span text:style-name="T1">the </text:span><text:span text:style-name="T1">first. </text:span><text:span text:style-name="T1">(Sinc</text:span><text:span text:style-name="T1">e </text:span><text:span text:style-name="T1">neste</text:span><text:span text:style-name="T1">d </text:span><text:span text:style-name="T1">condit</text:span><text:span text:style-name="T1">ionals </text:span><text:span text:style-name="T1">are </text:span><text:span text:style-name="T1">only </text:span><text:span text:style-name="T1">introd</text:span><text:span text:style-name="T1">uced </text:span><text:span text:style-name="T1">in the </text:span><text:span text:style-name="T1">next </text:span><text:span text:style-name="T1">sectio</text:span><text:span text:style-name="T1">n the </text:span><text:span text:style-name="T1">abov</text:span><text:span text:style-name="T1">e </text:span><text:span text:style-name="T1">soluti</text:span><text:span text:style-name="T1">on </text:span><text:span text:style-name="T1">seem</text:span><text:span text:style-name="T1">s not </text:span><text:span text:style-name="T1">to be </text:span><text:span text:style-name="T1">what </text:span><text:span text:style-name="T1">was </text:span><text:span text:style-name="T1">inten</text:span><text:span text:style-name="T1">ded </text:span><text:span text:style-name="T1">so I </text:span><text:span text:style-name="T1">gues</text:span><text:span text:style-name="T1">s the </text:span><text:span text:style-name="T1">follow</text:span><text:span text:style-name="T1">ing </text:span><text:span text:style-name="T1">solluti</text:span><text:span text:style-name="T1">on is </text:span><text:span text:style-name="T1">what </text:span><text:span text:style-name="T1">was </text:span><text:span text:style-name="T1">mean</text:span><text:span text:style-name="T1">t.) </text:span></text:p>
          </draw:text-box>
        </draw:frame>
        <draw:custom-shape draw:style-name="gr17" draw:text-style-name="P6" xml:id="id117" draw:id="id117" draw:layer="layout" svg:width="2.1cm" svg:height="1.05cm" svg:x="11.139cm" svg:y="4.50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21" draw:id="id121" draw:layer="layout" svg:width="2.1cm" svg:height="1.05cm" svg:x="8.091cm" svg:y="23.501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118" draw:id="id118" draw:layer="layout" svg:width="3.884cm" svg:height="1.15cm" svg:x="10.206cm" svg:y="6.254cm">
          <text:p text:style-name="P1">int_1, int_2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4" draw:text-style-name="P6" xml:id="id120" draw:id="id120" draw:layer="layout" svg:width="7.783cm" svg:height="3.997cm" svg:x="1.698cm" svg:y="14.773cm">
          <text:p text:style-name="P1">"One of the inputed numbers can be devided by the other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2.189cm" svg:y1="5.554cm" svg:x2="12.148cm" svg:y2="6.254cm" draw:start-shape="id117" draw:start-glue-point="6" draw:end-shape="id118" draw:end-glue-point="4" svg:d="M12189 5554l-41 700" svg:viewBox="0 0 42 701">
          <text:p/>
        </draw:connector>
        <draw:custom-shape draw:style-name="gr43" draw:text-style-name="P13" draw:layer="layout" svg:width="6.372cm" svg:height="4.863cm" svg:x="1.323cm" svg:y="5.545cm">
          <text:p text:style-name="P11">Glossary:</text:p>
          <text:p text:style-name="P11">input integer 1</text:p>
          <text:p text:style-name="P11"><text:tab/> ... int_1</text:p>
          <text:p text:style-name="P12">input integer 2</text:p>
          <text:p text:style-name="P12"><text:tab/> ... int_2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2.148cm" svg:y1="7.404cm" svg:x2="12.601cm" svg:y2="9.503cm" draw:start-shape="id118" draw:start-glue-point="6" draw:end-shape="id119" draw:end-glue-point="4" svg:d="M12148 7404l453 2099" svg:viewBox="0 0 454 2100">
          <text:p/>
        </draw:connector>
        <draw:custom-shape draw:style-name="gr55" draw:text-style-name="P16" xml:id="id119" draw:id="id119" draw:layer="layout" svg:width="10.959cm" svg:height="4.652cm" svg:x="7.121cm" svg:y="9.503cm">
          <text:p text:style-name="P15">((int_1 % int_2) * (int_2 % int_1))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3" draw:layer="layout" svg:x1="7.121cm" svg:y1="11.829cm" svg:x2="5.59cm" svg:y2="14.773cm" draw:start-shape="id119" draw:start-glue-point="5" draw:end-shape="id120" draw:end-glue-point="4" svg:d="M7121 11829h-1531v2944" svg:viewBox="0 0 1532 2945">
          <text:p text:style-name="P8">if True</text:p>
        </draw:connector>
        <draw:connector draw:style-name="gr52" draw:text-style-name="P3" draw:layer="layout" svg:x1="5.59cm" svg:y1="18.534cm" svg:x2="8.091cm" svg:y2="24.026cm" draw:start-shape="id120" draw:start-glue-point="6" draw:end-shape="id121" draw:end-glue-point="5" svg:d="M5590 18534v5492h2501" svg:viewBox="0 0 2502 5493">
          <text:p/>
        </draw:connector>
        <draw:connector draw:style-name="gr56" draw:text-style-name="P3" draw:layer="layout" svg:x1="18.08cm" svg:y1="11.829cm" svg:x2="9.141cm" svg:y2="23.501cm" draw:start-shape="id119" draw:start-glue-point="7" draw:end-shape="id121" draw:end-glue-point="4" svg:d="M18080 11829h501v7000h-9440v4672" svg:viewBox="0 0 9441 11673">
          <text:p text:style-name="P8">if False</text:p>
        </draw:connector>
      </draw:page>
      <draw:page draw:name="page17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3 </text:span><text:span text:style-name="T1">Exerc</text:span><text:span text:style-name="T1">ise 5 : </text:span><text:span text:style-name="T1">Read </text:span><text:span text:style-name="T1">two </text:span><text:span text:style-name="T1">value</text:span><text:span text:style-name="T1">s and </text:span><text:span text:style-name="T1">print </text:span><text:span text:style-name="T1">first </text:span><text:span text:style-name="T1">the </text:span><text:span text:style-name="T1">small</text:span><text:span text:style-name="T1">er </text:span><text:span text:style-name="T1">value </text:span><text:span text:style-name="T1">and </text:span><text:span text:style-name="T1">then </text:span><text:span text:style-name="T1">the </text:span><text:span text:style-name="T1">bigge</text:span><text:span text:style-name="T1">r one </text:span><text:span text:style-name="T1">(if </text:span><text:span text:style-name="T1">they </text:span><text:span text:style-name="T1">are </text:span><text:span text:style-name="T1">equal </text:span><text:span text:style-name="T1">print </text:span><text:span text:style-name="T1">both).</text:span></text:p>
          </draw:text-box>
        </draw:frame>
        <draw:custom-shape draw:style-name="gr17" draw:text-style-name="P6" xml:id="id122" draw:id="id122" draw:layer="layout" svg:width="2.1cm" svg:height="1.05cm" svg:x="10.985cm" svg:y="4.02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26" draw:id="id126" draw:layer="layout" svg:width="2.1cm" svg:height="1.05cm" svg:x="10.252cm" svg:y="18.055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123" draw:id="id123" draw:layer="layout" svg:width="3.884cm" svg:height="1.15cm" svg:x="10.052cm" svg:y="5.773cm">
          <text:p text:style-name="P1">val_1, val_2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7" draw:text-style-name="P6" xml:id="id125" draw:id="id125" draw:layer="layout" svg:width="5.206cm" svg:height="1.653cm" svg:x="3.793cm" svg:y="13.606cm">
          <text:p text:style-name="P1">val_1, val_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2.035cm" svg:y1="5.073cm" svg:x2="11.994cm" svg:y2="5.773cm" draw:start-shape="id122" draw:start-glue-point="6" draw:end-shape="id123" draw:end-glue-point="4" svg:d="M12035 5073l-41 700" svg:viewBox="0 0 42 701">
          <text:p/>
        </draw:connector>
        <draw:custom-shape draw:style-name="gr43" draw:text-style-name="P13" draw:layer="layout" svg:width="6.372cm" svg:height="4.863cm" svg:x="1.323cm" svg:y="3.274cm">
          <text:p text:style-name="P11">Glossary:</text:p>
          <text:p text:style-name="P11">input value 1</text:p>
          <text:p text:style-name="P11"><text:tab/> ... val_1</text:p>
          <text:p text:style-name="P12">input value 2</text:p>
          <text:p text:style-name="P12"><text:tab/> ... val_2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1.994cm" svg:y1="6.923cm" svg:x2="12.028cm" svg:y2="8.137cm" draw:start-shape="id123" draw:start-glue-point="6" draw:end-shape="id124" draw:end-glue-point="4" svg:d="M11994 6923l34 1214" svg:viewBox="0 0 35 1215">
          <text:p/>
        </draw:connector>
        <draw:custom-shape draw:style-name="gr40" draw:text-style-name="P14" xml:id="id124" draw:id="id124" draw:layer="layout" svg:width="8.665cm" svg:height="3.352cm" svg:x="7.695cm" svg:y="8.137cm">
          <text:p text:style-name="P8">val_1 &lt; val_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3" draw:layer="layout" svg:x1="7.695cm" svg:y1="9.813cm" svg:x2="6.396cm" svg:y2="13.606cm" draw:start-shape="id124" draw:start-glue-point="5" draw:end-shape="id125" draw:end-glue-point="4" svg:d="M7695 9813h-1299v3793" svg:viewBox="0 0 1300 3794">
          <text:p text:style-name="P8">if True</text:p>
        </draw:connector>
        <draw:custom-shape draw:style-name="gr37" draw:text-style-name="P6" xml:id="id127" draw:id="id127" draw:layer="layout" svg:width="5.206cm" svg:height="1.653cm" svg:x="14.554cm" svg:y="13.41cm">
          <text:p text:style-name="P1">val_2, val_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4" draw:text-style-name="P3" draw:layer="layout" svg:x1="6.396cm" svg:y1="15.161cm" svg:x2="11.302cm" svg:y2="18.055cm" draw:start-shape="id125" draw:start-glue-point="6" draw:end-shape="id126" draw:end-glue-point="4" svg:d="M6396 15161v1496h4906v1398" svg:viewBox="0 0 4907 2895">
          <text:p/>
        </draw:connector>
        <draw:connector draw:style-name="gr45" draw:text-style-name="P3" draw:layer="layout" svg:x1="17.157cm" svg:y1="14.965cm" svg:x2="11.302cm" svg:y2="18.055cm" draw:start-shape="id127" draw:start-glue-point="6" draw:end-shape="id126" draw:end-glue-point="4" svg:d="M17157 14965v1594h-5855v1496" svg:viewBox="0 0 5856 3091">
          <text:p/>
        </draw:connector>
        <draw:connector draw:style-name="gr46" draw:text-style-name="P3" draw:layer="layout" svg:x1="16.36cm" svg:y1="9.813cm" svg:x2="17.157cm" svg:y2="13.41cm" draw:start-shape="id124" draw:start-glue-point="7" draw:end-shape="id127" draw:end-glue-point="4" svg:d="M16360 9813h797v3597" svg:viewBox="0 0 798 3598">
          <text:p text:style-name="P8">if False</text:p>
        </draw:connector>
      </draw:page>
      <draw:page draw:name="page18" draw:style-name="dp1" draw:master-page-name="Default">
        <draw:frame draw:style-name="gr14" draw:text-style-name="P5" draw:layer="layout" svg:width="17.771cm" svg:height="3.026cm" svg:x="1.699cm" svg:y="1.478cm">
          <draw:text-box>
            <text:p text:style-name="P4"><text:span text:style-name="T1">Chapt</text:span><text:span text:style-name="T1">er 3 </text:span><text:span text:style-name="T1">Exerc</text:span><text:span text:style-name="T1">ise 6 : </text:span><text:span text:style-name="T1">The </text:span><text:span text:style-name="T1">owne</text:span><text:span text:style-name="T1">r of a </text:span><text:span text:style-name="T1">softw</text:span><text:span text:style-name="T1">are </text:span><text:span text:style-name="T1">comp</text:span><text:span text:style-name="T1">any </text:span><text:span text:style-name="T1">decid</text:span><text:span text:style-name="T1">ed to </text:span><text:span text:style-name="T1">raise </text:span><text:span text:style-name="T1">the </text:span><text:span text:style-name="T1">salary </text:span><text:span text:style-name="T1">of all </text:span><text:span text:style-name="T1">of the </text:span><text:span text:style-name="T1">comp</text:span><text:span text:style-name="T1">anies </text:span><text:span text:style-name="T1">progr</text:span><text:span text:style-name="T1">amer</text:span><text:span text:style-name="T1">s by </text:span><text:span text:style-name="T1">10% </text:span><text:span text:style-name="T1">but </text:span><text:span text:style-name="T1">only if </text:span><text:span text:style-name="T1">the </text:span><text:span text:style-name="T1">resulti</text:span><text:span text:style-name="T1">ng </text:span><text:span text:style-name="T1">sallar</text:span><text:span text:style-name="T1">y </text:span><text:span text:style-name="T1">won’t </text:span><text:span text:style-name="T1">be </text:span><text:span text:style-name="T1">abov</text:span><text:span text:style-name="T1">e </text:span><text:span text:style-name="T1">6,000 </text:span><text:span text:style-name="T1">ILS, </text:span><text:span text:style-name="T1">other</text:span><text:span text:style-name="T1">wise </text:span><text:span text:style-name="T1">the </text:span><text:span text:style-name="T1">raise </text:span><text:span text:style-name="T1">would </text:span><text:span text:style-name="T1">only </text:span><text:span text:style-name="T1">be </text:span><text:span text:style-name="T1">5%.</text:span></text:p>
            <text:p text:style-name="P4"><text:span text:style-name="T1">Make </text:span><text:span text:style-name="T1">a </text:span><text:span text:style-name="T1">flowc</text:span><text:span text:style-name="T1">hart </text:span><text:span text:style-name="T1">that </text:span><text:span text:style-name="T1">would </text:span><text:span text:style-name="T1">read </text:span><text:span text:style-name="T1">the </text:span><text:span text:style-name="T1">name </text:span><text:span text:style-name="T1">and </text:span><text:span text:style-name="T1">the </text:span><text:span text:style-name="T1">curre</text:span><text:span text:style-name="T1">nt </text:span><text:span text:style-name="T1">sallar</text:span><text:span text:style-name="T1">y of a </text:span><text:span text:style-name="T1">comp</text:span><text:span text:style-name="T1">any </text:span><text:span text:style-name="T1">progr</text:span><text:span text:style-name="T1">amer </text:span><text:span text:style-name="T1">and </text:span><text:span text:style-name="T1">print </text:span><text:span text:style-name="T1">that </text:span><text:span text:style-name="T1">progr</text:span><text:span text:style-name="T1">amer</text:span><text:span text:style-name="T1">s </text:span><text:span text:style-name="T1">salary </text:span><text:span text:style-name="T1">after </text:span><text:span text:style-name="T1">the </text:span><text:span text:style-name="T1">raise.</text:span></text:p>
          </draw:text-box>
        </draw:frame>
        <draw:custom-shape draw:style-name="gr17" draw:text-style-name="P6" xml:id="id128" draw:id="id128" draw:layer="layout" svg:width="2.1cm" svg:height="1.05cm" svg:x="12.308cm" svg:y="5.37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34" draw:id="id134" draw:layer="layout" svg:width="2.1cm" svg:height="1.05cm" svg:x="10.184cm" svg:y="26.369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7" draw:text-style-name="P6" xml:id="id129" draw:id="id129" draw:layer="layout" svg:width="6.683cm" svg:height="1.15cm" svg:x="10.052cm" svg:y="7.473cm">
          <text:p text:style-name="P1">name, pay_old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8" draw:text-style-name="P6" xml:id="id133" draw:id="id133" draw:layer="layout" svg:width="9.569cm" svg:height="3.638cm" svg:x="6.372cm" svg:y="21.431cm">
          <text:p text:style-name="P1">"The new sallary for the programer ", name, " is ", pay_new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3.358cm" svg:y1="6.421cm" svg:x2="13.394cm" svg:y2="7.473cm" draw:start-shape="id128" draw:start-glue-point="6" draw:end-shape="id129" draw:end-glue-point="4" svg:d="M13358 6421l36 1052" svg:viewBox="0 0 37 1053">
          <text:p/>
        </draw:connector>
        <draw:custom-shape draw:style-name="gr59" draw:text-style-name="P13" draw:layer="layout" svg:width="6.372cm" svg:height="7.726cm" svg:x="1.323cm" svg:y="4.974cm">
          <text:p text:style-name="P11">Glossary:</text:p>
          <text:p text:style-name="P11">programers name</text:p>
          <text:p text:style-name="P11"><text:tab/> ... name</text:p>
          <text:p text:style-name="P12">programers current sallary</text:p>
          <text:p text:style-name="P12"><text:tab/> ... pay_old</text:p>
          <text:p text:style-name="P12">programers raised sallary</text:p>
          <text:p text:style-name="P12"><text:tab/> ... pay_new</text:p>
          <draw:enhanced-geometry svg:viewBox="0 0 21600 21600" draw:type="rectangle" draw:enhanced-path="M 0 0 L 21600 0 21600 21600 0 21600 0 0 Z N"/>
        </draw:custom-shape>
        <draw:custom-shape draw:style-name="gr40" draw:text-style-name="P14" xml:id="id131" draw:id="id131" draw:layer="layout" svg:width="8.665cm" svg:height="3.352cm" svg:x="6.898cm" svg:y="13.805cm">
          <text:p text:style-name="P8">pay_new &gt; 60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4" xml:id="id130" draw:id="id130" draw:layer="layout" svg:width="4.916cm" svg:height="1.433cm" svg:x="10.893cm" svg:y="10.274cm">
          <text:p text:style-name="P8">pay_new = pay_old * 1.1</text:p>
          <draw:enhanced-geometry svg:viewBox="0 0 21600 21600" draw:type="rectangle" draw:enhanced-path="M 0 0 L 21600 0 21600 21600 0 21600 0 0 Z N"/>
        </draw:custom-shape>
        <draw:connector draw:style-name="gr61" draw:text-style-name="P3" draw:layer="layout" draw:type="line" svg:x1="13.394cm" svg:y1="8.623cm" svg:x2="13.351cm" svg:y2="10.274cm" draw:start-shape="id129" draw:start-glue-point="6" draw:end-shape="id130" draw:end-glue-point="0" svg:d="M13394 8623l-43 1651" svg:viewBox="0 0 44 1652">
          <text:p/>
        </draw:connector>
        <draw:connector draw:style-name="gr62" draw:text-style-name="P3" draw:layer="layout" svg:x1="13.351cm" svg:y1="11.707cm" svg:x2="11.231cm" svg:y2="13.805cm" draw:start-shape="id130" draw:start-glue-point="2" draw:end-shape="id131" draw:end-glue-point="4" svg:d="M13351 11707v1049h-2120v1049" svg:viewBox="0 0 2121 2099">
          <text:p/>
        </draw:connector>
        <draw:custom-shape draw:style-name="gr60" draw:text-style-name="P14" xml:id="id132" draw:id="id132" draw:layer="layout" svg:width="4.916cm" svg:height="1.433cm" svg:x="2.162cm" svg:y="18.521cm">
          <text:p text:style-name="P8">pay_new = pay_old * 1.05</text:p>
          <draw:enhanced-geometry svg:viewBox="0 0 21600 21600" draw:type="rectangle" draw:enhanced-path="M 0 0 L 21600 0 21600 21600 0 21600 0 0 Z N"/>
        </draw:custom-shape>
        <draw:connector draw:style-name="gr63" draw:text-style-name="P3" draw:layer="layout" svg:x1="6.898cm" svg:y1="15.481cm" svg:x2="4.62cm" svg:y2="18.521cm" draw:start-shape="id131" draw:start-glue-point="5" draw:end-shape="id132" draw:end-glue-point="0" svg:d="M6898 15481h-2278v3040" svg:viewBox="0 0 2279 3041">
          <text:p text:style-name="P8">if True</text:p>
        </draw:connector>
        <draw:connector draw:style-name="gr64" draw:text-style-name="P3" draw:layer="layout" svg:x1="15.563cm" svg:y1="15.481cm" svg:x2="11.157cm" svg:y2="21.431cm" draw:start-shape="id131" draw:start-glue-point="7" draw:end-shape="id133" draw:end-glue-point="4" svg:d="M15563 15481h501v3813h-4907v2137" svg:viewBox="0 0 4908 5951">
          <text:p text:style-name="P8">if False</text:p>
        </draw:connector>
        <draw:connector draw:style-name="gr65" draw:text-style-name="P3" draw:layer="layout" draw:type="line" svg:x1="11.157cm" svg:y1="24.854cm" svg:x2="11.234cm" svg:y2="26.369cm" draw:start-shape="id133" draw:start-glue-point="6" draw:end-shape="id134" draw:end-glue-point="4" svg:d="M11157 24854l77 1515" svg:viewBox="0 0 78 1516">
          <text:p/>
        </draw:connector>
        <draw:connector draw:style-name="gr66" draw:text-style-name="P3" draw:layer="layout" svg:x1="4.62cm" svg:y1="19.954cm" svg:x2="6.372cm" svg:y2="23.25cm" draw:start-shape="id132" draw:start-glue-point="2" draw:end-shape="id133" draw:end-glue-point="5" svg:d="M4620 19954v3296h1752" svg:viewBox="0 0 1753 3297">
          <text:p/>
        </draw:connector>
      </draw:page>
      <draw:page draw:name="page19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4 </text:span><text:span text:style-name="T1">Exerc</text:span><text:span text:style-name="T1">ise 1 : </text:span><text:span text:style-name="T1">Read </text:span><text:span text:style-name="T1">a </text:span><text:span text:style-name="T1">value </text:span><text:span text:style-name="T1">and </text:span><text:span text:style-name="T1">print </text:span><text:span text:style-name="T1">"Neg</text:span><text:span text:style-name="T1">ative"</text:span><text:span text:style-name="T1">, </text:span><text:span text:style-name="T1">"Zero</text:span><text:span text:style-name="T1">", </text:span><text:span text:style-name="T1">"Posit</text:span><text:span text:style-name="T1">ive" </text:span><text:span text:style-name="T1">accor</text:span><text:span text:style-name="T1">ding </text:span><text:span text:style-name="T1">to it’s </text:span><text:span text:style-name="T1">value.</text:span></text:p>
          </draw:text-box>
        </draw:frame>
        <draw:custom-shape draw:style-name="gr17" draw:text-style-name="P6" xml:id="id135" draw:id="id135" draw:layer="layout" svg:width="2.1cm" svg:height="1.05cm" svg:x="10.985cm" svg:y="4.02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41" draw:id="id141" draw:layer="layout" svg:width="2.1cm" svg:height="1.05cm" svg:x="8.091cm" svg:y="23.50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6" xml:id="id136" draw:id="id136" draw:layer="layout" svg:width="3.884cm" svg:height="1.15cm" svg:x="10.052cm" svg:y="5.774cm">
          <text:p text:style-name="P1">val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7" draw:text-style-name="P6" xml:id="id138" draw:id="id138" draw:layer="layout" svg:width="5.206cm" svg:height="2.89cm" svg:x="1.522cm" svg:y="12.199cm">
          <text:p text:style-name="P1">"Positive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12.035cm" svg:y1="5.074cm" svg:x2="11.994cm" svg:y2="5.774cm" draw:start-shape="id135" draw:start-glue-point="6" draw:end-shape="id136" draw:end-glue-point="4" svg:d="M12035 5074l-41 700" svg:viewBox="0 0 42 701">
          <text:p/>
        </draw:connector>
        <draw:custom-shape draw:style-name="gr43" draw:text-style-name="P13" draw:layer="layout" svg:width="6.372cm" svg:height="4.863cm" svg:x="1.323cm" svg:y="3.275cm">
          <text:p text:style-name="P11">Glossary:</text:p>
          <text:p text:style-name="P11">input value</text:p>
          <text:p text:style-name="P11"><text:tab/> ... val</text:p>
          <text:p text:style-name="P12"/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1.994cm" svg:y1="6.924cm" svg:x2="12.028cm" svg:y2="8.138cm" draw:start-shape="id136" draw:start-glue-point="6" draw:end-shape="id137" draw:end-glue-point="4" svg:d="M11994 6924l34 1214" svg:viewBox="0 0 35 1215">
          <text:p/>
        </draw:connector>
        <draw:custom-shape draw:style-name="gr40" draw:text-style-name="P16" xml:id="id137" draw:id="id137" draw:layer="layout" svg:width="8.665cm" svg:height="3.352cm" svg:x="7.695cm" svg:y="8.138cm">
          <text:p text:style-name="P15">val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3" draw:layer="layout" svg:x1="7.695cm" svg:y1="9.814cm" svg:x2="4.125cm" svg:y2="12.199cm" draw:start-shape="id137" draw:start-glue-point="5" draw:end-shape="id138" draw:end-glue-point="4" svg:d="M7695 9814h-3570v2385" svg:viewBox="0 0 3571 2386">
          <text:p text:style-name="P8">if True</text:p>
        </draw:connector>
        <draw:custom-shape draw:style-name="gr67" draw:text-style-name="P17" xml:id="id140" draw:id="id140" draw:layer="layout" svg:width="5.206cm" svg:height="4.396cm" svg:x="6.441cm" svg:y="17.566cm">
          <text:p text:style-name="P7">"Negative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0" draw:text-style-name="P16" xml:id="id139" draw:id="id139" draw:layer="layout" svg:width="8.665cm" svg:height="3.352cm" svg:x="10.143cm" svg:y="12.856cm">
          <text:p text:style-name="P15">val &l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3" draw:layer="layout" svg:x1="10.143cm" svg:y1="14.532cm" svg:x2="9.044cm" svg:y2="17.566cm" draw:start-shape="id139" draw:start-glue-point="5" draw:end-shape="id140" draw:end-glue-point="4" svg:d="M10143 14532h-1099v3034" svg:viewBox="0 0 1100 3035">
          <text:p text:style-name="P8">if True</text:p>
        </draw:connector>
        <draw:connector draw:style-name="gr50" draw:text-style-name="P3" draw:layer="layout" svg:x1="16.36cm" svg:y1="9.814cm" svg:x2="14.476cm" svg:y2="12.856cm" draw:start-shape="id137" draw:start-glue-point="7" draw:end-shape="id139" draw:end-glue-point="4" svg:d="M16360 9814h501v2359h-2385v683" svg:viewBox="0 0 2386 3043">
          <text:p text:style-name="P8">if False</text:p>
        </draw:connector>
        <draw:connector draw:style-name="gr52" draw:text-style-name="P3" draw:layer="layout" svg:x1="4.125cm" svg:y1="14.918cm" svg:x2="8.091cm" svg:y2="24.027cm" draw:start-shape="id138" draw:start-glue-point="6" draw:end-shape="id141" draw:end-glue-point="5" svg:d="M4125 14918v9109h3966" svg:viewBox="0 0 3967 9110">
          <text:p/>
        </draw:connector>
        <draw:connector draw:style-name="gr53" draw:text-style-name="P3" draw:layer="layout" draw:type="line" svg:x1="9.044cm" svg:y1="21.702cm" svg:x2="9.141cm" svg:y2="23.502cm" draw:start-shape="id140" draw:start-glue-point="6" draw:end-shape="id141" draw:end-glue-point="4" svg:d="M9044 21702l97 1800" svg:viewBox="0 0 98 1801">
          <text:p/>
        </draw:connector>
        <draw:custom-shape draw:style-name="gr47" draw:text-style-name="P6" xml:id="id142" draw:id="id142" draw:layer="layout" svg:width="5.206cm" svg:height="2.89cm" svg:x="13.209cm" svg:y="19.19cm">
          <text:p text:style-name="P1">"Zero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8" draw:text-style-name="P3" draw:layer="layout" svg:x1="18.808cm" svg:y1="14.532cm" svg:x2="15.812cm" svg:y2="19.19cm" draw:start-shape="id139" draw:start-glue-point="7" draw:end-shape="id142" draw:end-glue-point="4" svg:d="M18808 14532h501v3167h-3497v1491" svg:viewBox="0 0 3498 4659">
          <text:p text:style-name="P8">if False</text:p>
        </draw:connector>
        <draw:connector draw:style-name="gr69" draw:text-style-name="P3" draw:layer="layout" svg:x1="15.812cm" svg:y1="21.909cm" svg:x2="10.191cm" svg:y2="24.027cm" draw:start-shape="id142" draw:start-glue-point="6" draw:end-shape="id141" draw:end-glue-point="7" svg:d="M15812 21909v2118h-5621" svg:viewBox="0 0 5622 2119">
          <text:p/>
        </draw:connector>
      </draw:page>
      <draw:page draw:name="page20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4 </text:span><text:span text:style-name="T1">Exerc</text:span><text:span text:style-name="T1">ise 2 : </text:span><text:span text:style-name="T1">Read </text:span><text:span text:style-name="T1">three </text:span><text:span text:style-name="T1">value</text:span><text:span text:style-name="T1">s and </text:span><text:span text:style-name="T1">print </text:span><text:span text:style-name="T1">"Incre</text:span><text:span text:style-name="T1">asing.</text:span><text:span text:style-name="T1">.." </text:span><text:span text:style-name="T1">only if </text:span><text:span text:style-name="T1">the </text:span><text:span text:style-name="T1">seco</text:span><text:span text:style-name="T1">nd </text:span><text:span text:style-name="T1">value </text:span><text:span text:style-name="T1">is </text:span><text:span text:style-name="T1">bigge</text:span><text:span text:style-name="T1">r than </text:span><text:span text:style-name="T1">the </text:span><text:span text:style-name="T1">first </text:span><text:span text:style-name="T1">and </text:span><text:span text:style-name="T1">the </text:span><text:span text:style-name="T1">third </text:span><text:span text:style-name="T1">is </text:span><text:span text:style-name="T1">bigge</text:span><text:span text:style-name="T1">r than </text:span><text:span text:style-name="T1">the </text:span><text:span text:style-name="T1">seco</text:span><text:span text:style-name="T1">nd.</text:span></text:p>
          </draw:text-box>
        </draw:frame>
        <draw:custom-shape draw:style-name="gr17" draw:text-style-name="P6" xml:id="id143" draw:id="id143" draw:layer="layout" svg:width="2.1cm" svg:height="1.05cm" svg:x="12.508cm" svg:y="3.69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47" draw:id="id147" draw:layer="layout" svg:width="2.1cm" svg:height="1.05cm" svg:x="8.092cm" svg:y="23.503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0" draw:text-style-name="P6" xml:id="id144" draw:id="id144" draw:layer="layout" svg:width="6.99cm" svg:height="1.15cm" svg:x="10.053cm" svg:y="5.775cm">
          <text:p text:style-name="P1">val_1, val_2, val_3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3" draw:layer="layout" draw:type="line" svg:x1="13.558cm" svg:y1="4.744cm" svg:x2="13.548cm" svg:y2="5.775cm" draw:start-shape="id143" draw:start-glue-point="6" draw:end-shape="id144" draw:end-glue-point="4" svg:d="M13558 4744l-10 1031" svg:viewBox="0 0 11 1032">
          <text:p/>
        </draw:connector>
        <draw:custom-shape draw:style-name="gr43" draw:text-style-name="P13" draw:layer="layout" svg:width="6.372cm" svg:height="4.863cm" svg:x="1.324cm" svg:y="3.276cm">
          <text:p text:style-name="P11">Glossary:</text:p>
          <text:p text:style-name="P11">input values 1, 2, 3</text:p>
          <text:p text:style-name="P11"><text:tab/> ... val_1</text:p>
          <text:p text:style-name="P11"><text:tab/> ... val_2</text:p>
          <text:p text:style-name="P12"><text:tab/> ... val_3</text:p>
          <text:p text:style-name="P12"/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3.548cm" svg:y1="6.925cm" svg:x2="13.815cm" svg:y2="8.624cm" draw:start-shape="id144" draw:start-glue-point="6" draw:end-shape="id145" draw:end-glue-point="4" svg:d="M13548 6925l267 1699" svg:viewBox="0 0 268 1700">
          <text:p/>
        </draw:connector>
        <draw:custom-shape draw:style-name="gr40" draw:text-style-name="P16" xml:id="id145" draw:id="id145" draw:layer="layout" svg:width="8.665cm" svg:height="3.352cm" svg:x="9.482cm" svg:y="8.624cm">
          <text:p text:style-name="P15">val_2 &gt; val_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17" xml:id="id148" draw:id="id148" draw:layer="layout" svg:width="5.206cm" svg:height="4.396cm" svg:x="2.187cm" svg:y="18.383cm">
          <text:p text:style-name="P7">"Increasing...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0" draw:text-style-name="P16" xml:id="id146" draw:id="id146" draw:layer="layout" svg:width="8.665cm" svg:height="3.352cm" svg:x="2.536cm" svg:y="13.033cm">
          <text:p text:style-name="P15">val_3 &gt; val_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2" draw:text-style-name="P3" draw:layer="layout" svg:x1="9.482cm" svg:y1="10.3cm" svg:x2="6.869cm" svg:y2="13.033cm" draw:start-shape="id145" draw:start-glue-point="5" draw:end-shape="id146" draw:end-glue-point="4" svg:d="M9482 10300h-2613v2733" svg:viewBox="0 0 2614 2734">
          <text:p text:style-name="P8">if True</text:p>
        </draw:connector>
        <draw:connector draw:style-name="gr73" draw:text-style-name="P2" draw:layer="layout" svg:x1="18.147cm" svg:y1="10.3cm" svg:x2="10.192cm" svg:y2="24.028cm" draw:start-shape="id145" draw:start-glue-point="7" draw:end-shape="id147" draw:end-glue-point="7" svg:d="M18147 10300h501v13728h-8456" svg:viewBox="0 0 8457 13729">
          <text:p text:style-name="P1">if False</text:p>
        </draw:connector>
        <draw:connector draw:style-name="gr74" draw:text-style-name="P3" draw:layer="layout" svg:x1="11.201cm" svg:y1="14.709cm" svg:x2="9.142cm" svg:y2="23.503cm" draw:start-shape="id146" draw:start-glue-point="7" draw:end-shape="id147" draw:end-glue-point="4" svg:d="M11201 14709h501v5235h-2560v3559" svg:viewBox="0 0 2561 8795">
          <text:p text:style-name="P8">if False</text:p>
        </draw:connector>
        <draw:connector draw:style-name="gr75" draw:text-style-name="P3" draw:layer="layout" svg:x1="2.536cm" svg:y1="14.709cm" svg:x2="4.79cm" svg:y2="18.383cm" draw:start-shape="id146" draw:start-glue-point="5" draw:end-shape="id148" draw:end-glue-point="4" svg:d="M2536 14709h-502v2675h2756v999" svg:viewBox="0 0 2757 3675">
          <text:p text:style-name="P8">if True</text:p>
        </draw:connector>
        <draw:connector draw:style-name="gr76" draw:text-style-name="P3" draw:layer="layout" svg:x1="4.79cm" svg:y1="22.519cm" svg:x2="8.092cm" svg:y2="24.028cm" draw:start-shape="id148" draw:start-glue-point="6" draw:end-shape="id147" draw:end-glue-point="5" svg:d="M4790 22519v1509h3302" svg:viewBox="0 0 3303 1510">
          <text:p/>
        </draw:connector>
      </draw:page>
      <draw:page draw:name="page21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4 </text:span><text:span text:style-name="T1">Exerc</text:span><text:span text:style-name="T1">ise 3 : </text:span><text:span text:style-name="T1">Read </text:span><text:span text:style-name="T1">three </text:span><text:span text:style-name="T1">value</text:span><text:span text:style-name="T1">s and </text:span><text:span text:style-name="T1">print </text:span><text:span text:style-name="T1">the </text:span><text:span text:style-name="T1">bigge</text:span><text:span text:style-name="T1">st </text:span><text:span text:style-name="T1">one </text:span><text:span text:style-name="T1">(in </text:span><text:span text:style-name="T1">case </text:span><text:span text:style-name="T1">of </text:span><text:span text:style-name="T1">equali</text:span><text:span text:style-name="T1">ty </text:span><text:span text:style-name="T1">print </text:span><text:span text:style-name="T1">either </text:span><text:span text:style-name="T1">value</text:span><text:span text:style-name="T1">).</text:span></text:p>
          </draw:text-box>
        </draw:frame>
        <draw:custom-shape draw:style-name="gr17" draw:text-style-name="P6" xml:id="id149" draw:id="id149" draw:layer="layout" svg:width="2.1cm" svg:height="1.05cm" svg:x="12.508cm" svg:y="3.69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56" draw:id="id156" draw:layer="layout" svg:width="2.1cm" svg:height="1.05cm" svg:x="8.092cm" svg:y="23.50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0" draw:text-style-name="P6" xml:id="id150" draw:id="id150" draw:layer="layout" svg:width="6.99cm" svg:height="1.15cm" svg:x="10.053cm" svg:y="5.776cm">
          <text:p text:style-name="P1">val_1, val_2, val_3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3" draw:layer="layout" draw:type="line" svg:x1="13.558cm" svg:y1="4.745cm" svg:x2="13.548cm" svg:y2="5.776cm" draw:start-shape="id149" draw:start-glue-point="6" draw:end-shape="id150" draw:end-glue-point="4" svg:d="M13558 4745l-10 1031" svg:viewBox="0 0 11 1032">
          <text:p/>
        </draw:connector>
        <draw:custom-shape draw:style-name="gr43" draw:text-style-name="P13" draw:layer="layout" svg:width="6.372cm" svg:height="4.863cm" svg:x="1.324cm" svg:y="3.277cm">
          <text:p text:style-name="P11">Glossary:</text:p>
          <text:p text:style-name="P11">input values 1, 2, 3</text:p>
          <text:p text:style-name="P11"><text:tab/> ... val_1</text:p>
          <text:p text:style-name="P11"><text:tab/> ... val_2</text:p>
          <text:p text:style-name="P12"><text:tab/> ... val_3</text:p>
          <text:p text:style-name="P12"/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line" svg:x1="13.548cm" svg:y1="6.926cm" svg:x2="12.272cm" svg:y2="8.008cm" draw:start-shape="id150" draw:start-glue-point="6" draw:end-shape="id151" draw:end-glue-point="4" svg:d="M13548 6926l-1276 1082" svg:viewBox="0 0 1277 1083">
          <text:p/>
        </draw:connector>
        <draw:custom-shape draw:style-name="gr40" draw:text-style-name="P16" xml:id="id151" draw:id="id151" draw:layer="layout" svg:width="8.665cm" svg:height="3.352cm" svg:x="7.939cm" svg:y="8.008cm">
          <text:p text:style-name="P15">val_2 &gt; val_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17" xml:id="id155" draw:id="id155" draw:layer="layout" svg:width="3.325cm" svg:height="2.32cm" svg:x="2.187cm" svg:y="18.384cm">
          <text:p text:style-name="P7">val_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6" xml:id="id152" draw:id="id152" draw:layer="layout" svg:width="6.455cm" svg:height="3.352cm" svg:x="2.034cm" svg:y="11.977cm">
          <text:p text:style-name="P15">val_2 &gt; val_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2" draw:text-style-name="P3" draw:layer="layout" svg:x1="7.939cm" svg:y1="9.684cm" svg:x2="5.262cm" svg:y2="11.977cm" draw:start-shape="id151" draw:start-glue-point="5" draw:end-shape="id152" draw:end-glue-point="4" svg:d="M7939 9684h-2677v2293" svg:viewBox="0 0 2678 2294">
          <text:p text:style-name="P8">if True</text:p>
        </draw:connector>
        <draw:connector draw:style-name="gr73" draw:text-style-name="P2" draw:layer="layout" svg:x1="16.604cm" svg:y1="9.684cm" svg:x2="15.758cm" svg:y2="12.704cm" draw:start-shape="id151" draw:start-glue-point="7" draw:end-shape="id153" draw:end-glue-point="4" svg:d="M16604 9684h501v2348h-1347v672" svg:viewBox="0 0 1348 3021">
          <text:p text:style-name="P1">if False</text:p>
        </draw:connector>
        <draw:connector draw:style-name="gr74" draw:text-style-name="P3" draw:layer="layout" svg:x1="8.489cm" svg:y1="13.653cm" svg:x2="9.754cm" svg:y2="18.247cm" draw:start-shape="id152" draw:start-glue-point="7" draw:end-shape="id154" draw:end-glue-point="4" svg:d="M8489 13653h1265v4594" svg:viewBox="0 0 1266 4595">
          <text:p text:style-name="P8">if False</text:p>
        </draw:connector>
        <draw:connector draw:style-name="gr75" draw:text-style-name="P3" draw:layer="layout" svg:x1="2.034cm" svg:y1="13.653cm" svg:x2="3.849cm" svg:y2="18.384cm" draw:start-shape="id152" draw:start-glue-point="5" draw:end-shape="id155" draw:end-glue-point="4" svg:d="M2034 13653h-502v3204h2317v1527" svg:viewBox="0 0 2318 4732">
          <text:p text:style-name="P8">if True</text:p>
        </draw:connector>
        <draw:connector draw:style-name="gr76" draw:text-style-name="P3" draw:layer="layout" svg:x1="3.849cm" svg:y1="20.567cm" svg:x2="8.092cm" svg:y2="24.029cm" draw:start-shape="id155" draw:start-glue-point="6" draw:end-shape="id156" draw:end-glue-point="5" svg:d="M3849 20567v3462h4243" svg:viewBox="0 0 4244 3463">
          <text:p/>
        </draw:connector>
        <draw:custom-shape draw:style-name="gr78" draw:text-style-name="P16" xml:id="id153" draw:id="id153" draw:layer="layout" svg:width="6.455cm" svg:height="3.352cm" svg:x="12.53cm" svg:y="12.704cm">
          <text:p text:style-name="P15">val_3 &gt; val_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7" xml:id="id154" draw:id="id154" draw:layer="layout" svg:width="3.325cm" svg:height="2.32cm" svg:x="8.092cm" svg:y="18.247cm">
          <text:p text:style-name="P7">val_3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7" xml:id="id157" draw:id="id157" draw:layer="layout" svg:width="3.325cm" svg:height="2.32cm" svg:x="14.464cm" svg:y="17.984cm">
          <text:p text:style-name="P7">val_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1" draw:text-style-name="P3" draw:layer="layout" svg:x1="9.754cm" svg:y1="20.43cm" svg:x2="9.142cm" svg:y2="23.504cm" draw:start-shape="id154" draw:start-glue-point="6" draw:end-shape="id156" draw:end-glue-point="4" svg:d="M9754 20430v1606h-612v1468" svg:viewBox="0 0 613 3075">
          <text:p/>
        </draw:connector>
        <draw:connector draw:style-name="gr82" draw:text-style-name="P3" draw:layer="layout" svg:x1="18.985cm" svg:y1="14.38cm" svg:x2="16.126cm" svg:y2="17.984cm" draw:start-shape="id153" draw:start-glue-point="7" draw:end-shape="id157" draw:end-glue-point="4" svg:d="M18985 14380h501v2640h-3360v964" svg:viewBox="0 0 3361 3605">
          <text:p text:style-name="P8">if False</text:p>
        </draw:connector>
        <draw:connector draw:style-name="gr83" draw:text-style-name="P3" draw:layer="layout" svg:x1="16.126cm" svg:y1="20.167cm" svg:x2="10.192cm" svg:y2="24.029cm" draw:start-shape="id157" draw:start-glue-point="6" draw:end-shape="id156" draw:end-glue-point="7" svg:d="M16126 20167v3862h-5934" svg:viewBox="0 0 5935 3863">
          <text:p/>
        </draw:connector>
        <draw:connector draw:style-name="gr84" draw:text-style-name="P3" draw:layer="layout" svg:x1="12.53cm" svg:y1="14.38cm" svg:x2="11.417cm" svg:y2="19.407cm" draw:start-shape="id153" draw:start-glue-point="5" draw:end-shape="id154" draw:end-glue-point="7" svg:d="M12530 14380h-557v5027h-556" svg:viewBox="0 0 1114 5028">
          <text:p text:style-name="P8">if True</text:p>
        </draw:connector>
      </draw:page>
      <draw:page draw:name="page22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4 </text:span><text:span text:style-name="T1">Exerc</text:span><text:span text:style-name="T1">ise 4 : </text:span><text:span text:style-name="T1">Read </text:span><text:span text:style-name="T1">a </text:span><text:span text:style-name="T1">numb</text:span><text:span text:style-name="T1">er </text:span><text:span text:style-name="T1">betwe</text:span><text:span text:style-name="T1">en 1 </text:span><text:span text:style-name="T1">and </text:span><text:span text:style-name="T1">9,999 </text:span><text:span text:style-name="T1">and </text:span><text:span text:style-name="T1">print </text:span><text:span text:style-name="T1">how </text:span><text:span text:style-name="T1">many </text:span><text:span text:style-name="T1">digits </text:span><text:span text:style-name="T1">it has.</text:span></text:p>
          </draw:text-box>
        </draw:frame>
        <draw:custom-shape draw:style-name="gr17" draw:text-style-name="P6" xml:id="id158" draw:id="id158" draw:layer="layout" svg:width="2.1cm" svg:height="1.05cm" svg:x="12.508cm" svg:y="3.69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65" draw:id="id165" draw:layer="layout" svg:width="2.1cm" svg:height="1.05cm" svg:x="8.092cm" svg:y="23.50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0" draw:text-style-name="P6" xml:id="id159" draw:id="id159" draw:layer="layout" svg:width="6.99cm" svg:height="1.15cm" svg:x="10.053cm" svg:y="5.776cm">
          <text:p text:style-name="P1">num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3" draw:layer="layout" draw:type="line" svg:x1="13.558cm" svg:y1="4.745cm" svg:x2="13.548cm" svg:y2="5.776cm" draw:start-shape="id158" draw:start-glue-point="6" draw:end-shape="id159" draw:end-glue-point="4" svg:d="M13558 4745l-10 1031" svg:viewBox="0 0 11 1032">
          <text:p/>
        </draw:connector>
        <draw:custom-shape draw:style-name="gr43" draw:text-style-name="P13" draw:layer="layout" svg:width="6.372cm" svg:height="4.863cm" svg:x="1.324cm" svg:y="3.277cm">
          <text:p text:style-name="P11">Glossary:</text:p>
          <text:p text:style-name="P11">input number</text:p>
          <text:p text:style-name="P11"><text:tab/> ... num</text:p>
          <text:p text:style-name="P11"/>
          <text:p text:style-name="P11"/>
          <text:p text:style-name="P12"/>
          <draw:enhanced-geometry svg:viewBox="0 0 21600 21600" draw:type="rectangle" draw:enhanced-path="M 0 0 L 21600 0 21600 21600 0 21600 0 0 Z N"/>
        </draw:custom-shape>
        <draw:custom-shape draw:style-name="gr85" draw:text-style-name="P16" xml:id="id160" draw:id="id160" draw:layer="layout" svg:width="5.006cm" svg:height="3.352cm" svg:x="14.023cm" svg:y="8.471cm">
          <text:p text:style-name="P15">num &gt; 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17" xml:id="id164" draw:id="id164" draw:layer="layout" svg:width="2.785cm" svg:height="2.098cm" svg:x="1.588cm" svg:y="19.05cm">
          <text:p text:style-name="P7">"4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7" draw:text-style-name="P16" xml:id="id161" draw:id="id161" draw:layer="layout" svg:width="5.005cm" svg:height="3.352cm" svg:x="9.415cm" svg:y="11.823cm">
          <text:p text:style-name="P15">num &gt; 9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2" draw:text-style-name="P3" draw:layer="layout" svg:x1="14.023cm" svg:y1="10.147cm" svg:x2="11.918cm" svg:y2="11.823cm" draw:start-shape="id160" draw:start-glue-point="5" draw:end-shape="id161" draw:end-glue-point="4" svg:d="M14023 10147h-2105v1676" svg:viewBox="0 0 2106 1677">
          <text:p text:style-name="P8">if True</text:p>
        </draw:connector>
        <draw:connector draw:style-name="gr88" draw:text-style-name="P2" draw:layer="layout" svg:x1="19.029cm" svg:y1="10.147cm" svg:x2="15.747cm" svg:y2="18.764cm" draw:start-shape="id160" draw:start-glue-point="7" draw:end-shape="id162" draw:end-glue-point="4" svg:d="M19029 10147h502v5147h-3784v3470" svg:viewBox="0 0 3785 8618">
          <text:p text:style-name="P1">if False</text:p>
        </draw:connector>
        <draw:connector draw:style-name="gr74" draw:text-style-name="P3" draw:layer="layout" svg:x1="14.42cm" svg:y1="13.499cm" svg:x2="11.117cm" svg:y2="18.941cm" draw:start-shape="id161" draw:start-glue-point="7" draw:end-shape="id163" draw:end-glue-point="4" svg:d="M14420 13499h501v3559h-3804v1883" svg:viewBox="0 0 3805 5443">
          <text:p text:style-name="P8">if False</text:p>
        </draw:connector>
        <draw:connector draw:style-name="gr76" draw:text-style-name="P3" draw:layer="layout" svg:x1="2.981cm" svg:y1="21.024cm" svg:x2="9.142cm" svg:y2="23.504cm" draw:start-shape="id164" draw:start-glue-point="6" draw:end-shape="id165" draw:end-glue-point="4" svg:d="M2981 21024v1303h6161v1177" svg:viewBox="0 0 6162 2481">
          <text:p/>
        </draw:connector>
        <draw:connector draw:style-name="gr89" draw:text-style-name="P3" draw:layer="layout" svg:x1="13.548cm" svg:y1="6.926cm" svg:x2="16.526cm" svg:y2="8.471cm" draw:start-shape="id159" draw:start-glue-point="6" draw:end-shape="id160" draw:end-glue-point="4" svg:d="M13548 6926v773h2978v772" svg:viewBox="0 0 2979 1546">
          <text:p/>
        </draw:connector>
        <draw:custom-shape draw:style-name="gr90" draw:text-style-name="P16" xml:id="id167" draw:id="id167" draw:layer="layout" svg:width="5.011cm" svg:height="3.352cm" svg:x="3.042cm" svg:y="14.07cm">
          <text:p text:style-name="P15">num &gt; 99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1" draw:text-style-name="P17" xml:id="id166" draw:id="id166" draw:layer="layout" svg:width="2.785cm" svg:height="2.098cm" svg:x="5.513cm" svg:y="18.926cm">
          <text:p text:style-name="P7">"3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2" draw:text-style-name="P17" xml:id="id163" draw:id="id163" draw:layer="layout" svg:width="2.785cm" svg:height="2.098cm" svg:x="9.724cm" svg:y="18.941cm">
          <text:p text:style-name="P7">"2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3" draw:text-style-name="P17" xml:id="id162" draw:id="id162" draw:layer="layout" svg:width="2.785cm" svg:height="2.098cm" svg:x="14.354cm" svg:y="18.764cm">
          <text:p text:style-name="P7">"1"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4" draw:text-style-name="P3" draw:layer="layout" svg:x1="6.906cm" svg:y1="20.9cm" svg:x2="9.142cm" svg:y2="23.504cm" draw:start-shape="id166" draw:start-glue-point="6" draw:end-shape="id165" draw:end-glue-point="4" svg:d="M6906 20900v1365h2236v1239" svg:viewBox="0 0 2237 2605">
          <text:p/>
        </draw:connector>
        <draw:connector draw:style-name="gr95" draw:text-style-name="P3" draw:layer="layout" svg:x1="11.117cm" svg:y1="20.915cm" svg:x2="9.142cm" svg:y2="23.504cm" draw:start-shape="id163" draw:start-glue-point="6" draw:end-shape="id165" draw:end-glue-point="4" svg:d="M11117 20915v1357h-1975v1232" svg:viewBox="0 0 1976 2590">
          <text:p/>
        </draw:connector>
        <draw:connector draw:style-name="gr96" draw:text-style-name="P3" draw:layer="layout" svg:x1="15.747cm" svg:y1="20.738cm" svg:x2="9.142cm" svg:y2="23.504cm" draw:start-shape="id162" draw:start-glue-point="6" draw:end-shape="id165" draw:end-glue-point="4" svg:d="M15747 20738v1446h-6605v1320" svg:viewBox="0 0 6606 2767">
          <text:p/>
        </draw:connector>
        <draw:connector draw:style-name="gr97" draw:text-style-name="P3" draw:layer="layout" svg:x1="9.415cm" svg:y1="13.499cm" svg:x2="5.548cm" svg:y2="14.07cm" draw:start-shape="id161" draw:start-glue-point="5" draw:end-shape="id167" draw:end-glue-point="4" svg:d="M9415 13499h-3867v571" svg:viewBox="0 0 3868 572">
          <text:p text:style-name="P8">if True</text:p>
        </draw:connector>
        <draw:connector draw:style-name="gr98" draw:text-style-name="P3" draw:layer="layout" svg:x1="8.053cm" svg:y1="15.746cm" svg:x2="6.906cm" svg:y2="18.926cm" draw:start-shape="id167" draw:start-glue-point="7" draw:end-shape="id166" draw:end-glue-point="4" svg:d="M8053 15746h501v2428h-1648v752" svg:viewBox="0 0 1649 3181">
          <text:p text:style-name="P8">if False</text:p>
        </draw:connector>
        <draw:connector draw:style-name="gr99" draw:text-style-name="P3" draw:layer="layout" svg:x1="3.042cm" svg:y1="15.746cm" svg:x2="2.981cm" svg:y2="19.05cm" draw:start-shape="id167" draw:start-glue-point="5" draw:end-shape="id164" draw:end-glue-point="4" svg:d="M3042 15746h-502v2490h441v814" svg:viewBox="0 0 503 3305">
          <text:p text:style-name="P8">if True</text:p>
        </draw:connector>
      </draw:page>
      <draw:page draw:name="page23" draw:style-name="dp1" draw:master-page-name="Default">
        <draw:frame draw:style-name="gr14" draw:text-style-name="P5" draw:layer="layout" svg:width="17.771cm" svg:height="4.691cm" svg:x="1.699cm" svg:y="1.478cm">
          <draw:text-box>
            <text:p text:style-name="P4"><text:span text:style-name="T1">Ch</text:span><text:span text:style-name="T1">apt</text:span><text:span text:style-name="T1">er </text:span><text:span text:style-name="T1">4 </text:span><text:span text:style-name="T1">Ex</text:span><text:span text:style-name="T1">erc</text:span><text:span text:style-name="T1">ise </text:span><text:span text:style-name="T1">5 : </text:span><text:span text:style-name="T1">Th</text:span><text:span text:style-name="T1">e </text:span><text:span text:style-name="T1">ITA </text:span><text:span text:style-name="T1">ha</text:span><text:span text:style-name="T1">s </text:span><text:span text:style-name="T1">de</text:span><text:span text:style-name="T1">cid</text:span><text:span text:style-name="T1">ed </text:span><text:span text:style-name="T1">on </text:span><text:span text:style-name="T1">the </text:span><text:span text:style-name="T1">foll</text:span><text:span text:style-name="T1">owi</text:span><text:span text:style-name="T1">ng </text:span><text:span text:style-name="T1">tax </text:span><text:span text:style-name="T1">bra</text:span><text:span text:style-name="T1">ck</text:span><text:span text:style-name="T1">ets</text:span><text:span text:style-name="T1">:</text:span></text:p>
            <text:p text:style-name="P4"><text:span text:style-name="T1">For </text:span><text:span text:style-name="T1">ev</text:span><text:span text:style-name="T1">ery </text:span><text:span text:style-name="T1">ILS </text:span><text:span text:style-name="T1">up </text:span><text:span text:style-name="T1">to </text:span><text:span text:style-name="T1">23,</text:span><text:span text:style-name="T1">00</text:span><text:span text:style-name="T1">0 </text:span><text:span text:style-name="T1">ILS </text:span><text:span text:style-name="T1">the </text:span><text:span text:style-name="T1">tax </text:span><text:span text:style-name="T1">is </text:span><text:span text:style-name="T1">10</text:span><text:span text:style-name="T1">%.</text:span></text:p>
            <text:p text:style-name="P18"><text:span text:style-name="T1">For </text:span><text:span text:style-name="T1">ev</text:span><text:span text:style-name="T1">ery </text:span><text:span text:style-name="T1">ILS </text:span><text:span text:style-name="T1">bet</text:span><text:span text:style-name="T1">we</text:span><text:span text:style-name="T1">en </text:span><text:span text:style-name="T1">23,</text:span><text:span text:style-name="T1">00</text:span><text:span text:style-name="T1">0 </text:span><text:span text:style-name="T1">an</text:span><text:span text:style-name="T1">d </text:span><text:span text:style-name="T1">46,</text:span><text:span text:style-name="T1">00</text:span><text:span text:style-name="T1">0 </text:span><text:span text:style-name="T1">ILS </text:span><text:span text:style-name="T1">the </text:span><text:span text:style-name="T1">tax </text:span><text:span text:style-name="T1">is </text:span><text:span text:style-name="T1">20</text:span><text:span text:style-name="T1">%.</text:span></text:p>
            <text:p text:style-name="P18"><text:span text:style-name="T1">For </text:span><text:span text:style-name="T1">ev</text:span><text:span text:style-name="T1">ery </text:span><text:span text:style-name="T1">ILS </text:span><text:span text:style-name="T1">bet</text:span><text:span text:style-name="T1">we</text:span><text:span text:style-name="T1">en </text:span><text:span text:style-name="T1">46,</text:span><text:span text:style-name="T1">00</text:span><text:span text:style-name="T1">0 </text:span><text:span text:style-name="T1">an</text:span><text:span text:style-name="T1">d </text:span><text:span text:style-name="T1">12</text:span><text:span text:style-name="T1">0,0</text:span><text:span text:style-name="T1">00 </text:span><text:span text:style-name="T1">ILS </text:span><text:span text:style-name="T1">the </text:span><text:span text:style-name="T1">tax </text:span><text:span text:style-name="T1">is </text:span><text:span text:style-name="T1">30</text:span><text:span text:style-name="T1">%.</text:span></text:p>
            <text:p text:style-name="P18"><text:span text:style-name="T1">For </text:span><text:span text:style-name="T1">ev</text:span><text:span text:style-name="T1">ery </text:span><text:span text:style-name="T1">ILS </text:span><text:span text:style-name="T1">bet</text:span><text:span text:style-name="T1">we</text:span><text:span text:style-name="T1">en </text:span><text:span text:style-name="T1">12</text:span><text:span text:style-name="T1">0,0</text:span><text:span text:style-name="T1">00 </text:span><text:span text:style-name="T1">an</text:span><text:span text:style-name="T1">d </text:span><text:span text:style-name="T1">22</text:span><text:span text:style-name="T1">0,0</text:span><text:span text:style-name="T1">00 </text:span><text:span text:style-name="T1">ILS </text:span><text:span text:style-name="T1">the </text:span><text:span text:style-name="T1">tax </text:span><text:span text:style-name="T1">is </text:span><text:span text:style-name="T1">40</text:span><text:span text:style-name="T1">%.</text:span></text:p>
            <text:p text:style-name="P18"><text:span text:style-name="T1">For </text:span><text:span text:style-name="T1">ev</text:span><text:span text:style-name="T1">ery </text:span><text:span text:style-name="T1">ILS </text:span><text:span text:style-name="T1">ab</text:span><text:span text:style-name="T1">ov</text:span><text:span text:style-name="T1">e </text:span><text:span text:style-name="T1">22</text:span><text:span text:style-name="T1">0,0</text:span><text:span text:style-name="T1">00 </text:span><text:span text:style-name="T1">ILS </text:span><text:span text:style-name="T1">the </text:span><text:span text:style-name="T1">tax </text:span><text:span text:style-name="T1">is </text:span><text:span text:style-name="T1">50</text:span><text:span text:style-name="T1">%.</text:span></text:p>
            <text:p text:style-name="P18"><text:span text:style-name="T1">Dr</text:span><text:span text:style-name="T1">aw </text:span><text:span text:style-name="T1">a </text:span><text:span text:style-name="T1">flo</text:span><text:span text:style-name="T1">wc</text:span><text:span text:style-name="T1">har</text:span><text:span text:style-name="T1">t </text:span><text:span text:style-name="T1">tha</text:span><text:span text:style-name="T1">t </text:span><text:span text:style-name="T1">wo</text:span><text:span text:style-name="T1">uld </text:span><text:span text:style-name="T1">rea</text:span><text:span text:style-name="T1">d </text:span><text:span text:style-name="T1">the </text:span><text:span text:style-name="T1">na</text:span><text:span text:style-name="T1">me </text:span><text:span text:style-name="T1">an</text:span><text:span text:style-name="T1">d </text:span><text:span text:style-name="T1">inc</text:span><text:span text:style-name="T1">om</text:span><text:span text:style-name="T1">e </text:span><text:span text:style-name="T1">of </text:span><text:span text:style-name="T1">an </text:span><text:span text:style-name="T1">ide</text:span><text:span text:style-name="T1">pe</text:span><text:span text:style-name="T1">nd</text:span><text:span text:style-name="T1">ant </text:span><text:span text:style-name="T1">wo</text:span><text:span text:style-name="T1">rke</text:span><text:span text:style-name="T1">r </text:span><text:span text:style-name="T1">an</text:span><text:span text:style-name="T1">d </text:span><text:span text:style-name="T1">pri</text:span><text:span text:style-name="T1">nts </text:span><text:span text:style-name="T1">the </text:span><text:span text:style-name="T1">tax </text:span><text:span text:style-name="T1">tha</text:span><text:span text:style-name="T1">t </text:span><text:span text:style-name="T1">the</text:span><text:span text:style-name="T1">y </text:span><text:span text:style-name="T1">sh</text:span><text:span text:style-name="T1">oul</text:span><text:span text:style-name="T1">d </text:span><text:span text:style-name="T1">pa</text:span><text:span text:style-name="T1">y.</text:span></text:p>
          </draw:text-box>
        </draw:frame>
        <draw:custom-shape draw:style-name="gr17" draw:text-style-name="P20" xml:id="id168" draw:id="id168" draw:layer="layout" svg:width="2.1cm" svg:height="1.05cm" svg:x="7.438cm" svg:y="6.521cm">
          <text:p text:style-name="P19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6" xml:id="id172" draw:id="id172" draw:layer="layout" svg:width="2.1cm" svg:height="1.05cm" svg:x="1.964cm" svg:y="27.08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0" draw:text-style-name="P20" xml:id="id169" draw:id="id169" draw:layer="layout" svg:width="6.99cm" svg:height="1.15cm" svg:x="11.223cm" svg:y="6.684cm">
          <text:p text:style-name="P19">name, pay</text:p>
          <text:p text:style-name="P19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21" draw:layer="layout" draw:type="line" svg:x1="9.538cm" svg:y1="7.046cm" svg:x2="11.223cm" svg:y2="7.259cm" draw:start-shape="id168" draw:start-glue-point="7" draw:end-shape="id169" draw:end-glue-point="5" svg:d="M9538 7046l1685 213" svg:viewBox="0 0 1686 214">
          <text:p/>
        </draw:connector>
        <draw:custom-shape draw:style-name="gr100" draw:text-style-name="P13" draw:layer="layout" svg:width="4.892cm" svg:height="6.574cm" svg:x="1.546cm" svg:y="6.169cm">
          <text:p text:style-name="P11">Glossary:</text:p>
          <text:p text:style-name="P11">worker name</text:p>
          <text:p text:style-name="P11"><text:tab/> ... name</text:p>
          <text:p text:style-name="P11">worker income</text:p>
          <text:p text:style-name="P11"><text:tab/> ... pay</text:p>
          <text:p text:style-name="P11">expected tax</text:p>
          <text:p text:style-name="P11"><text:tab/> ... tax</text:p>
          <text:p text:style-name="P11"/>
          <text:p text:style-name="P12"/>
          <draw:enhanced-geometry svg:viewBox="0 0 21600 21600" draw:type="rectangle" draw:enhanced-path="M 0 0 L 21600 0 21600 21600 0 21600 0 0 Z N"/>
        </draw:custom-shape>
        <draw:custom-shape draw:style-name="gr101" draw:text-style-name="P23" xml:id="id170" draw:id="id170" draw:layer="layout" svg:width="3.619cm" svg:height="1.977cm" svg:x="13.946cm" svg:y="9.291cm">
          <text:p text:style-name="P22">pay &gt; 2300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2" draw:text-style-name="P25" xml:id="id171" draw:id="id171" draw:layer="layout" svg:width="8.971cm" svg:height="1.974cm" svg:x="7.08cm" svg:y="26.396cm">
          <text:p text:style-name="P24">"For the total income of ", <text:s/>pay, " the independant worker ", name, " should pay ", tax, " ILS in taxes."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89" draw:text-style-name="P3" draw:layer="layout" svg:x1="18.213cm" svg:y1="7.259cm" svg:x2="15.756cm" svg:y2="9.291cm" draw:start-shape="id169" draw:start-glue-point="7" draw:end-shape="id170" draw:end-glue-point="4" svg:d="M18213 7259h502v1304h-2959v728" svg:viewBox="0 0 2960 2033">
          <text:p/>
        </draw:connector>
        <draw:custom-shape draw:style-name="gr103" draw:text-style-name="P27" xml:id="id179" draw:id="id179" draw:layer="layout" svg:width="3.978cm" svg:height="1.455cm" svg:x="1.257cm" svg:y="20.617cm">
          <text:p text:style-name="P26">tax = (pay - 220000) * 0.5 + 68100</text:p>
          <draw:enhanced-geometry svg:viewBox="0 0 21600 21600" draw:type="rectangle" draw:enhanced-path="M 0 0 L 21600 0 21600 21600 0 21600 0 0 Z N"/>
        </draw:custom-shape>
        <draw:connector draw:style-name="gr104" draw:text-style-name="P3" draw:layer="layout" draw:type="line" svg:x1="7.08cm" svg:y1="27.383cm" svg:x2="4.064cm" svg:y2="27.605cm" draw:start-shape="id171" draw:start-glue-point="5" draw:end-shape="id172" draw:end-glue-point="7" svg:d="M7080 27383l-3016 222" svg:viewBox="0 0 3017 223">
          <text:p/>
        </draw:connector>
        <draw:custom-shape draw:style-name="gr103" draw:text-style-name="P27" xml:id="id173" draw:id="id173" draw:layer="layout" svg:width="3.978cm" svg:height="1.455cm" svg:x="15.742cm" svg:y="12.084cm">
          <text:p text:style-name="P26">tax = pay * 0.1</text:p>
          <draw:enhanced-geometry svg:viewBox="0 0 21600 21600" draw:type="rectangle" draw:enhanced-path="M 0 0 L 21600 0 21600 21600 0 21600 0 0 Z N"/>
        </draw:custom-shape>
        <draw:custom-shape draw:style-name="gr101" draw:text-style-name="P23" xml:id="id174" draw:id="id174" draw:layer="layout" svg:width="3.619cm" svg:height="1.977cm" svg:x="9.91cm" svg:y="11.341cm">
          <text:p text:style-name="P22">pay &gt; 4600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5" draw:text-style-name="P23" xml:id="id176" draw:id="id176" draw:layer="layout" svg:width="3.918cm" svg:height="1.977cm" svg:x="6.151cm" svg:y="13.833cm">
          <text:p text:style-name="P22">pay &gt; 12000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6" draw:text-style-name="P23" xml:id="id177" draw:id="id177" draw:layer="layout" svg:width="4.138cm" svg:height="1.977cm" svg:x="2.8cm" svg:y="16.082cm">
          <text:p text:style-name="P22">pay &gt; 22000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3" draw:text-style-name="P27" xml:id="id180" draw:id="id180" draw:layer="layout" svg:width="3.978cm" svg:height="1.455cm" svg:x="6.129cm" svg:y="19.338cm">
          <text:p text:style-name="P26">tax = (pay - 120000) * 0.4 + 28100</text:p>
          <draw:enhanced-geometry svg:viewBox="0 0 21600 21600" draw:type="rectangle" draw:enhanced-path="M 0 0 L 21600 0 21600 21600 0 21600 0 0 Z N"/>
        </draw:custom-shape>
        <draw:custom-shape draw:style-name="gr103" draw:text-style-name="P27" xml:id="id178" draw:id="id178" draw:layer="layout" svg:width="3.978cm" svg:height="1.455cm" svg:x="9.194cm" svg:y="16.604cm">
          <text:p text:style-name="P26">tax = (pay - 46000) * 0.3 + 6900</text:p>
          <draw:enhanced-geometry svg:viewBox="0 0 21600 21600" draw:type="rectangle" draw:enhanced-path="M 0 0 L 21600 0 21600 21600 0 21600 0 0 Z N"/>
        </draw:custom-shape>
        <draw:custom-shape draw:style-name="gr103" draw:text-style-name="P27" xml:id="id175" draw:id="id175" draw:layer="layout" svg:width="3.978cm" svg:height="1.455cm" svg:x="12.104cm" svg:y="14.399cm">
          <text:p text:style-name="P26">tax = (pay - 23000) * 0.2 + 2300</text:p>
          <draw:enhanced-geometry svg:viewBox="0 0 21600 21600" draw:type="rectangle" draw:enhanced-path="M 0 0 L 21600 0 21600 21600 0 21600 0 0 Z N"/>
        </draw:custom-shape>
        <draw:connector draw:style-name="gr107" draw:text-style-name="P3" draw:layer="layout" svg:x1="17.565cm" svg:y1="10.28cm" svg:x2="17.731cm" svg:y2="12.084cm" draw:start-shape="id170" draw:start-glue-point="7" draw:end-shape="id173" draw:end-glue-point="0" svg:d="M17565 10280h166v1804" svg:viewBox="0 0 167 1805">
          <text:p/>
        </draw:connector>
        <draw:connector draw:style-name="gr108" draw:text-style-name="P3" draw:layer="layout" svg:x1="13.946cm" svg:y1="10.28cm" svg:x2="11.72cm" svg:y2="11.341cm" draw:start-shape="id170" draw:start-glue-point="5" draw:end-shape="id174" draw:end-glue-point="4" svg:d="M13946 10280h-2226v1061" svg:viewBox="0 0 2227 1062">
          <text:p/>
        </draw:connector>
        <draw:connector draw:style-name="gr109" draw:text-style-name="P3" draw:layer="layout" svg:x1="13.529cm" svg:y1="12.33cm" svg:x2="14.093cm" svg:y2="14.399cm" draw:start-shape="id174" draw:start-glue-point="7" draw:end-shape="id175" draw:end-glue-point="0" svg:d="M13529 12330h564v2069" svg:viewBox="0 0 565 2070">
          <text:p/>
        </draw:connector>
        <draw:connector draw:style-name="gr110" draw:text-style-name="P3" draw:layer="layout" svg:x1="9.91cm" svg:y1="12.33cm" svg:x2="8.11cm" svg:y2="13.833cm" draw:start-shape="id174" draw:start-glue-point="5" draw:end-shape="id176" draw:end-glue-point="4" svg:d="M9910 12330h-1800v1503" svg:viewBox="0 0 1801 1504">
          <text:p/>
        </draw:connector>
        <draw:connector draw:style-name="gr111" draw:text-style-name="P3" draw:layer="layout" svg:x1="6.151cm" svg:y1="14.822cm" svg:x2="4.869cm" svg:y2="16.082cm" draw:start-shape="id176" draw:start-glue-point="5" draw:end-shape="id177" draw:end-glue-point="4" svg:d="M6151 14822h-1282v1260" svg:viewBox="0 0 1283 1261">
          <text:p/>
        </draw:connector>
        <draw:connector draw:style-name="gr112" draw:text-style-name="P3" draw:layer="layout" svg:x1="10.069cm" svg:y1="14.822cm" svg:x2="11.183cm" svg:y2="16.604cm" draw:start-shape="id176" draw:start-glue-point="7" draw:end-shape="id178" draw:end-glue-point="0" svg:d="M10069 14822h1114v1782" svg:viewBox="0 0 1115 1783">
          <text:p/>
        </draw:connector>
        <draw:connector draw:style-name="gr113" draw:text-style-name="P3" draw:layer="layout" svg:x1="2.8cm" svg:y1="17.071cm" svg:x2="3.246cm" svg:y2="20.617cm" draw:start-shape="id177" draw:start-glue-point="5" draw:end-shape="id179" draw:end-glue-point="0" svg:d="M2800 17071h-501v2267h947v1279" svg:viewBox="0 0 948 3547">
          <text:p/>
        </draw:connector>
        <draw:connector draw:style-name="gr114" draw:text-style-name="P3" draw:layer="layout" svg:x1="6.938cm" svg:y1="17.071cm" svg:x2="8.118cm" svg:y2="19.338cm" draw:start-shape="id177" draw:start-glue-point="7" draw:end-shape="id180" draw:end-glue-point="0" svg:d="M6938 17071h1180v2267" svg:viewBox="0 0 1181 2268">
          <text:p/>
        </draw:connector>
        <draw:connector draw:style-name="gr115" draw:text-style-name="P3" draw:layer="layout" draw:line-skew="-0.598cm" svg:x1="3.246cm" svg:y1="22.072cm" svg:x2="11.566cm" svg:y2="26.396cm" draw:start-shape="id179" draw:start-glue-point="2" draw:end-shape="id171" draw:end-glue-point="4" svg:d="M3246 22072v1564h8320v2760" svg:viewBox="0 0 8321 4325">
          <text:p/>
        </draw:connector>
        <draw:connector draw:style-name="gr116" draw:text-style-name="P3" draw:layer="layout" svg:x1="8.118cm" svg:y1="20.793cm" svg:x2="11.566cm" svg:y2="26.396cm" draw:start-shape="id180" draw:start-glue-point="2" draw:end-shape="id171" draw:end-glue-point="4" svg:d="M8118 20793v2801h3448v2802" svg:viewBox="0 0 3449 5604">
          <text:p/>
        </draw:connector>
        <draw:connector draw:style-name="gr117" draw:text-style-name="P3" draw:layer="layout" draw:line-skew="1.453cm" svg:x1="11.183cm" svg:y1="18.059cm" svg:x2="11.566cm" svg:y2="26.396cm" draw:start-shape="id178" draw:start-glue-point="2" draw:end-shape="id171" draw:end-glue-point="4" svg:d="M11183 18059v5621h383v2716" svg:viewBox="0 0 384 8338">
          <text:p/>
        </draw:connector>
        <draw:connector draw:style-name="gr118" draw:text-style-name="P3" draw:layer="layout" draw:line-skew="2.489cm" svg:x1="14.093cm" svg:y1="15.854cm" svg:x2="11.566cm" svg:y2="26.396cm" draw:start-shape="id175" draw:start-glue-point="2" draw:end-shape="id171" draw:end-glue-point="4" svg:d="M14093 15854v7760h-2527v2782" svg:viewBox="0 0 2528 10543">
          <text:p/>
        </draw:connector>
        <draw:connector draw:style-name="gr119" draw:text-style-name="P3" draw:layer="layout" draw:line-skew="3.603cm" svg:x1="17.731cm" svg:y1="13.539cm" svg:x2="11.566cm" svg:y2="26.396cm" draw:start-shape="id173" draw:start-glue-point="2" draw:end-shape="id171" draw:end-glue-point="4" svg:d="M17731 13539v10031h-6165v2826" svg:viewBox="0 0 6166 12858">
          <text:p/>
        </draw:connector>
      </draw:page>
      <draw:page draw:name="page24" draw:style-name="dp1" draw:master-page-name="Default">
        <draw:frame draw:style-name="gr14" draw:text-style-name="P5" draw:layer="layout" svg:width="17.771cm" svg:height="2.337cm" svg:x="1.699cm" svg:y="1.478cm">
          <draw:text-box>
            <text:p text:style-name="P4"><text:span text:style-name="T1">Chapt</text:span><text:span text:style-name="T1">er 5 </text:span><text:span text:style-name="T1">Exerc</text:span><text:span text:style-name="T1">ise <text:s/>: </text:span></text:p>
          </draw:text-box>
        </draw:frame>
      </draw:page>
      <draw:page draw:name="page2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6T21:59:31.721142268</meta:creation-date>
    <meta:generator>LibreOffice/7.3.5.2$Linux_X86_64 LibreOffice_project/30$Build-2</meta:generator>
    <dc:date>2022-09-17T14:57:21.183990988</dc:date>
    <meta:editing-duration>PT2H14M52S</meta:editing-duration>
    <meta:editing-cycles>22</meta:editing-cycles>
    <meta:document-statistic meta:object-count="401"/>
  </office:meta>
</office:document-meta>
</file>

<file path=Object 1/content.xml><?xml version="1.0" encoding="utf-8"?>
<math xmlns="http://www.w3.org/1998/Math/MathML" display="block"/>
</file>